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52" style:family="paragraph" style:parent-style-name="Table_20_Contents">
      <style:paragraph-properties fo:text-align="center" style:justify-single-word="false"/>
      <style:text-properties fo:color="#0000ff" style:font-name="Arial" fo:font-size="9pt" fo:font-weight="bold" officeooo:rsid="07529522" officeooo:paragraph-rsid="07529522"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fo:color="#0000ff" style:font-name="Arial" fo:font-size="9pt" fo:font-weight="bold" officeooo:rsid="05cce1fd" officeooo:paragraph-rsid="05cce1fd"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fo:color="#0000ff" style:font-name="Arial" fo:font-size="9pt" fo:font-weight="bold" officeooo:rsid="0014a300" officeooo:paragraph-rsid="0014a300" style:font-size-asian="9pt" style:font-weight-asian="bold" style:font-size-complex="9pt" style:font-weight-complex="bold"/>
    </style:style>
    <style:style style:name="P55" style:family="paragraph" style:parent-style-name="Table_20_Contents">
      <style:paragraph-properties fo:text-align="center" style:justify-single-word="false"/>
      <style:text-properties fo:color="#0000ff" style:font-name="Arial" fo:font-size="9pt" fo:font-weight="bold" officeooo:rsid="0014a300" officeooo:paragraph-rsid="0015e613" style:font-size-asian="9pt" style:font-weight-asian="bold" style:font-size-complex="9pt" style:font-weight-complex="bold"/>
    </style:style>
    <style:style style:name="P56" style:family="paragraph" style:parent-style-name="Table_20_Contents">
      <style:paragraph-properties fo:text-align="center" style:justify-single-word="false" style:vertical-align="middle"/>
      <style:text-properties fo:color="#0000ff" style:font-name="Arial" fo:font-size="8pt" officeooo:rsid="05cce1fd" officeooo:paragraph-rsid="05cce1fd" style:font-size-asian="8pt" style:font-size-complex="8pt"/>
    </style:style>
    <style:style style:name="P57" style:family="paragraph" style:parent-style-name="Table_20_Contents">
      <style:paragraph-properties fo:text-align="center" style:justify-single-word="false" style:vertical-align="middle"/>
      <style:text-properties fo:color="#0000ff" style:font-name="Arial" fo:font-size="8pt" officeooo:rsid="0015e613" officeooo:paragraph-rsid="0015e613" style:font-size-asian="8pt" style:font-size-complex="8pt"/>
    </style:style>
    <style:style style:name="P58" style:family="paragraph" style:parent-style-name="Table_20_Contents">
      <style:paragraph-properties fo:text-align="center" style:justify-single-word="false" style:vertical-align="middle"/>
      <style:text-properties fo:color="#0000ff" style:font-name="Arial" fo:font-size="8pt" officeooo:rsid="080af94f" officeooo:paragraph-rsid="080af94f" style:font-size-asian="8pt" style:font-size-complex="8pt"/>
    </style:style>
    <style:style style:name="P59" style:family="paragraph" style:parent-style-name="Table_20_Contents">
      <style:paragraph-properties fo:text-align="center" style:justify-single-word="false" style:vertical-align="middle"/>
      <style:text-properties fo:color="#0000ff" style:font-name="Arial" fo:font-size="8pt" officeooo:rsid="03c01462" officeooo:paragraph-rsid="0740ed8f" style:font-size-asian="8pt" style:font-size-complex="8pt"/>
    </style:style>
    <style:style style:name="P60" style:family="paragraph" style:parent-style-name="Table_20_Contents">
      <style:paragraph-properties fo:text-align="center" style:justify-single-word="false" style:vertical-align="middle"/>
      <style:text-properties fo:color="#0000ff" style:font-name="Arial" fo:font-size="8pt" style:font-size-asian="8pt" style:font-size-complex="8pt"/>
    </style:style>
    <style:style style:name="P61" style:family="paragraph" style:parent-style-name="Table_20_Contents">
      <style:paragraph-properties fo:text-align="justify" style:justify-single-word="false" style:vertical-align="middle"/>
      <style:text-properties fo:color="#0000ff" style:font-name="Arial" fo:font-size="8pt" officeooo:rsid="0015e613" officeooo:paragraph-rsid="074129b1" fo:background-color="transparent" style:font-size-asian="8pt" style:font-size-complex="8pt"/>
    </style:style>
    <style:style style:name="P62" style:family="paragraph" style:parent-style-name="Table_20_Contents">
      <style:paragraph-properties fo:text-align="start" style:justify-single-word="false" style:vertical-align="middle"/>
      <style:text-properties fo:color="#0000ff" style:font-name="Arial" fo:font-size="8pt" fo:font-weight="bold" officeooo:rsid="05cce1fd" officeooo:paragraph-rsid="05cce1fd" style:font-size-asian="8pt" style:font-weight-asian="bold" style:font-size-complex="8pt" style:font-weight-complex="bold"/>
    </style:style>
    <style:style style:name="P6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ac7a7"/>
    </style:style>
    <style:style style:name="P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ac7a7" style:font-size-asian="10pt" style:font-size-complex="10pt"/>
    </style:style>
    <style:style style:name="P1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1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ff" style:font-name="Arial" fo:font-size="10pt" fo:font-weight="normal" officeooo:rsid="00aec80c" officeooo:paragraph-rsid="00aec80c" style:font-size-asian="10pt" style:font-weight-asian="normal" style:font-size-complex="10pt" style:font-weight-complex="normal"/>
    </style:style>
    <style:style style:name="P1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0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107"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08"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fo:color="#0000cc" officeooo:paragraph-rsid="031d0019"/>
    </style:style>
    <style:style style:name="P109"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1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8840073" style:font-size-asian="10pt" style:font-size-complex="10pt"/>
    </style:style>
    <style:style style:name="P1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840073" style:font-size-asian="10pt" style:font-size-complex="10pt"/>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840073" style:font-size-asian="10pt" style:font-size-complex="10pt"/>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840073" style:font-size-asian="10pt" style:font-size-complex="10pt"/>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840073" style:font-size-asian="10pt" style:font-size-complex="10pt"/>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1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1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weight-asian="bold" style:font-size-complex="10pt" style:font-weight-complex="bold"/>
    </style:style>
    <style:style style:name="P1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size-complex="10pt"/>
    </style:style>
    <style:style style:name="P1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fff200" style:font-size-asian="10pt" style:font-weight-asian="bold" style:font-size-complex="10pt" style:font-weight-complex="bold"/>
    </style:style>
    <style:style style:name="P1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00cc33" style:font-size-asian="10pt" style:font-size-complex="10pt"/>
    </style:style>
    <style:style style:name="P1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3126" fo:background-color="#81d41a" style:font-size-asian="10pt" style:font-size-complex="10pt"/>
    </style:style>
    <style:style style:name="P12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8840073" style:font-size-asian="8pt" style:font-style-asian="italic" style:font-size-complex="8pt" style:font-style-complex="italic"/>
    </style:style>
    <style:style style:name="P12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3c6872" officeooo:paragraph-rsid="086061aa" style:font-size-asian="10pt" style:font-size-complex="10pt"/>
    </style:style>
    <style:style style:name="P12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0efde" officeooo:paragraph-rsid="086061aa" style:font-size-asian="10pt" style:font-size-complex="10pt"/>
    </style:style>
    <style:style style:name="P12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4eacdb" officeooo:paragraph-rsid="084eacdb" style:font-size-asian="10pt" style:font-size-complex="10pt"/>
    </style:style>
    <style:style style:name="P12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271c0" officeooo:paragraph-rsid="08c1adb5" style:font-size-asian="10pt" style:font-size-complex="10pt"/>
    </style:style>
    <style:style style:name="P12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00" style:font-name="Arial" fo:font-size="10pt" fo:letter-spacing="normal" fo:font-style="normal" fo:font-weight="normal" officeooo:paragraph-rsid="08f37fbc" fo:background-color="#81d41a" style:font-size-asian="10pt" style:font-size-complex="10pt"/>
    </style:style>
    <style:style style:name="P130"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3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3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3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3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3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3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3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138"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9"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40"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41"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42"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43"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fo:color="#0000ff" style:font-name="Arial" fo:font-size="10pt" officeooo:rsid="00b109c3" officeooo:paragraph-rsid="00b109c3" fo:background-color="transparent" style:font-size-asian="10pt" style:font-size-complex="10pt"/>
    </style:style>
    <style:style style:name="P144"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45"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46" style:family="paragraph" style:parent-style-name="Text_20_body">
      <style:paragraph-properties fo:margin-top="0.212cm" fo:margin-bottom="0.212cm" loext:contextual-spacing="false" fo:text-align="justify" style:justify-single-word="false" fo:orphans="2" fo:widows="2"/>
      <style:text-properties fo:color="#0000ff" officeooo:paragraph-rsid="02ce7a80"/>
    </style:style>
    <style:style style:name="P147" style:family="paragraph" style:parent-style-name="Text_20_body">
      <style:paragraph-properties fo:margin-top="0.212cm" fo:margin-bottom="0.212cm" loext:contextual-spacing="false" fo:text-align="justify" style:justify-single-word="false" fo:orphans="2" fo:widows="2"/>
      <style:text-properties fo:color="#0000ff" officeooo:paragraph-rsid="070865b3"/>
    </style:style>
    <style:style style:name="P148" style:family="paragraph" style:parent-style-name="Text_20_body">
      <style:paragraph-properties fo:margin-top="0.212cm" fo:margin-bottom="0.212cm" loext:contextual-spacing="false" fo:text-align="justify" style:justify-single-word="false" fo:orphans="2" fo:widows="2"/>
      <style:text-properties fo:color="#0000ff" officeooo:paragraph-rsid="08915512"/>
    </style:style>
    <style:style style:name="P149" style:family="paragraph" style:parent-style-name="Text_20_body">
      <style:paragraph-properties fo:margin-top="0.212cm" fo:margin-bottom="0.212cm" loext:contextual-spacing="false" fo:text-align="justify" style:justify-single-word="false" fo:orphans="2" fo:widows="2"/>
      <style:text-properties fo:color="#0000ff" officeooo:rsid="006ca2b5" officeooo:paragraph-rsid="0713858f"/>
    </style:style>
    <style:style style:name="P150" style:family="paragraph" style:parent-style-name="Text_20_body">
      <style:paragraph-properties fo:margin-top="0.212cm" fo:margin-bottom="0.212cm" loext:contextual-spacing="false" fo:text-align="justify" style:justify-single-word="false" fo:orphans="2" fo:widows="2"/>
      <style:text-properties fo:color="#0000ff" officeooo:rsid="0075c6c1" officeooo:paragraph-rsid="016648ec"/>
    </style:style>
    <style:style style:name="P151"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152" style:family="paragraph" style:parent-style-name="Text_20_body">
      <style:paragraph-properties fo:margin-top="0.212cm" fo:margin-bottom="0.212cm" loext:contextual-spacing="false" fo:text-align="justify" style:justify-single-word="false" fo:orphans="2" fo:widows="2"/>
      <style:text-properties fo:font-variant="normal" fo:text-transform="none" fo:color="#0000ff" style:font-name="Arial" fo:font-size="10pt" fo:letter-spacing="normal" fo:font-style="normal" fo:font-weight="normal" officeooo:rsid="006d1e05" officeooo:paragraph-rsid="016648ec" style:font-size-asian="10pt" style:font-size-complex="10pt"/>
    </style:style>
    <style:style style:name="P153" style:family="paragraph" style:parent-style-name="Standard">
      <style:paragraph-properties fo:margin-top="0.212cm" fo:margin-bottom="0.212cm" loext:contextual-spacing="false" fo:text-align="start" style:justify-single-word="false" fo:orphans="2" fo:widows="2"/>
      <style:text-properties fo:font-variant="normal" fo:text-transform="none" fo:color="#0000cc"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5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5"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56"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5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5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5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6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61"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62"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63"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64"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6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6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6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6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6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7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7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7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7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7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7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7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7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7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7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8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8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8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8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8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9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9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9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9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9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9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9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9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9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19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20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201"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202"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203"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204"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20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206"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207"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208"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209"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21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1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12"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13" style:family="paragraph" style:parent-style-name="Text_20_body" style:list-style-name="L1">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214"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918d0ee"/>
    </style:style>
    <style:style style:name="P2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78293b8" fo:background-color="transparent" loext:char-shading-value="0"/>
    </style:style>
    <style:style style:name="T6" style:family="text">
      <style:text-properties fo:font-variant="normal" fo:text-transform="none" fo:letter-spacing="normal" fo:font-style="normal" fo:font-weight="normal" officeooo:rsid="06828e5a"/>
    </style:style>
    <style:style style:name="T7" style:family="text">
      <style:text-properties fo:font-variant="normal" fo:text-transform="none" fo:letter-spacing="normal" fo:font-style="normal" fo:font-weight="normal" officeooo:rsid="078119f8"/>
    </style:style>
    <style:style style:name="T8" style:family="text">
      <style:text-properties fo:font-variant="normal" fo:text-transform="none" fo:letter-spacing="normal" fo:font-style="normal" fo:font-weight="normal" officeooo:rsid="042a70a0"/>
    </style:style>
    <style:style style:name="T9" style:family="text">
      <style:text-properties fo:font-variant="normal" fo:text-transform="none" fo:letter-spacing="normal" fo:font-style="normal" fo:font-weight="normal" officeooo:rsid="042c21c7"/>
    </style:style>
    <style:style style:name="T10" style:family="text">
      <style:text-properties fo:font-variant="normal" fo:text-transform="none" fo:letter-spacing="normal" fo:font-style="normal" fo:font-weight="normal" fo:background-color="#fff200" loext:char-shading-value="0"/>
    </style:style>
    <style:style style:name="T11" style:family="text">
      <style:text-properties fo:font-variant="normal" fo:text-transform="none" fo:letter-spacing="normal" fo:font-style="normal" fo:font-weight="normal" officeooo:rsid="068fb3c0" fo:background-color="#fff200" loext:char-shading-value="0"/>
    </style:style>
    <style:style style:name="T12" style:family="text">
      <style:text-properties fo:font-variant="normal" fo:text-transform="none" fo:letter-spacing="normal" fo:font-style="normal" officeooo:rsid="046a2048"/>
    </style:style>
    <style:style style:name="T13" style:family="text">
      <style:text-properties fo:font-variant="normal" fo:text-transform="none" fo:letter-spacing="normal" fo:font-style="normal" officeooo:rsid="068422c9"/>
    </style:style>
    <style:style style:name="T14" style:family="text">
      <style:text-properties fo:font-variant="normal" fo:text-transform="none" fo:letter-spacing="normal" fo:font-style="normal" officeooo:rsid="06857014"/>
    </style:style>
    <style:style style:name="T15" style:family="text">
      <style:text-properties fo:font-variant="normal" fo:text-transform="none" fo:letter-spacing="normal" fo:font-style="normal" officeooo:rsid="047fc688"/>
    </style:style>
    <style:style style:name="T16" style:family="text">
      <style:text-properties fo:font-variant="normal" fo:text-transform="none" fo:letter-spacing="normal" fo:font-style="normal" officeooo:rsid="046dbe1f"/>
    </style:style>
    <style:style style:name="T17" style:family="text">
      <style:text-properties fo:font-variant="normal" fo:text-transform="none" fo:letter-spacing="normal" fo:font-style="normal" officeooo:rsid="046f9c42"/>
    </style:style>
    <style:style style:name="T18" style:family="text">
      <style:text-properties fo:font-variant="normal" fo:text-transform="none" fo:letter-spacing="normal" fo:font-style="normal" officeooo:rsid="047f8e46"/>
    </style:style>
    <style:style style:name="T19" style:family="text">
      <style:text-properties fo:font-variant="normal" fo:text-transform="none" fo:letter-spacing="normal" fo:font-style="normal" officeooo:rsid="068cfef6"/>
    </style:style>
    <style:style style:name="T20" style:family="text">
      <style:text-properties fo:font-variant="normal" fo:text-transform="none" fo:letter-spacing="normal" fo:font-style="normal" officeooo:rsid="068db258"/>
    </style:style>
    <style:style style:name="T21" style:family="text">
      <style:text-properties fo:font-variant="normal" fo:text-transform="none" fo:letter-spacing="normal" fo:font-style="normal" style:font-weight-asian="bold" style:font-weight-complex="bold"/>
    </style:style>
    <style:style style:name="T22" style:family="text">
      <style:text-properties fo:font-variant="normal" fo:text-transform="none" fo:letter-spacing="normal" fo:font-style="normal" officeooo:rsid="06b0caa5" style:font-weight-asian="bold" style:font-weight-complex="bold"/>
    </style:style>
    <style:style style:name="T23" style:family="text">
      <style:text-properties fo:font-variant="normal" fo:text-transform="none" fo:letter-spacing="normal" fo:font-style="normal" officeooo:rsid="078293b8" style:font-weight-asian="bold" style:font-weight-complex="bold"/>
    </style:style>
    <style:style style:name="T24" style:family="text">
      <style:text-properties fo:font-variant="normal" fo:text-transform="none" fo:letter-spacing="normal" fo:font-style="normal" officeooo:rsid="078119f8"/>
    </style:style>
    <style:style style:name="T25" style:family="text">
      <style:text-properties fo:font-variant="normal" fo:text-transform="none" fo:letter-spacing="normal" fo:font-style="normal" officeooo:rsid="078293b8"/>
    </style:style>
    <style:style style:name="T26" style:family="text">
      <style:text-properties fo:font-variant="normal" fo:text-transform="none" style:font-name="Arial" fo:font-size="10pt" fo:letter-spacing="normal" fo:font-style="normal" fo:font-weight="normal" style:font-size-asian="10pt" style:font-size-complex="10pt"/>
    </style:style>
    <style:style style:name="T27" style:family="text">
      <style:text-properties fo:font-variant="normal" fo:text-transform="none" style:font-name="Arial" fo:font-size="10pt" fo:letter-spacing="normal" fo:font-style="normal" fo:font-weight="normal" officeooo:rsid="006d0e37" style:font-size-asian="10pt" style:font-size-complex="10pt"/>
    </style:style>
    <style:style style:name="T28" style:family="text">
      <style:text-properties fo:font-variant="normal" fo:text-transform="none" style:font-name="Arial" fo:font-size="10pt" fo:letter-spacing="normal" fo:font-style="normal" fo:font-weight="normal" officeooo:rsid="006d7d50" style:font-size-asian="10pt" style:font-size-complex="10pt"/>
    </style:style>
    <style:style style:name="T29" style:family="text">
      <style:text-properties fo:font-variant="normal" fo:text-transform="none" style:font-name="Arial" fo:font-size="10pt" fo:letter-spacing="normal" fo:font-style="normal" fo:font-weight="normal" officeooo:rsid="006f1c4b" style:font-size-asian="10pt" style:font-size-complex="10pt"/>
    </style:style>
    <style:style style:name="T30" style:family="text">
      <style:text-properties fo:font-variant="normal" fo:text-transform="none" style:font-name="Arial" fo:font-size="10pt" fo:letter-spacing="normal" fo:font-style="normal" fo:font-weight="normal" officeooo:rsid="00709db0" style:font-size-asian="10pt" style:font-size-complex="10pt"/>
    </style:style>
    <style:style style:name="T31" style:family="text">
      <style:text-properties fo:font-variant="normal" fo:text-transform="none" style:font-name="Arial" fo:font-size="10pt" fo:letter-spacing="normal" fo:font-style="normal" fo:font-weight="normal" officeooo:rsid="008f173a" style:font-size-asian="10pt" style:font-size-complex="10pt"/>
    </style:style>
    <style:style style:name="T32" style:family="text">
      <style:text-properties fo:font-variant="normal" fo:text-transform="none" style:font-name="Arial" fo:font-size="10pt" fo:letter-spacing="normal" fo:font-style="normal" fo:font-weight="normal" officeooo:rsid="008fd60e" style:font-size-asian="10pt" style:font-size-complex="10pt"/>
    </style:style>
    <style:style style:name="T33" style:family="text">
      <style:text-properties fo:font-variant="normal" fo:text-transform="none" style:font-name="Arial" fo:font-size="10pt" fo:letter-spacing="normal" fo:font-style="normal" fo:font-weight="normal" officeooo:rsid="00918122" style:font-size-asian="10pt" style:font-size-complex="10pt"/>
    </style:style>
    <style:style style:name="T34" style:family="text">
      <style:text-properties fo:font-variant="normal" fo:text-transform="none" style:font-name="Arial" fo:font-size="10pt" fo:letter-spacing="normal" fo:font-style="normal" fo:font-weight="normal" officeooo:rsid="009935f4" style:font-size-asian="10pt" style:font-size-complex="10pt"/>
    </style:style>
    <style:style style:name="T35" style:family="text">
      <style:text-properties fo:font-variant="normal" fo:text-transform="none" style:font-name="Arial" fo:font-size="10pt" fo:letter-spacing="normal" fo:font-style="normal" fo:font-weight="normal" officeooo:rsid="009b1910" style:font-size-asian="10pt" style:font-size-complex="10pt"/>
    </style:style>
    <style:style style:name="T36" style:family="text">
      <style:text-properties fo:font-variant="normal" fo:text-transform="none" style:font-name="Arial" fo:font-size="10pt" fo:letter-spacing="normal" fo:font-style="normal" fo:font-weight="normal" officeooo:rsid="01cd747d" style:font-size-asian="10pt" style:font-size-complex="10pt"/>
    </style:style>
    <style:style style:name="T37" style:family="text">
      <style:text-properties fo:font-variant="normal" fo:text-transform="none" style:font-name="Arial" fo:font-size="10pt" fo:letter-spacing="normal" fo:font-style="normal" fo:font-weight="normal" officeooo:rsid="01ce1136" style:font-size-asian="10pt" style:font-size-complex="10pt"/>
    </style:style>
    <style:style style:name="T38" style:family="text">
      <style:text-properties fo:font-variant="normal" fo:text-transform="none" style:font-name="Arial" fo:font-size="10pt" fo:letter-spacing="normal" fo:font-style="normal" fo:font-weight="normal" officeooo:rsid="013c9ab4" style:font-size-asian="10pt" style:font-size-complex="10pt"/>
    </style:style>
    <style:style style:name="T39" style:family="text">
      <style:text-properties fo:font-variant="normal" fo:text-transform="none" style:font-name="Arial" fo:font-size="10pt" fo:letter-spacing="normal" fo:font-style="normal" fo:font-weight="normal" officeooo:rsid="013b99f9" style:font-size-asian="10pt" style:font-size-complex="10pt"/>
    </style:style>
    <style:style style:name="T40" style:family="text">
      <style:text-properties fo:font-variant="normal" fo:text-transform="none" style:font-name="Arial" fo:font-size="10pt" fo:letter-spacing="normal" fo:font-style="normal" fo:font-weight="normal" officeooo:rsid="02c65bb0" style:font-size-asian="10pt" style:font-size-complex="10pt"/>
    </style:style>
    <style:style style:name="T41" style:family="text">
      <style:text-properties fo:font-variant="normal" fo:text-transform="none" style:font-name="Arial" fo:font-size="10pt" fo:letter-spacing="normal" fo:font-style="normal" fo:font-weight="normal" officeooo:rsid="02d1e58b" style:font-size-asian="10pt" style:font-size-complex="10pt"/>
    </style:style>
    <style:style style:name="T42" style:family="text">
      <style:text-properties fo:font-variant="normal" fo:text-transform="none" style:font-name="Arial" fo:font-size="10pt" fo:letter-spacing="normal" fo:font-style="normal" fo:font-weight="normal" officeooo:rsid="02d2cdab" style:font-size-asian="10pt" style:font-size-complex="10pt"/>
    </style:style>
    <style:style style:name="T43" style:family="text">
      <style:text-properties fo:font-variant="normal" fo:text-transform="none" style:font-name="Arial" fo:font-size="10pt" fo:letter-spacing="normal" fo:font-style="normal" fo:font-weight="normal" officeooo:rsid="02f75fc5" style:font-size-asian="10pt" style:font-size-complex="10pt"/>
    </style:style>
    <style:style style:name="T44" style:family="text">
      <style:text-properties fo:font-variant="normal" fo:text-transform="none" style:font-name="Arial" fo:font-size="10pt" fo:letter-spacing="normal" fo:font-style="normal" fo:font-weight="normal" officeooo:rsid="032e14dd" style:font-size-asian="10pt" style:font-size-complex="10pt"/>
    </style:style>
    <style:style style:name="T45" style:family="text">
      <style:text-properties fo:font-variant="normal" fo:text-transform="none" style:font-name="Arial" fo:font-size="10pt" fo:letter-spacing="normal" fo:font-style="normal" fo:font-weight="normal" officeooo:rsid="05e29519" style:font-size-asian="10pt" style:font-size-complex="10pt"/>
    </style:style>
    <style:style style:name="T46" style:family="text">
      <style:text-properties fo:font-variant="normal" fo:text-transform="none" style:font-name="Arial" fo:font-size="10pt" fo:letter-spacing="normal" fo:font-style="normal" fo:font-weight="normal" officeooo:rsid="05e2c41e" style:font-size-asian="10pt" style:font-size-complex="10pt"/>
    </style:style>
    <style:style style:name="T47" style:family="text">
      <style:text-properties fo:font-variant="normal" fo:text-transform="none" style:font-name="Arial" fo:font-size="10pt" fo:letter-spacing="normal" fo:font-style="normal" fo:font-weight="normal" officeooo:rsid="05e41029" style:font-size-asian="10pt" style:font-size-complex="10pt"/>
    </style:style>
    <style:style style:name="T48" style:family="text">
      <style:text-properties fo:font-variant="normal" fo:text-transform="none" style:font-name="Arial" fo:font-size="10pt" fo:letter-spacing="normal" fo:font-style="normal" fo:font-weight="normal" officeooo:rsid="0704ec8f" style:font-size-asian="10pt" style:font-size-complex="10pt"/>
    </style:style>
    <style:style style:name="T49" style:family="text">
      <style:text-properties fo:font-variant="normal" fo:text-transform="none" style:font-name="Arial" fo:font-size="10pt" fo:letter-spacing="normal" fo:font-style="normal" fo:font-weight="normal" officeooo:rsid="0139b33e" style:font-size-asian="10pt" style:font-size-complex="10pt"/>
    </style:style>
    <style:style style:name="T50" style:family="text">
      <style:text-properties fo:font-variant="normal" fo:text-transform="none" style:font-name="Arial" fo:font-size="10pt" fo:letter-spacing="normal" fo:font-style="normal" fo:font-weight="normal" officeooo:rsid="0092c0ff" style:font-size-asian="10pt" style:font-size-complex="10pt"/>
    </style:style>
    <style:style style:name="T51" style:family="text">
      <style:text-properties fo:font-variant="normal" fo:text-transform="none" style:font-name="Arial" fo:font-size="10pt" fo:letter-spacing="normal" fo:font-style="normal" fo:font-weight="normal" officeooo:rsid="03abe23d" style:font-size-asian="10pt" style:font-size-complex="10pt"/>
    </style:style>
    <style:style style:name="T52" style:family="text">
      <style:text-properties fo:font-variant="normal" fo:text-transform="none" style:font-name="Arial" fo:font-size="10pt" fo:letter-spacing="normal" fo:font-style="normal" fo:font-weight="normal" officeooo:rsid="0729314d" style:font-size-asian="10pt" style:font-size-complex="10pt"/>
    </style:style>
    <style:style style:name="T53" style:family="text">
      <style:text-properties fo:font-variant="normal" fo:text-transform="none" style:font-name="Arial" fo:font-size="10pt" fo:letter-spacing="normal" fo:font-style="normal" fo:font-weight="normal" officeooo:rsid="077b627e" style:font-size-asian="10pt" style:font-size-complex="10pt"/>
    </style:style>
    <style:style style:name="T54" style:family="text">
      <style:text-properties fo:font-variant="normal" fo:text-transform="none" style:font-name="Arial" fo:font-size="10pt" fo:letter-spacing="normal" fo:font-style="normal" fo:font-weight="normal" officeooo:rsid="06f6d857" style:font-size-asian="10pt" style:font-size-complex="10pt"/>
    </style:style>
    <style:style style:name="T55" style:family="text">
      <style:text-properties fo:font-variant="normal" fo:text-transform="none" style:font-name="Arial" fo:font-size="10pt" fo:letter-spacing="normal" fo:font-style="normal" fo:font-weight="normal" officeooo:rsid="06f8e57a" style:font-size-asian="10pt" style:font-size-complex="10pt"/>
    </style:style>
    <style:style style:name="T56" style:family="text">
      <style:text-properties fo:font-variant="normal" fo:text-transform="none" style:font-name="Arial" fo:font-size="10pt" fo:letter-spacing="normal" fo:font-style="normal" fo:font-weight="normal" officeooo:rsid="08783d17" style:font-size-asian="10pt" style:font-weight-asian="normal" style:font-size-complex="10pt" style:font-weight-complex="normal"/>
    </style:style>
    <style:style style:name="T57" style:family="text">
      <style:text-properties fo:font-variant="normal" fo:text-transform="none" style:font-name="Arial" fo:font-size="10pt" fo:letter-spacing="normal" fo:font-style="normal" fo:font-weight="normal" officeooo:rsid="06f6d857" style:font-size-asian="10pt" style:font-weight-asian="normal" style:font-size-complex="10pt" style:font-weight-complex="normal"/>
    </style:style>
    <style:style style:name="T58" style:family="text">
      <style:text-properties fo:font-variant="normal" fo:text-transform="none" style:font-name="Arial" fo:font-size="10pt" fo:letter-spacing="normal" fo:font-style="normal" fo:font-weight="normal" officeooo:rsid="08792130" style:font-size-asian="10pt" style:font-weight-asian="normal" style:font-size-complex="10pt" style:font-weight-complex="normal"/>
    </style:style>
    <style:style style:name="T59" style:family="text">
      <style:text-properties fo:font-variant="normal" fo:text-transform="none" style:font-name="Arial" fo:font-size="10pt" fo:letter-spacing="normal" fo:font-style="normal" fo:font-weight="normal" officeooo:rsid="0909e432" style:font-size-asian="10pt" style:font-weight-asian="normal" style:font-size-complex="10pt" style:font-weight-complex="normal"/>
    </style:style>
    <style:style style:name="T60"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62"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63"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64"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65"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66"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67"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68"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69"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70"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71"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72"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73"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74"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75"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76"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77"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78"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79"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80"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81"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82"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83"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84"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85"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86"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87"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88"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89"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90"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91"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92"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93"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94"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95"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96"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97"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98"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04"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05"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06"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07"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08" style:family="text">
      <style:text-properties fo:font-variant="normal" fo:text-transform="none" style:use-window-font-color="true" style:font-name="Arial" fo:font-size="10pt" fo:letter-spacing="normal" fo:font-style="normal" fo:font-weight="normal" officeooo:rsid="08e3cba5" fo:background-color="transparent" loext:char-shading-value="0" style:font-size-asian="10pt" style:font-weight-asian="normal" style:font-size-complex="10pt" style:font-weight-complex="normal"/>
    </style:style>
    <style:style style:name="T109"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10"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11"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12" style:family="text">
      <style:text-properties fo:font-variant="normal" fo:text-transform="none" style:use-window-font-color="tru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13" style:family="text">
      <style:text-properties fo:font-variant="normal" fo:text-transform="none" style:use-window-font-color="true" style:font-name="Arial" fo:font-size="10pt" fo:letter-spacing="normal" fo:font-style="normal" fo:font-weight="normal" officeooo:rsid="08de65b3" fo:background-color="#ff0000" loext:char-shading-value="0" style:font-size-asian="10pt" style:font-weight-asian="normal" style:font-size-complex="10pt" style:font-weight-complex="normal"/>
    </style:style>
    <style:style style:name="T114" style:family="text">
      <style:text-properties fo:font-variant="normal" fo:text-transform="none" style:use-window-font-color="true" style:font-name="Arial" fo:font-size="10pt" fo:letter-spacing="normal" fo:font-style="normal" fo:font-weight="normal" officeooo:rsid="08e05096" fo:background-color="#ff0000" loext:char-shading-value="0" style:font-size-asian="10pt" style:font-weight-asian="normal" style:font-size-complex="10pt" style:font-weight-complex="normal"/>
    </style:style>
    <style:style style:name="T115" style:family="text">
      <style:text-properties fo:font-variant="normal" fo:text-transform="none" style:use-window-font-color="true" style:font-name="Arial" fo:font-size="10pt" fo:letter-spacing="normal" fo:font-style="normal" fo:font-weight="normal" officeooo:rsid="08e3cba5" fo:background-color="#ff0000" loext:char-shading-value="0" style:font-size-asian="10pt" style:font-weight-asian="normal" style:font-size-complex="10pt" style:font-weight-complex="normal"/>
    </style:style>
    <style:style style:name="T116" style:family="text">
      <style:text-properties fo:font-variant="normal" fo:text-transform="none" style:use-window-font-color="true" style:font-name="Arial" fo:font-size="10pt" fo:letter-spacing="normal" fo:font-style="normal" fo:font-weight="normal" officeooo:rsid="08e6f4f7" fo:background-color="#ff0000" loext:char-shading-value="0" style:font-size-asian="10pt" style:font-weight-asian="normal" style:font-size-complex="10pt" style:font-weight-complex="normal"/>
    </style:style>
    <style:style style:name="T117" style:family="text">
      <style:text-properties fo:font-variant="normal" fo:text-transform="none" style:use-window-font-color="true" style:font-name="Arial" fo:font-size="10pt" fo:letter-spacing="normal" fo:font-style="normal" fo:font-weight="normal" officeooo:rsid="08ee0f97" fo:background-color="#81d41a" loext:char-shading-value="0" style:font-size-asian="10pt" style:font-size-complex="10pt"/>
    </style:style>
    <style:style style:name="T118" style:family="text">
      <style:text-properties fo:font-variant="normal" fo:text-transform="none" style:use-window-font-color="true" style:font-name="Arial" fo:font-size="10pt" fo:letter-spacing="normal" fo:font-style="normal" fo:font-weight="normal" officeooo:rsid="08fbfc6e" fo:background-color="#81d41a" loext:char-shading-value="0" style:font-size-asian="10pt" style:font-size-complex="10pt"/>
    </style:style>
    <style:style style:name="T119" style:family="text">
      <style:text-properties fo:font-variant="normal" fo:text-transform="none" style:use-window-font-color="true" style:font-name="Arial" fo:font-size="10pt" fo:letter-spacing="normal" fo:font-style="normal" fo:font-weight="normal" officeooo:rsid="08fc5306" fo:background-color="#81d41a" loext:char-shading-value="0" style:font-size-asian="10pt" style:font-size-complex="10pt"/>
    </style:style>
    <style:style style:name="T120" style:family="text">
      <style:text-properties fo:font-variant="normal" fo:text-transform="none" style:use-window-font-color="true" style:font-name="Arial" fo:font-size="10pt" fo:letter-spacing="normal" fo:font-style="normal" fo:font-weight="normal" officeooo:rsid="08f9caed" fo:background-color="#81d41a" loext:char-shading-value="0" style:font-size-asian="10pt" style:font-size-complex="10pt"/>
    </style:style>
    <style:style style:name="T121"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ff0000" loext:char-shading-value="0" style:font-size-asian="10pt" style:font-weight-asian="normal" style:font-size-complex="10pt" style:font-weight-complex="normal"/>
    </style:style>
    <style:style style:name="T122"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ff0000" loext:char-shading-value="0" style:font-size-asian="10pt" style:font-weight-asian="normal" style:font-size-complex="10pt" style:font-weight-complex="normal"/>
    </style:style>
    <style:style style:name="T123"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ff0000" loext:char-shading-value="0" style:font-size-asian="10pt" style:font-weight-asian="normal" style:font-size-complex="10pt" style:font-weight-complex="normal"/>
    </style:style>
    <style:style style:name="T124"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25"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126"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127"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128" style:family="text">
      <style:text-properties fo:font-variant="normal" fo:text-transform="none" style:use-window-font-color="true" fo:letter-spacing="normal" fo:font-style="normal" fo:font-weight="normal" fo:background-color="transparent" loext:char-shading-value="0"/>
    </style:style>
    <style:style style:name="T129"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130" style:family="text">
      <style:text-properties fo:font-variant="normal" fo:text-transform="none" style:use-window-font-color="true" fo:letter-spacing="normal" fo:font-style="normal" fo:font-weight="normal" officeooo:rsid="068db258" fo:background-color="transparent" loext:char-shading-value="0"/>
    </style:style>
    <style:style style:name="T131" style:family="text">
      <style:text-properties fo:font-variant="normal" fo:text-transform="none" style:use-window-font-color="true" fo:letter-spacing="normal" fo:font-style="normal" fo:font-weight="normal" officeooo:rsid="078293b8" fo:background-color="transparent" loext:char-shading-value="0"/>
    </style:style>
    <style:style style:name="T132" style:family="text">
      <style:text-properties fo:font-variant="normal" fo:text-transform="none" style:use-window-font-color="true" fo:letter-spacing="normal" fo:font-style="normal" fo:font-weight="normal" officeooo:rsid="069aad56" fo:background-color="transparent" loext:char-shading-value="0"/>
    </style:style>
    <style:style style:name="T133" style:family="text">
      <style:text-properties fo:font-variant="normal" fo:text-transform="none" style:use-window-font-color="true" fo:letter-spacing="normal" fo:font-style="normal" fo:font-weight="normal" officeooo:rsid="052da836" fo:background-color="transparent" loext:char-shading-value="0"/>
    </style:style>
    <style:style style:name="T134" style:family="text">
      <style:text-properties fo:font-variant="normal" fo:text-transform="none" style:use-window-font-color="true" fo:letter-spacing="normal" fo:font-style="normal" fo:font-weight="normal" officeooo:rsid="0530393d" fo:background-color="transparent" loext:char-shading-value="0"/>
    </style:style>
    <style:style style:name="T135" style:family="text">
      <style:text-properties fo:font-variant="normal" fo:text-transform="none" style:use-window-font-color="true" fo:letter-spacing="normal" fo:font-style="normal" fo:font-weight="normal" officeooo:rsid="05332515" fo:background-color="transparent" loext:char-shading-value="0"/>
    </style:style>
    <style:style style:name="T136" style:family="text">
      <style:text-properties fo:font-variant="normal" fo:text-transform="none" style:use-window-font-color="true" fo:letter-spacing="normal" fo:font-style="normal" fo:font-weight="normal" officeooo:rsid="05417d6a" fo:background-color="transparent" loext:char-shading-value="0"/>
    </style:style>
    <style:style style:name="T137" style:family="text">
      <style:text-properties fo:font-variant="normal" fo:text-transform="none" style:use-window-font-color="true" fo:letter-spacing="normal" fo:font-style="normal" fo:font-weight="normal" officeooo:rsid="05332515" fo:background-color="#fff200" loext:char-shading-value="0"/>
    </style:style>
    <style:style style:name="T138" style:family="text">
      <style:text-properties fo:font-variant="normal" fo:text-transform="none" style:use-window-font-color="true" fo:letter-spacing="normal" fo:font-style="normal" fo:font-weight="normal" officeooo:rsid="07c383e1" fo:background-color="#fff200" loext:char-shading-value="0"/>
    </style:style>
    <style:style style:name="T139"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40"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41"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42"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43"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44"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45"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46"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47"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148"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49"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50"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51" style:family="text">
      <style:text-properties fo:font-variant="normal" fo:text-transform="none" style:use-window-font-color="true" style:text-line-through-style="solid" style:text-line-through-type="singl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152" style:family="text">
      <style:text-properties fo:font-variant="normal" fo:text-transform="none" style:use-window-font-color="true" style:text-line-through-style="solid" style:text-line-through-type="singl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153"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154"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155"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156" style:family="text">
      <style:text-properties fo:font-variant="normal" fo:text-transform="none" style:font-name="Arial2" fo:font-size="10pt" fo:letter-spacing="normal" fo:font-style="normal" fo:font-weight="normal" officeooo:rsid="05e29519" style:font-size-asian="10pt" style:font-size-complex="10pt"/>
    </style:style>
    <style:style style:name="T157" style:family="text">
      <style:text-properties fo:font-variant="normal" fo:text-transform="none" style:font-name="Arial2" fo:font-size="10pt" fo:letter-spacing="normal" fo:font-style="normal" fo:font-weight="normal" officeooo:rsid="02ce7a80" style:font-size-asian="10pt" style:font-size-complex="10pt"/>
    </style:style>
    <style:style style:name="T158" style:family="text">
      <style:text-properties fo:font-variant="normal" fo:text-transform="none" style:font-name="Arial2" fo:font-size="10pt" fo:letter-spacing="normal" fo:font-style="normal" fo:font-weight="normal" officeooo:rsid="0704ec8f" style:font-size-asian="10pt" style:font-size-complex="10pt"/>
    </style:style>
    <style:style style:name="T159" style:family="text">
      <style:text-properties fo:font-variant="normal" fo:text-transform="none" style:font-name="Arial2" fo:font-size="10pt" fo:letter-spacing="normal" fo:font-style="normal" fo:font-weight="normal" officeooo:rsid="08ca5020" style:font-size-asian="10pt" style:font-size-complex="10pt"/>
    </style:style>
    <style:style style:name="T160"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161"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162"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163" style:family="text">
      <style:text-properties fo:font-variant="normal" fo:text-transform="none" fo:color="#6666ff" fo:letter-spacing="normal" fo:font-style="normal" fo:font-weight="normal" officeooo:rsid="068db258" fo:background-color="transparent" loext:char-shading-value="0"/>
    </style:style>
    <style:style style:name="T164" style:family="text">
      <style:text-properties fo:font-variant="normal" fo:text-transform="none" fo:color="#6666ff" fo:letter-spacing="normal" fo:font-style="normal" fo:font-weight="normal" officeooo:rsid="069e7b9a" fo:background-color="transparent" loext:char-shading-value="0"/>
    </style:style>
    <style:style style:name="T165" style:family="text">
      <style:text-properties fo:font-variant="normal" fo:text-transform="none" fo:color="#6666ff" fo:letter-spacing="normal" fo:font-style="normal" fo:font-weight="normal" officeooo:rsid="054a513f" fo:background-color="transparent" loext:char-shading-value="0"/>
    </style:style>
    <style:style style:name="T166" style:family="text">
      <style:text-properties fo:font-variant="normal" fo:text-transform="none" fo:color="#6666ff" fo:letter-spacing="normal" fo:font-style="normal" fo:font-weight="normal" officeooo:rsid="05323a62" fo:background-color="transparent" loext:char-shading-value="0"/>
    </style:style>
    <style:style style:name="T167" style:family="text">
      <style:text-properties fo:font-variant="normal" fo:text-transform="none" fo:color="#6666ff" fo:letter-spacing="normal" fo:font-style="normal" fo:font-weight="normal" officeooo:rsid="047a198a" fo:background-color="transparent" loext:char-shading-value="0"/>
    </style:style>
    <style:style style:name="T168" style:family="text">
      <style:text-properties fo:font-variant="normal" fo:text-transform="none" fo:color="#6666ff" fo:letter-spacing="normal" fo:font-style="normal" fo:font-weight="normal" officeooo:rsid="029eb09b" fo:background-color="transparent" loext:char-shading-value="0"/>
    </style:style>
    <style:style style:name="T169" style:family="text">
      <style:text-properties fo:font-variant="normal" fo:text-transform="none" fo:color="#6666ff" fo:letter-spacing="normal" fo:font-style="normal" fo:font-weight="normal" officeooo:rsid="02a52477" fo:background-color="transparent" loext:char-shading-value="0"/>
    </style:style>
    <style:style style:name="T170" style:family="text">
      <style:text-properties fo:font-variant="normal" fo:text-transform="none" fo:color="#6666ff" fo:letter-spacing="normal" fo:font-style="normal" fo:font-weight="normal" officeooo:rsid="078293b8" fo:background-color="transparent" loext:char-shading-value="0"/>
    </style:style>
    <style:style style:name="T171"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172"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173"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174" style:family="text">
      <style:text-properties fo:font-variant="normal" fo:text-transform="none" fo:color="#6666ff" style:font-name="Arial2" fo:letter-spacing="normal" fo:font-style="normal" fo:font-weight="normal" officeooo:rsid="0480e7c0" fo:background-color="#fff200" loext:char-shading-value="0"/>
    </style:style>
    <style:style style:name="T175" style:family="text">
      <style:text-properties fo:font-variant="normal" fo:text-transform="none" fo:color="#6666ff" style:font-name="Arial2" fo:letter-spacing="normal" fo:font-style="normal" fo:font-weight="normal" officeooo:rsid="06d4df69" fo:background-color="#fff200" loext:char-shading-value="0"/>
    </style:style>
    <style:style style:name="T176"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177"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178"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79"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180"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181"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182"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183"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184"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185"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186"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187"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188"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189"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90"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191"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192"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193" style:family="text">
      <style:text-properties fo:font-variant="normal" fo:text-transform="none" fo:color="#ef413d" fo:letter-spacing="normal" fo:font-style="normal" fo:font-weight="normal" officeooo:rsid="06acf760" fo:background-color="#fff200" loext:char-shading-value="0"/>
    </style:style>
    <style:style style:name="T194" style:family="text">
      <style:text-properties fo:font-variant="normal" fo:text-transform="none" fo:color="#ef413d" fo:letter-spacing="normal" fo:font-style="normal" fo:font-weight="normal" officeooo:rsid="078293b8" fo:background-color="#fff200" loext:char-shading-value="0"/>
    </style:style>
    <style:style style:name="T195" style:family="text">
      <style:text-properties fo:font-variant="normal" fo:text-transform="none" fo:color="#0000ff"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196" style:family="text">
      <style:text-properties fo:font-variant="normal" fo:text-transform="none" fo:color="#0000ff"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197" style:family="text">
      <style:text-properties fo:font-variant="normal" fo:text-transform="none" fo:color="#0000ff"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198" style:family="text">
      <style:text-properties fo:font-variant="normal" fo:text-transform="none" fo:color="#0000ff"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199" style:family="text">
      <style:text-properties fo:font-variant="normal" fo:text-transform="none" fo:color="#0000ff"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200" style:family="text">
      <style:text-properties fo:font-variant="normal" fo:text-transform="none" fo:color="#0000ff"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201" style:family="text">
      <style:text-properties fo:font-variant="normal" fo:text-transform="none" fo:color="#0000ff"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202" style:family="text">
      <style:text-properties fo:font-variant="normal" fo:text-transform="none" fo:color="#0000ff"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203" style:family="text">
      <style:text-properties fo:font-variant="normal" fo:text-transform="none" fo:color="#0000ff" style:font-name="Arial" fo:font-size="10pt" fo:letter-spacing="normal" fo:font-style="normal" fo:font-weight="bold" style:font-size-asian="10pt" style:font-weight-asian="bold" style:font-size-complex="10pt" style:font-weight-complex="bold"/>
    </style:style>
    <style:style style:name="T204" style:family="text">
      <style:text-properties fo:font-variant="normal" fo:text-transform="none" fo:color="#0000ff" style:font-name="Arial" fo:font-size="10pt" fo:letter-spacing="normal" fo:font-style="normal" fo:font-weight="bold" officeooo:rsid="003cbeaf" style:font-size-asian="10pt" style:font-weight-asian="bold" style:font-size-complex="10pt" style:font-weight-complex="bold"/>
    </style:style>
    <style:style style:name="T205" style:family="text">
      <style:text-properties fo:font-variant="normal" fo:text-transform="none" fo:color="#0000ff" style:font-name="Arial" fo:font-size="10pt" fo:letter-spacing="normal" fo:font-style="normal" fo:font-weight="bold" officeooo:rsid="005e7554" style:font-size-asian="10pt" style:font-weight-asian="bold" style:font-size-complex="10pt" style:font-weight-complex="bold"/>
    </style:style>
    <style:style style:name="T206" style:family="text">
      <style:text-properties fo:font-variant="normal" fo:text-transform="none" fo:color="#0000ff" style:font-name="Arial" fo:font-size="10pt" fo:letter-spacing="normal" fo:font-style="normal" fo:font-weight="bold" officeooo:rsid="003e49be" style:font-size-asian="10pt" style:font-weight-asian="bold" style:font-size-complex="10pt" style:font-weight-complex="bold"/>
    </style:style>
    <style:style style:name="T207" style:family="text">
      <style:text-properties fo:font-variant="normal" fo:text-transform="none" fo:color="#0000ff" style:font-name="Arial" fo:font-size="10pt" fo:letter-spacing="normal" fo:font-style="normal" fo:font-weight="bold" officeooo:rsid="002b4a96" style:font-size-asian="10pt" style:font-weight-asian="bold" style:font-size-complex="10pt" style:font-weight-complex="bold"/>
    </style:style>
    <style:style style:name="T208" style:family="text">
      <style:text-properties fo:font-variant="normal" fo:text-transform="none" fo:color="#0000ff" style:font-name="Arial" fo:font-size="10pt" fo:letter-spacing="normal" fo:font-style="normal" fo:font-weight="bold" officeooo:rsid="03cd5c8d" style:font-size-asian="10pt" style:font-weight-asian="bold" style:font-size-complex="10pt" style:font-weight-complex="bold"/>
    </style:style>
    <style:style style:name="T209" style:family="text">
      <style:text-properties fo:font-variant="normal" fo:text-transform="none" fo:color="#0000ff" style:font-name="Arial" fo:font-size="10pt" fo:letter-spacing="normal" fo:font-style="normal" fo:font-weight="bold" officeooo:rsid="004164e2" style:font-size-asian="10pt" style:font-weight-asian="bold" style:font-size-complex="10pt" style:font-weight-complex="bold"/>
    </style:style>
    <style:style style:name="T210" style:family="text">
      <style:text-properties fo:font-variant="normal" fo:text-transform="none" fo:color="#0000ff" style:font-name="Arial" fo:font-size="10pt" fo:letter-spacing="normal" fo:font-style="normal" fo:font-weight="normal" style:font-size-asian="10pt" style:font-size-complex="10pt"/>
    </style:style>
    <style:style style:name="T211" style:family="text">
      <style:text-properties fo:font-variant="normal" fo:text-transform="none" fo:color="#0000ff" style:font-name="Arial" fo:font-size="10pt" fo:letter-spacing="normal" fo:font-style="normal" fo:font-weight="normal" officeooo:rsid="0755fcb9" style:font-size-asian="10pt" style:font-size-complex="10pt"/>
    </style:style>
    <style:style style:name="T212" style:family="text">
      <style:text-properties fo:font-variant="normal" fo:text-transform="none" fo:color="#0000ff" style:font-name="Arial" fo:font-size="10pt" fo:letter-spacing="normal" fo:font-style="normal" fo:font-weight="normal" officeooo:rsid="08092a0e" style:font-size-asian="10pt" style:font-size-complex="10pt"/>
    </style:style>
    <style:style style:name="T213" style:family="text">
      <style:text-properties fo:font-variant="normal" fo:text-transform="none" fo:color="#0000ff" style:font-name="Arial" fo:font-size="10pt" fo:letter-spacing="normal" fo:font-style="normal" fo:font-weight="normal" officeooo:rsid="080d8152" style:font-size-asian="10pt" style:font-size-complex="10pt"/>
    </style:style>
    <style:style style:name="T214" style:family="text">
      <style:text-properties fo:font-variant="normal" fo:text-transform="none" fo:color="#0000ff" style:font-name="Arial" fo:font-size="10pt" fo:letter-spacing="normal" fo:font-style="normal" fo:font-weight="normal" officeooo:rsid="06f6d857" style:font-size-asian="10pt" style:font-size-complex="10pt"/>
    </style:style>
    <style:style style:name="T215" style:family="text">
      <style:text-properties fo:font-variant="normal" fo:text-transform="none" fo:color="#0000ff" style:font-name="Arial" fo:font-size="10pt" fo:letter-spacing="normal" fo:font-style="normal" fo:font-weight="normal" officeooo:rsid="088a01dd" style:font-size-asian="10pt" style:font-size-complex="10pt"/>
    </style:style>
    <style:style style:name="T216" style:family="text">
      <style:text-properties fo:font-variant="normal" fo:text-transform="none" fo:color="#0000ff" style:font-name="Arial" fo:font-size="10pt" fo:letter-spacing="normal" fo:font-style="normal" fo:font-weight="normal" officeooo:rsid="088a2986" style:font-size-asian="10pt" style:font-size-complex="10pt"/>
    </style:style>
    <style:style style:name="T217" style:family="text">
      <style:text-properties fo:font-variant="normal" fo:text-transform="none" fo:color="#0000ff" style:font-name="Arial" fo:font-size="10pt" fo:letter-spacing="normal" fo:font-style="normal" fo:font-weight="normal" style:font-size-asian="10pt" style:font-weight-asian="normal" style:font-size-complex="10pt" style:font-weight-complex="normal"/>
    </style:style>
    <style:style style:name="T218" style:family="text">
      <style:text-properties fo:font-variant="normal" fo:text-transform="none" fo:color="#0000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219" style:family="text">
      <style:text-properties fo:font-variant="normal" fo:text-transform="none" fo:color="#0000ff"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220" style:family="text">
      <style:text-properties fo:font-variant="normal" fo:text-transform="none" fo:color="#0000ff"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221" style:family="text">
      <style:text-properties fo:font-variant="normal" fo:text-transform="none" fo:color="#0000ff"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222" style:family="text">
      <style:text-properties fo:font-variant="normal" fo:text-transform="none" fo:color="#0000ff"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223" style:family="text">
      <style:text-properties fo:font-variant="normal" fo:text-transform="none" fo:color="#0000ff"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224" style:family="text">
      <style:text-properties fo:font-variant="normal" fo:text-transform="none" fo:color="#0000ff"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225" style:family="text">
      <style:text-properties fo:font-variant="normal" fo:text-transform="none" fo:color="#0000ff"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226" style:family="text">
      <style:text-properties fo:font-variant="normal" fo:text-transform="none" fo:color="#0000ff"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227" style:family="text">
      <style:text-properties fo:font-variant="normal" fo:text-transform="none" fo:color="#0000ff"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228"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229" style:family="text">
      <style:text-properties fo:font-variant="normal" fo:text-transform="none" fo:color="#0000ff"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230"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231"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232" style:family="text">
      <style:text-properties fo:font-variant="normal" fo:text-transform="none" fo:color="#0000ff"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233" style:family="text">
      <style:text-properties fo:font-variant="normal" fo:text-transform="none" fo:color="#0000ff"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234" style:family="text">
      <style:text-properties fo:font-variant="normal" fo:text-transform="none" fo:color="#0000ff"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235" style:family="text">
      <style:text-properties fo:font-variant="normal" fo:text-transform="none" fo:color="#0000ff"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236" style:family="text">
      <style:text-properties fo:font-variant="normal" fo:text-transform="none" fo:color="#0000ff"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237" style:family="text">
      <style:text-properties fo:font-variant="normal" fo:text-transform="none" fo:color="#0000ff"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238" style:family="text">
      <style:text-properties fo:font-variant="normal" fo:text-transform="none" fo:color="#0000ff"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239" style:family="text">
      <style:text-properties fo:font-variant="normal" fo:text-transform="none" fo:color="#0000ff"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240" style:family="text">
      <style:text-properties fo:font-variant="normal" fo:text-transform="none" fo:color="#0000ff" style:font-name="Arial" fo:font-size="10pt" fo:letter-spacing="normal" fo:font-style="normal" fo:font-weight="normal" officeooo:rsid="08bc0236" fo:background-color="transparent" loext:char-shading-value="0" style:font-size-asian="10pt" style:font-weight-asian="normal" style:font-size-complex="10pt" style:font-weight-complex="normal"/>
    </style:style>
    <style:style style:name="T241" style:family="text">
      <style:text-properties fo:font-variant="normal" fo:text-transform="none" fo:color="#0000ff"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242" style:family="text">
      <style:text-properties fo:font-variant="normal" fo:text-transform="none" fo:color="#0000ff" style:font-name="Arial" fo:font-size="10pt" fo:letter-spacing="normal" fo:font-style="normal" fo:font-weight="normal" fo:background-color="transparent" loext:char-shading-value="0" style:font-size-asian="10pt" style:font-size-complex="10pt"/>
    </style:style>
    <style:style style:name="T243"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size-complex="10pt"/>
    </style:style>
    <style:style style:name="T244"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size-complex="10pt"/>
    </style:style>
    <style:style style:name="T245"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size-complex="10pt"/>
    </style:style>
    <style:style style:name="T246" style:family="text">
      <style:text-properties fo:font-variant="normal" fo:text-transform="none" fo:color="#0000ff" style:font-name="Arial" fo:font-size="10pt" fo:letter-spacing="normal" fo:font-style="normal" fo:font-weight="normal" officeooo:rsid="08107560" fo:background-color="transparent" loext:char-shading-value="0" style:font-size-asian="10pt" style:font-size-complex="10pt"/>
    </style:style>
    <style:style style:name="T247" style:family="text">
      <style:text-properties fo:font-variant="normal" fo:text-transform="none" fo:color="#0000ff" style:font-name="Arial" fo:font-size="10pt" fo:letter-spacing="normal" fo:font-style="normal" fo:font-weight="normal" officeooo:rsid="08222227" fo:background-color="transparent" loext:char-shading-value="0" style:font-size-asian="10pt" style:font-size-complex="10pt"/>
    </style:style>
    <style:style style:name="T248" style:family="text">
      <style:text-properties fo:font-variant="normal" fo:text-transform="none" fo:color="#0000ff" style:font-name="Arial" fo:font-size="10pt" fo:letter-spacing="normal" fo:font-style="normal" fo:font-weight="normal" officeooo:rsid="08255188" fo:background-color="transparent" loext:char-shading-value="0" style:font-size-asian="10pt" style:font-size-complex="10pt"/>
    </style:style>
    <style:style style:name="T249" style:family="text">
      <style:text-properties fo:font-variant="normal" fo:text-transform="none" fo:color="#0000ff" style:font-name="Arial" fo:font-size="10pt" fo:letter-spacing="normal" fo:font-style="normal" fo:font-weight="normal" officeooo:rsid="0838ef29" fo:background-color="transparent" loext:char-shading-value="0" style:font-size-asian="10pt" style:font-size-complex="10pt"/>
    </style:style>
    <style:style style:name="T250" style:family="text">
      <style:text-properties fo:font-variant="normal" fo:text-transform="none" fo:color="#0000ff" style:font-name="Arial" fo:font-size="10pt" fo:letter-spacing="normal" fo:font-style="normal" fo:font-weight="normal" officeooo:rsid="0837f0f9" fo:background-color="transparent" loext:char-shading-value="0" style:font-size-asian="10pt" style:font-size-complex="10pt"/>
    </style:style>
    <style:style style:name="T251" style:family="text">
      <style:text-properties fo:font-variant="normal" fo:text-transform="none" fo:color="#0000ff" style:font-name="Arial" fo:font-size="10pt" fo:letter-spacing="normal" fo:font-style="normal" fo:font-weight="normal" officeooo:rsid="0835988f" fo:background-color="transparent" loext:char-shading-value="0" style:font-size-asian="10pt" style:font-size-complex="10pt"/>
    </style:style>
    <style:style style:name="T252" style:family="text">
      <style:text-properties fo:font-variant="normal" fo:text-transform="none" fo:color="#0000ff" style:font-name="Arial" fo:font-size="10pt" fo:letter-spacing="normal" fo:font-style="normal" fo:font-weight="normal" officeooo:rsid="08240319" fo:background-color="transparent" loext:char-shading-value="0" style:font-size-asian="10pt" style:font-size-complex="10pt"/>
    </style:style>
    <style:style style:name="T253" style:family="text">
      <style:text-properties fo:font-variant="normal" fo:text-transform="none" fo:color="#0000ff" style:font-name="Arial" fo:font-size="10pt" fo:letter-spacing="normal" fo:font-style="normal" fo:font-weight="normal" officeooo:rsid="08367e07" fo:background-color="transparent" loext:char-shading-value="0" style:font-size-asian="10pt" style:font-size-complex="10pt"/>
    </style:style>
    <style:style style:name="T254" style:family="text">
      <style:text-properties fo:font-variant="normal" fo:text-transform="none" fo:color="#0000ff" style:font-name="Arial" fo:font-size="10pt" fo:letter-spacing="normal" fo:font-style="normal" fo:font-weight="normal" officeooo:rsid="082f8855" fo:background-color="transparent" loext:char-shading-value="0" style:font-size-asian="10pt" style:font-size-complex="10pt"/>
    </style:style>
    <style:style style:name="T255" style:family="text">
      <style:text-properties fo:font-variant="normal" fo:text-transform="none" fo:color="#0000ff" style:font-name="Arial" fo:font-size="10pt" fo:letter-spacing="normal" fo:font-style="normal" fo:font-weight="normal" officeooo:rsid="082e7803" fo:background-color="transparent" loext:char-shading-value="0" style:font-size-asian="10pt" style:font-size-complex="10pt"/>
    </style:style>
    <style:style style:name="T256" style:family="text">
      <style:text-properties fo:font-variant="normal" fo:text-transform="none" fo:color="#0000ff" style:font-name="Arial" fo:font-size="10pt" fo:letter-spacing="normal" fo:font-style="normal" fo:font-weight="normal" officeooo:rsid="0767e693" fo:background-color="transparent" loext:char-shading-value="0" style:font-size-asian="10pt" style:font-size-complex="10pt"/>
    </style:style>
    <style:style style:name="T257" style:family="text">
      <style:text-properties fo:font-variant="normal" fo:text-transform="none" fo:color="#0000ff" style:font-name="Arial" fo:font-size="10pt" fo:letter-spacing="normal" fo:font-style="normal" fo:font-weight="normal" officeooo:rsid="00307ad8" fo:background-color="transparent" loext:char-shading-value="0" style:font-size-asian="10pt" style:font-size-complex="10pt"/>
    </style:style>
    <style:style style:name="T258" style:family="text">
      <style:text-properties fo:font-variant="normal" fo:text-transform="none" fo:color="#0000ff" style:font-name="Arial" fo:font-size="10pt" fo:letter-spacing="normal" fo:font-style="normal" fo:font-weight="normal" officeooo:rsid="082a84f8" fo:background-color="transparent" loext:char-shading-value="0" style:font-size-asian="10pt" style:font-size-complex="10pt"/>
    </style:style>
    <style:style style:name="T259" style:family="text">
      <style:text-properties fo:font-variant="normal" fo:text-transform="none" fo:color="#0000ff" style:font-name="Arial" fo:font-size="10pt" fo:letter-spacing="normal" fo:font-style="normal" fo:font-weight="normal" officeooo:rsid="0826eb74" fo:background-color="transparent" loext:char-shading-value="0" style:font-size-asian="10pt" style:font-size-complex="10pt"/>
    </style:style>
    <style:style style:name="T260" style:family="text">
      <style:text-properties fo:font-variant="normal" fo:text-transform="none" fo:color="#0000ff" style:font-name="Arial" fo:font-size="10pt" fo:letter-spacing="normal" fo:font-style="normal" fo:font-weight="normal" officeooo:rsid="088bae83" fo:background-color="transparent" loext:char-shading-value="0" style:font-size-asian="10pt" style:font-size-complex="10pt"/>
    </style:style>
    <style:style style:name="T261" style:family="text">
      <style:text-properties fo:font-variant="normal" fo:text-transform="none" fo:color="#0000ff" style:font-name="Arial" fo:font-size="10pt" fo:letter-spacing="normal" fo:font-style="normal" fo:font-weight="normal" officeooo:rsid="08987a74" fo:background-color="transparent" loext:char-shading-value="0" style:font-size-asian="10pt" style:font-size-complex="10pt"/>
    </style:style>
    <style:style style:name="T262" style:family="text">
      <style:text-properties fo:font-variant="normal" fo:text-transform="none" fo:color="#0000ff" style:font-name="Arial" fo:font-size="10pt" fo:letter-spacing="normal" fo:font-style="normal" fo:font-weight="normal" officeooo:rsid="0899d785" fo:background-color="transparent" loext:char-shading-value="0" style:font-size-asian="10pt" style:font-size-complex="10pt"/>
    </style:style>
    <style:style style:name="T263" style:family="text">
      <style:text-properties fo:font-variant="normal" fo:text-transform="none" fo:color="#0000ff" style:font-name="Arial" fo:font-size="10pt" fo:letter-spacing="normal" fo:font-style="normal" fo:font-weight="normal" officeooo:rsid="089b110b" fo:background-color="transparent" loext:char-shading-value="0" style:font-size-asian="10pt" style:font-size-complex="10pt"/>
    </style:style>
    <style:style style:name="T264" style:family="text">
      <style:text-properties fo:font-variant="normal" fo:text-transform="none" fo:color="#0000ff" style:font-name="Arial" fo:font-size="10pt" fo:letter-spacing="normal" fo:font-style="normal" fo:font-weight="normal" officeooo:rsid="0918d0ee" fo:background-color="transparent" loext:char-shading-value="0" style:font-size-asian="10pt" style:font-size-complex="10pt"/>
    </style:style>
    <style:style style:name="T265" style:family="text">
      <style:text-properties fo:font-variant="normal" fo:text-transform="none" fo:color="#0000ff" style:font-name="Arial" fo:font-size="10pt" fo:letter-spacing="normal" fo:font-style="normal" fo:font-weight="normal" officeooo:rsid="0919725a" fo:background-color="transparent" loext:char-shading-value="0" style:font-size-asian="10pt" style:font-size-complex="10pt"/>
    </style:style>
    <style:style style:name="T266" style:family="text">
      <style:text-properties fo:font-variant="normal" fo:text-transform="none" fo:color="#0000ff" style:font-name="Arial" fo:font-size="10pt" fo:letter-spacing="normal" fo:font-style="normal" fo:font-weight="normal" officeooo:rsid="091b422d" fo:background-color="transparent" loext:char-shading-value="0" style:font-size-asian="10pt" style:font-size-complex="10pt"/>
    </style:style>
    <style:style style:name="T267" style:family="text">
      <style:text-properties fo:font-variant="normal" fo:text-transform="none" fo:color="#0000ff" style:font-name="Arial" fo:font-size="10pt" fo:letter-spacing="normal" fo:font-style="normal" fo:font-weight="normal" officeooo:rsid="091bdeb0" fo:background-color="transparent" loext:char-shading-value="0" style:font-size-asian="10pt" style:font-size-complex="10pt"/>
    </style:style>
    <style:style style:name="T268" style:family="text">
      <style:text-properties fo:font-variant="normal" fo:text-transform="none" fo:color="#0000ff" style:font-name="Arial" fo:font-size="10pt" fo:letter-spacing="normal" fo:font-style="normal" fo:font-weight="normal" officeooo:rsid="091d1d9a" fo:background-color="transparent" loext:char-shading-value="0" style:font-size-asian="10pt" style:font-size-complex="10pt"/>
    </style:style>
    <style:style style:name="T269" style:family="text">
      <style:text-properties fo:font-variant="normal" fo:text-transform="none" fo:color="#0000ff" style:font-name="Arial" fo:font-size="10pt" fo:letter-spacing="normal" fo:font-style="normal" fo:font-weight="normal" officeooo:rsid="091d3aa0" fo:background-color="transparent" loext:char-shading-value="0" style:font-size-asian="10pt" style:font-size-complex="10pt"/>
    </style:style>
    <style:style style:name="T270" style:family="text">
      <style:text-properties fo:font-variant="normal" fo:text-transform="none" fo:color="#0000ff" style:font-name="Arial" fo:font-size="10pt" fo:letter-spacing="normal" fo:font-style="normal" fo:font-weight="normal" officeooo:rsid="091f70db" fo:background-color="transparent" loext:char-shading-value="0" style:font-size-asian="10pt" style:font-size-complex="10pt"/>
    </style:style>
    <style:style style:name="T271" style:family="text">
      <style:text-properties fo:font-variant="normal" fo:text-transform="none" fo:color="#0000ff" style:font-name="Arial" fo:font-size="10pt" fo:letter-spacing="normal" fo:font-style="normal" fo:font-weight="normal" officeooo:rsid="092053e4" fo:background-color="transparent" loext:char-shading-value="0" style:font-size-asian="10pt" style:font-size-complex="10pt"/>
    </style:style>
    <style:style style:name="T272" style:family="text">
      <style:text-properties fo:font-variant="normal" fo:text-transform="none" fo:color="#0000ff" style:font-name="Arial" fo:font-size="10pt" fo:letter-spacing="normal" fo:font-style="normal" fo:font-weight="normal" officeooo:rsid="0920b97c" fo:background-color="transparent" loext:char-shading-value="0" style:font-size-asian="10pt" style:font-size-complex="10pt"/>
    </style:style>
    <style:style style:name="T273" style:family="text">
      <style:text-properties fo:font-variant="normal" fo:text-transform="none" fo:color="#0000ff" style:font-name="Arial" fo:font-size="10pt" fo:letter-spacing="normal" fo:font-style="normal" fo:font-weight="normal" officeooo:rsid="092288ad" fo:background-color="transparent" loext:char-shading-value="0" style:font-size-asian="10pt" style:font-size-complex="10pt"/>
    </style:style>
    <style:style style:name="T274" style:family="text">
      <style:text-properties fo:font-variant="normal" fo:text-transform="none" fo:color="#0000ff" style:font-name="Arial" fo:font-size="10pt" fo:letter-spacing="normal" fo:font-style="normal" fo:font-weight="normal" officeooo:rsid="09247bd7" fo:background-color="transparent" loext:char-shading-value="0" style:font-size-asian="10pt" style:font-size-complex="10pt"/>
    </style:style>
    <style:style style:name="T275" style:family="text">
      <style:text-properties fo:font-variant="normal" fo:text-transform="none" fo:color="#0000ff" style:font-name="Arial" fo:font-size="10pt" fo:letter-spacing="normal" fo:font-style="normal" fo:font-weight="normal" officeooo:rsid="090dd081" fo:background-color="#81d41a" loext:char-shading-value="0" style:font-size-asian="10pt" style:font-size-complex="10pt"/>
    </style:style>
    <style:style style:name="T276" style:family="text">
      <style:text-properties fo:font-variant="normal" fo:text-transform="none" fo:color="#0000ff" style:font-name="Arial" fo:font-size="10pt" fo:letter-spacing="normal" fo:font-style="normal" fo:font-weight="normal" officeooo:rsid="090dd081" fo:background-color="#81d41a" loext:char-shading-value="0" style:font-size-asian="10pt" style:font-weight-asian="normal" style:font-size-complex="10pt" style:font-weight-complex="normal"/>
    </style:style>
    <style:style style:name="T277" style:family="text">
      <style:text-properties fo:font-variant="normal" fo:text-transform="none" fo:color="#0000ff" style:font-name="Arial" fo:font-size="10pt" fo:letter-spacing="normal" fo:font-style="normal" fo:font-weight="normal" officeooo:rsid="091006fd" fo:background-color="#81d41a" loext:char-shading-value="0" style:font-size-asian="10pt" style:font-weight-asian="normal" style:font-size-complex="10pt" style:font-weight-complex="normal"/>
    </style:style>
    <style:style style:name="T278" style:family="text">
      <style:text-properties fo:font-variant="normal" fo:text-transform="none" fo:color="#0000ff" fo:letter-spacing="normal" fo:font-style="normal" fo:font-weight="normal" officeooo:rsid="05e41029" fo:background-color="transparent" loext:char-shading-value="0" style:font-weight-asian="normal" style:font-weight-complex="normal"/>
    </style:style>
    <style:style style:name="T279" style:family="text">
      <style:text-properties fo:font-variant="normal" fo:text-transform="none" fo:color="#0000ff" fo:letter-spacing="normal" fo:font-style="normal" fo:font-weight="normal" officeooo:rsid="077b627e" fo:background-color="transparent" loext:char-shading-value="0" style:font-weight-asian="normal" style:font-weight-complex="normal"/>
    </style:style>
    <style:style style:name="T280" style:family="text">
      <style:text-properties fo:font-variant="normal" fo:text-transform="none" fo:color="#0000ff" fo:letter-spacing="normal" fo:font-style="normal" fo:font-weight="normal" officeooo:rsid="034a44f5" fo:background-color="transparent" loext:char-shading-value="0" style:font-weight-asian="normal" style:font-weight-complex="normal"/>
    </style:style>
    <style:style style:name="T281" style:family="text">
      <style:text-properties fo:font-variant="normal" fo:text-transform="none" fo:color="#0000ff" fo:letter-spacing="normal" fo:font-style="normal" fo:font-weight="normal" officeooo:rsid="089f2b6d" fo:background-color="transparent" loext:char-shading-value="0" style:font-weight-asian="normal" style:font-weight-complex="normal"/>
    </style:style>
    <style:style style:name="T282" style:family="text">
      <style:text-properties fo:font-variant="normal" fo:text-transform="none" fo:color="#0000ff" fo:letter-spacing="normal" fo:font-style="normal" fo:font-weight="normal" officeooo:rsid="08a01521" fo:background-color="transparent" loext:char-shading-value="0" style:font-weight-asian="normal" style:font-weight-complex="normal"/>
    </style:style>
    <style:style style:name="T283" style:family="text">
      <style:text-properties fo:font-variant="normal" fo:text-transform="none" fo:color="#0000ff" fo:letter-spacing="normal" fo:font-style="normal" fo:font-weight="normal" officeooo:rsid="08bc0236" fo:background-color="transparent" loext:char-shading-value="0" style:font-weight-asian="normal" style:font-weight-complex="normal"/>
    </style:style>
    <style:style style:name="T284" style:family="text">
      <style:text-properties fo:font-variant="normal" fo:text-transform="none" fo:color="#0000ff" fo:letter-spacing="normal" fo:font-style="normal" fo:font-weight="normal" officeooo:rsid="008109de" fo:background-color="transparent" loext:char-shading-value="0" style:font-weight-asian="normal" style:font-weight-complex="normal"/>
    </style:style>
    <style:style style:name="T285" style:family="text">
      <style:text-properties fo:font-variant="normal" fo:text-transform="none" fo:color="#0000ff" fo:letter-spacing="normal" fo:font-style="normal" fo:font-weight="normal" officeooo:rsid="08a16d69" fo:background-color="transparent" loext:char-shading-value="0" style:font-weight-asian="normal" style:font-weight-complex="normal"/>
    </style:style>
    <style:style style:name="T286" style:family="text">
      <style:text-properties fo:font-variant="normal" fo:text-transform="none" fo:color="#0000ff" fo:letter-spacing="normal" fo:font-style="normal" fo:font-weight="normal" officeooo:rsid="08a2e5dd" fo:background-color="transparent" loext:char-shading-value="0" style:font-weight-asian="normal" style:font-weight-complex="normal"/>
    </style:style>
    <style:style style:name="T287" style:family="text">
      <style:text-properties fo:font-variant="normal" fo:text-transform="none" fo:color="#0000ff" fo:letter-spacing="normal" fo:font-style="normal" fo:font-weight="normal" officeooo:rsid="08a4df4d" fo:background-color="transparent" loext:char-shading-value="0" style:font-weight-asian="normal" style:font-weight-complex="normal"/>
    </style:style>
    <style:style style:name="T288" style:family="text">
      <style:text-properties fo:font-variant="normal" fo:text-transform="none" fo:color="#0000ff" fo:letter-spacing="normal" fo:font-style="normal" fo:font-weight="normal" officeooo:rsid="08b14eaf" fo:background-color="transparent" loext:char-shading-value="0" style:font-weight-asian="normal" style:font-weight-complex="normal"/>
    </style:style>
    <style:style style:name="T289" style:family="text">
      <style:text-properties fo:font-variant="normal" fo:text-transform="none" fo:color="#0000ff" fo:letter-spacing="normal" fo:font-style="normal" fo:font-weight="normal" officeooo:rsid="08a69d30" fo:background-color="transparent" loext:char-shading-value="0" style:font-weight-asian="normal" style:font-weight-complex="normal"/>
    </style:style>
    <style:style style:name="T290" style:family="text">
      <style:text-properties fo:font-variant="normal" fo:text-transform="none" fo:color="#0000ff" fo:letter-spacing="normal" fo:font-style="normal" fo:font-weight="normal" officeooo:rsid="08a81290" fo:background-color="transparent" loext:char-shading-value="0" style:font-weight-asian="normal" style:font-weight-complex="normal"/>
    </style:style>
    <style:style style:name="T291" style:family="text">
      <style:text-properties fo:font-variant="normal" fo:text-transform="none" fo:color="#0000ff" fo:letter-spacing="normal" fo:font-style="normal" fo:font-weight="normal" officeooo:rsid="0914a12b" fo:background-color="transparent" loext:char-shading-value="0" style:font-weight-asian="normal" style:font-weight-complex="normal"/>
    </style:style>
    <style:style style:name="T292" style:family="text">
      <style:text-properties fo:font-variant="normal" fo:text-transform="none" fo:color="#0000ff" fo:letter-spacing="normal" fo:font-style="normal" fo:font-weight="normal" officeooo:rsid="0924fb8b" fo:background-color="transparent" loext:char-shading-value="0" style:font-weight-asian="normal" style:font-weight-complex="normal"/>
    </style:style>
    <style:style style:name="T293" style:family="text">
      <style:text-properties fo:font-variant="normal" fo:text-transform="none" fo:color="#0000ff" fo:letter-spacing="normal" fo:font-style="normal" fo:font-weight="normal" officeooo:rsid="08b14eaf" fo:background-color="#ff0000" loext:char-shading-value="0" style:font-weight-asian="normal" style:font-weight-complex="normal"/>
    </style:style>
    <style:style style:name="T294" style:family="text">
      <style:text-properties fo:font-variant="normal" fo:text-transform="none" fo:color="#0000ff" fo:letter-spacing="normal" fo:font-style="normal" fo:font-weight="normal" officeooo:rsid="08ba02b9" fo:background-color="#ff0000" loext:char-shading-value="0" style:font-weight-asian="normal" style:font-weight-complex="normal"/>
    </style:style>
    <style:style style:name="T295" style:family="text">
      <style:text-properties fo:font-variant="normal" fo:text-transform="none" fo:color="#0000ff" fo:letter-spacing="normal" fo:font-style="normal" style:text-underline-style="solid" style:text-underline-width="auto" style:text-underline-color="font-color" fo:font-weight="normal" officeooo:rsid="08b14eaf" fo:background-color="#ff0000" loext:char-shading-value="0" style:font-weight-asian="normal" style:font-weight-complex="normal"/>
    </style:style>
    <style:style style:name="T296" style:family="text">
      <style:text-properties officeooo:rsid="00b76c4a"/>
    </style:style>
    <style:style style:name="T297" style:family="text">
      <style:text-properties officeooo:rsid="00c48fb6"/>
    </style:style>
    <style:style style:name="T298" style:family="text">
      <style:text-properties officeooo:rsid="015f157e"/>
    </style:style>
    <style:style style:name="T299" style:family="text">
      <style:text-properties officeooo:rsid="028b36e6"/>
    </style:style>
    <style:style style:name="T300" style:family="text">
      <style:text-properties officeooo:rsid="0296e4d3"/>
    </style:style>
    <style:style style:name="T301" style:family="text">
      <style:text-properties officeooo:rsid="03ddb677"/>
    </style:style>
    <style:style style:name="T302" style:family="text">
      <style:text-properties officeooo:rsid="03de14fe"/>
    </style:style>
    <style:style style:name="T303" style:family="text">
      <style:text-properties style:font-name-complex="Arial4"/>
    </style:style>
    <style:style style:name="T304" style:family="text">
      <style:text-properties officeooo:rsid="07dcf201" style:font-name-complex="Arial4"/>
    </style:style>
    <style:style style:name="T305" style:family="text">
      <style:text-properties officeooo:rsid="042c21c7"/>
    </style:style>
    <style:style style:name="T306" style:family="text">
      <style:text-properties officeooo:rsid="043ad472"/>
    </style:style>
    <style:style style:name="T307" style:family="text">
      <style:text-properties officeooo:rsid="043d8f1c"/>
    </style:style>
    <style:style style:name="T308" style:family="text">
      <style:text-properties officeooo:rsid="043e490a"/>
    </style:style>
    <style:style style:name="T309" style:family="text">
      <style:text-properties officeooo:rsid="043fa259"/>
    </style:style>
    <style:style style:name="T310" style:family="text">
      <style:text-properties officeooo:rsid="04527592"/>
    </style:style>
    <style:style style:name="T311" style:family="text">
      <style:text-properties officeooo:rsid="045722ad"/>
    </style:style>
    <style:style style:name="T312" style:family="text">
      <style:text-properties officeooo:rsid="045a96d2"/>
    </style:style>
    <style:style style:name="T313" style:family="text">
      <style:text-properties officeooo:rsid="048fd490"/>
    </style:style>
    <style:style style:name="T314" style:family="text">
      <style:text-properties officeooo:rsid="0490d2b3"/>
    </style:style>
    <style:style style:name="T315" style:family="text">
      <style:text-properties officeooo:rsid="049f2763"/>
    </style:style>
    <style:style style:name="T316" style:family="text">
      <style:text-properties officeooo:rsid="049f529b"/>
    </style:style>
    <style:style style:name="T317" style:family="text">
      <style:text-properties officeooo:rsid="04db8b34"/>
    </style:style>
    <style:style style:name="T318" style:family="text">
      <style:text-properties officeooo:rsid="04dda80f"/>
    </style:style>
    <style:style style:name="T319" style:family="text">
      <style:text-properties officeooo:rsid="0500a227"/>
    </style:style>
    <style:style style:name="T320" style:family="text">
      <style:text-properties officeooo:rsid="05031dc8"/>
    </style:style>
    <style:style style:name="T321" style:family="text">
      <style:text-properties officeooo:rsid="0506e0f0"/>
    </style:style>
    <style:style style:name="T322" style:family="text">
      <style:text-properties officeooo:rsid="05104879"/>
    </style:style>
    <style:style style:name="T323" style:family="text">
      <style:text-properties officeooo:rsid="051d49bf"/>
    </style:style>
    <style:style style:name="T324" style:family="text">
      <style:text-properties officeooo:rsid="052afbb5"/>
    </style:style>
    <style:style style:name="T325" style:family="text">
      <style:text-properties officeooo:rsid="0559fd81"/>
    </style:style>
    <style:style style:name="T326" style:family="text">
      <style:text-properties style:font-weight-asian="bold" style:font-weight-complex="bold"/>
    </style:style>
    <style:style style:name="T327" style:family="text">
      <style:text-properties officeooo:rsid="055e3f8b" style:font-weight-asian="bold" style:font-weight-complex="bold"/>
    </style:style>
    <style:style style:name="T328" style:family="text">
      <style:text-properties officeooo:rsid="06797a8b" style:font-weight-asian="bold" style:font-weight-complex="bold"/>
    </style:style>
    <style:style style:name="T329" style:family="text">
      <style:text-properties officeooo:rsid="078119f8" style:font-weight-asian="bold" style:font-weight-complex="bold"/>
    </style:style>
    <style:style style:name="T330" style:family="text">
      <style:text-properties officeooo:rsid="07dcee26" style:font-weight-asian="bold" style:font-weight-complex="bold"/>
    </style:style>
    <style:style style:name="T331" style:family="text">
      <style:text-properties officeooo:rsid="051223f4"/>
    </style:style>
    <style:style style:name="T332" style:family="text">
      <style:text-properties officeooo:rsid="04f8af96"/>
    </style:style>
    <style:style style:name="T333" style:family="text">
      <style:text-properties officeooo:rsid="04fd8be6"/>
    </style:style>
    <style:style style:name="T334" style:family="text">
      <style:text-properties officeooo:rsid="05a08f01"/>
    </style:style>
    <style:style style:name="T335" style:family="text">
      <style:text-properties officeooo:rsid="05e2c41e"/>
    </style:style>
    <style:style style:name="T336" style:family="text">
      <style:text-properties officeooo:rsid="06504665"/>
    </style:style>
    <style:style style:name="T337" style:family="text">
      <style:text-properties officeooo:rsid="0652a704"/>
    </style:style>
    <style:style style:name="T338" style:family="text">
      <style:text-properties officeooo:rsid="06797a8b"/>
    </style:style>
    <style:style style:name="T339" style:family="text">
      <style:text-properties officeooo:rsid="067af050"/>
    </style:style>
    <style:style style:name="T340" style:family="text">
      <style:text-properties officeooo:rsid="068127c3"/>
    </style:style>
    <style:style style:name="T341" style:family="text">
      <style:text-properties officeooo:rsid="06828e5a"/>
    </style:style>
    <style:style style:name="T342" style:family="text">
      <style:text-properties officeooo:rsid="06857014"/>
    </style:style>
    <style:style style:name="T343" style:family="text">
      <style:text-properties officeooo:rsid="068fb3c0"/>
    </style:style>
    <style:style style:name="T344" style:family="text">
      <style:text-properties officeooo:rsid="06d09585"/>
    </style:style>
    <style:style style:name="T345" style:family="text">
      <style:text-properties officeooo:rsid="06dc6b68"/>
    </style:style>
    <style:style style:name="T346" style:family="text">
      <style:text-properties officeooo:rsid="06dfa868"/>
    </style:style>
    <style:style style:name="T347" style:family="text">
      <style:text-properties officeooo:rsid="06e16916"/>
    </style:style>
    <style:style style:name="T348" style:family="text">
      <style:text-properties style:use-window-font-color="true" fo:font-weight="normal" fo:background-color="transparent" loext:char-shading-value="0"/>
    </style:style>
    <style:style style:name="T349" style:family="text">
      <style:text-properties style:use-window-font-color="true" fo:font-weight="normal" officeooo:rsid="03f6e657" fo:background-color="transparent" loext:char-shading-value="0"/>
    </style:style>
    <style:style style:name="T350" style:family="text">
      <style:text-properties style:use-window-font-color="true" fo:font-weight="normal" officeooo:rsid="068db258" fo:background-color="transparent" loext:char-shading-value="0"/>
    </style:style>
    <style:style style:name="T351" style:family="text">
      <style:text-properties style:use-window-font-color="true" fo:font-weight="normal" officeooo:rsid="078293b8" fo:background-color="transparent" loext:char-shading-value="0"/>
    </style:style>
    <style:style style:name="T352" style:family="text">
      <style:text-properties style:use-window-font-color="true" fo:font-weight="normal" officeooo:rsid="06a21f2c" fo:background-color="transparent" loext:char-shading-value="0"/>
    </style:style>
    <style:style style:name="T353" style:family="text">
      <style:text-properties style:use-window-font-color="true" fo:font-weight="normal" officeooo:rsid="053d6315" fo:background-color="transparent" loext:char-shading-value="0"/>
    </style:style>
    <style:style style:name="T354" style:family="text">
      <style:text-properties style:use-window-font-color="true" fo:font-weight="normal" officeooo:rsid="053e0930" fo:background-color="transparent" loext:char-shading-value="0"/>
    </style:style>
    <style:style style:name="T355" style:family="text">
      <style:text-properties style:use-window-font-color="true" fo:font-weight="normal" officeooo:rsid="0487e715" fo:background-color="transparent" loext:char-shading-value="0"/>
    </style:style>
    <style:style style:name="T356" style:family="text">
      <style:text-properties style:use-window-font-color="true" fo:font-weight="normal" officeooo:rsid="06a6fc91" fo:background-color="transparent" loext:char-shading-value="0"/>
    </style:style>
    <style:style style:name="T357" style:family="text">
      <style:text-properties style:use-window-font-color="true" fo:font-weight="normal" officeooo:rsid="06a96524" fo:background-color="transparent" loext:char-shading-value="0"/>
    </style:style>
    <style:style style:name="T358" style:family="text">
      <style:text-properties style:use-window-font-color="true" fo:font-weight="normal" officeooo:rsid="0489efe0" fo:background-color="transparent" loext:char-shading-value="0"/>
    </style:style>
    <style:style style:name="T359" style:family="text">
      <style:text-properties style:use-window-font-color="true" fo:font-weight="normal" officeooo:rsid="06a8e755" fo:background-color="transparent" loext:char-shading-value="0"/>
    </style:style>
    <style:style style:name="T360" style:family="text">
      <style:text-properties style:use-window-font-color="true" fo:background-color="transparent" loext:char-shading-value="0"/>
    </style:style>
    <style:style style:name="T361" style:family="text">
      <style:text-properties style:use-window-font-color="true" officeooo:rsid="05820c73" fo:background-color="transparent" loext:char-shading-value="0"/>
    </style:style>
    <style:style style:name="T362" style:family="text">
      <style:text-properties style:use-window-font-color="true" officeooo:rsid="0578f6ed" fo:background-color="transparent" loext:char-shading-value="0"/>
    </style:style>
    <style:style style:name="T363" style:family="text">
      <style:text-properties style:use-window-font-color="true" officeooo:rsid="073f1b03" fo:background-color="transparent" loext:char-shading-value="0"/>
    </style:style>
    <style:style style:name="T364" style:family="text">
      <style:text-properties style:use-window-font-color="true" fo:background-color="#ffffff" loext:char-shading-value="0"/>
    </style:style>
    <style:style style:name="T365" style:family="text">
      <style:text-properties style:use-window-font-color="true" officeooo:rsid="06504665" fo:background-color="#ffffff" loext:char-shading-value="0"/>
    </style:style>
    <style:style style:name="T366" style:family="text">
      <style:text-properties style:use-window-font-color="true" officeooo:rsid="05a2f665" fo:background-color="#ffffff" loext:char-shading-value="0"/>
    </style:style>
    <style:style style:name="T367" style:family="text">
      <style:text-properties style:use-window-font-color="true" officeooo:rsid="04dcefd4" fo:background-color="#ffffff" loext:char-shading-value="0"/>
    </style:style>
    <style:style style:name="T368"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69" style:family="text">
      <style:text-properties style:use-window-font-color="true" style:font-name="Arial2" fo:font-size="10pt" fo:font-weight="normal" officeooo:rsid="068ac489" fo:background-color="transparent" loext:char-shading-value="0" style:font-size-asian="10pt" style:font-size-complex="10pt"/>
    </style:style>
    <style:style style:name="T370" style:family="text">
      <style:text-properties style:use-window-font-color="true" style:font-name="Arial2" fo:font-size="10pt" fo:font-weight="normal" officeooo:rsid="078293b8" fo:background-color="transparent" loext:char-shading-value="0" style:font-size-asian="10pt" style:font-size-complex="10pt"/>
    </style:style>
    <style:style style:name="T371" style:family="text">
      <style:text-properties style:use-window-font-color="true" style:font-name="Arial2" fo:font-size="10pt" fo:font-weight="normal" officeooo:rsid="068db258" fo:background-color="transparent" loext:char-shading-value="0" style:font-size-asian="10pt" style:font-size-complex="10pt"/>
    </style:style>
    <style:style style:name="T372" style:family="text">
      <style:text-properties style:use-window-font-color="true" style:font-name="Arial2" fo:font-size="10pt" fo:font-weight="normal" officeooo:rsid="02a1fea0" fo:background-color="transparent" loext:char-shading-value="0" style:font-size-asian="10pt" style:font-size-complex="10pt"/>
    </style:style>
    <style:style style:name="T373" style:family="text">
      <style:text-properties style:use-window-font-color="true" style:font-name="Arial2" fo:font-size="10pt" fo:font-weight="normal" officeooo:rsid="02e97b12" fo:background-color="transparent" loext:char-shading-value="0" style:font-size-asian="10pt" style:font-size-complex="10pt"/>
    </style:style>
    <style:style style:name="T374" style:family="text">
      <style:text-properties style:use-window-font-color="true" style:font-name="Arial2" fo:font-size="10pt" fo:font-weight="normal" officeooo:rsid="068db258" fo:background-color="#fff200" loext:char-shading-value="0"/>
    </style:style>
    <style:style style:name="T375" style:family="text">
      <style:text-properties style:use-window-font-color="true" style:font-name="Arial2" fo:font-size="10pt" fo:font-weight="normal" officeooo:rsid="078293b8" fo:background-color="#fff200" loext:char-shading-value="0"/>
    </style:style>
    <style:style style:name="T376" style:family="text">
      <style:text-properties style:use-window-font-color="true" style:font-name="Arial2" fo:font-size="10pt" fo:font-weight="normal" officeooo:rsid="0480e7c0" fo:background-color="#fff200" loext:char-shading-value="0"/>
    </style:style>
    <style:style style:name="T377" style:family="text">
      <style:text-properties style:use-window-font-color="true" style:font-name="Arial2" fo:font-size="10pt" fo:font-weight="normal" officeooo:rsid="0483374a" fo:background-color="#fff200" loext:char-shading-value="0"/>
    </style:style>
    <style:style style:name="T378" style:family="text">
      <style:text-properties fo:background-color="#fff200" loext:char-shading-value="0"/>
    </style:style>
    <style:style style:name="T379" style:family="text">
      <style:text-properties officeooo:rsid="03bb90be" fo:background-color="#fff200" loext:char-shading-value="0"/>
    </style:style>
    <style:style style:name="T380" style:family="text">
      <style:text-properties officeooo:rsid="06504665" fo:background-color="#fff200" loext:char-shading-value="0"/>
    </style:style>
    <style:style style:name="T381" style:family="text">
      <style:text-properties officeooo:rsid="078119f8" fo:background-color="#fff200" loext:char-shading-value="0"/>
    </style:style>
    <style:style style:name="T382" style:family="text">
      <style:text-properties officeooo:rsid="043e490a" fo:background-color="#fff200" loext:char-shading-value="0"/>
    </style:style>
    <style:style style:name="T383" style:family="text">
      <style:text-properties officeooo:rsid="0559fd81" fo:background-color="#fff200" loext:char-shading-value="0"/>
    </style:style>
    <style:style style:name="T384" style:family="text">
      <style:text-properties officeooo:rsid="052afbb5" fo:background-color="#fff200" loext:char-shading-value="0"/>
    </style:style>
    <style:style style:name="T385" style:family="text">
      <style:text-properties officeooo:rsid="05104879" fo:background-color="#fff200" loext:char-shading-value="0"/>
    </style:style>
    <style:style style:name="T386" style:family="text">
      <style:text-properties officeooo:rsid="0807b018" fo:background-color="#fff200" loext:char-shading-value="0"/>
    </style:style>
    <style:style style:name="T387" style:family="text">
      <style:text-properties fo:color="#6666ff" style:font-name="Arial2" fo:font-size="10pt" fo:font-weight="normal" officeooo:rsid="0653d40e" style:font-size-asian="10pt" style:font-weight-asian="normal" style:font-size-complex="10pt" style:font-weight-complex="normal"/>
    </style:style>
    <style:style style:name="T388" style:family="text">
      <style:text-properties fo:color="#6666ff" style:font-name="Arial2" fo:font-size="10pt" fo:font-weight="normal" officeooo:rsid="07d039c4" style:font-size-asian="10pt" style:font-weight-asian="normal" style:font-size-complex="10pt" style:font-weight-complex="normal"/>
    </style:style>
    <style:style style:name="T389" style:family="text">
      <style:text-properties fo:color="#6666ff" style:font-name="Arial2" fo:font-size="8pt" fo:font-weight="normal" officeooo:rsid="0507e2b1" fo:background-color="transparent" loext:char-shading-value="0" style:font-size-asian="8pt" style:font-size-complex="8pt"/>
    </style:style>
    <style:style style:name="T390" style:family="text">
      <style:text-properties fo:color="#6666ff" style:font-name="Arial" fo:font-size="10pt" fo:font-weight="bold" officeooo:rsid="063ea041" style:font-size-asian="10pt" style:font-weight-asian="bold" style:font-size-complex="10pt" style:font-weight-complex="bold"/>
    </style:style>
    <style:style style:name="T391" style:family="text">
      <style:text-properties fo:color="#6666ff" style:font-name="Arial" fo:font-size="10pt" fo:font-weight="bold" officeooo:rsid="0573c66c" style:font-size-asian="10pt" style:font-weight-asian="bold" style:font-size-complex="10pt" style:font-weight-complex="bold"/>
    </style:style>
    <style:style style:name="T392" style:family="text">
      <style:text-properties fo:color="#6666ff" style:font-name="Arial" fo:font-size="10pt" fo:font-weight="bold" officeooo:rsid="0578f6ed" style:font-size-asian="10pt" style:font-weight-asian="bold" style:font-size-complex="10pt" style:font-weight-complex="bold"/>
    </style:style>
    <style:style style:name="T393" style:family="text">
      <style:text-properties fo:color="#6666ff" style:font-name="Arial" fo:font-size="10pt" fo:font-weight="bold" officeooo:rsid="0643530a" style:font-size-asian="10pt" style:font-weight-asian="bold" style:font-size-complex="10pt" style:font-weight-complex="bold"/>
    </style:style>
    <style:style style:name="T394" style:family="text">
      <style:text-properties fo:color="#6666ff" style:font-name="Arial" fo:font-size="10pt" fo:font-weight="bold" officeooo:rsid="04add1c5" style:font-size-asian="10pt" style:font-weight-asian="bold" style:font-size-complex="10pt" style:font-weight-complex="bold"/>
    </style:style>
    <style:style style:name="T395" style:family="text">
      <style:text-properties fo:color="#6666ff" style:font-name="Arial" fo:font-size="10pt" fo:font-weight="bold" officeooo:rsid="0747fe66" style:font-size-asian="10pt" style:font-weight-asian="bold" style:font-size-complex="10pt" style:font-weight-complex="bold"/>
    </style:style>
    <style:style style:name="T396" style:family="text">
      <style:text-properties fo:color="#6666ff" style:font-name="Arial" fo:font-size="10pt" fo:font-weight="bold" officeooo:rsid="077e298f" style:font-size-asian="10pt" style:font-weight-asian="bold" style:font-size-complex="10pt" style:font-weight-complex="bold"/>
    </style:style>
    <style:style style:name="T397" style:family="text">
      <style:text-properties fo:color="#6666ff" style:font-name="Arial" fo:font-size="10pt" fo:font-weight="bold" officeooo:rsid="077faf5d" style:font-size-asian="10pt" style:font-weight-asian="bold" style:font-size-complex="10pt" style:font-weight-complex="bold"/>
    </style:style>
    <style:style style:name="T398" style:family="text">
      <style:text-properties fo:color="#6666ff" style:font-name="Arial" fo:font-size="10pt" fo:font-weight="bold" officeooo:rsid="078119f8" style:font-size-asian="10pt" style:font-weight-asian="bold" style:font-size-complex="10pt" style:font-weight-complex="bold"/>
    </style:style>
    <style:style style:name="T399" style:family="text">
      <style:text-properties fo:color="#6666ff" fo:background-color="#fff200" loext:char-shading-value="0"/>
    </style:style>
    <style:style style:name="T400" style:family="text">
      <style:text-properties fo:color="#6666ff" officeooo:rsid="0491d9dc" fo:background-color="#fff200" loext:char-shading-value="0"/>
    </style:style>
    <style:style style:name="T401" style:family="text">
      <style:text-properties fo:color="#6666ff" officeooo:rsid="07ff7766" fo:background-color="#fff200" loext:char-shading-value="0"/>
    </style:style>
    <style:style style:name="T402" style:family="text">
      <style:text-properties officeooo:rsid="06fb8e20"/>
    </style:style>
    <style:style style:name="T403" style:family="text">
      <style:text-properties officeooo:rsid="03bb90be"/>
    </style:style>
    <style:style style:name="T404" style:family="text">
      <style:text-properties fo:color="#ce181e"/>
    </style:style>
    <style:style style:name="T405" style:family="text">
      <style:text-properties fo:color="#ce181e" officeooo:rsid="03bb90be" fo:background-color="#fff200" loext:char-shading-value="0"/>
    </style:style>
    <style:style style:name="T406" style:family="text">
      <style:text-properties fo:color="#ce181e" officeooo:rsid="075246e3" fo:background-color="#fff200" loext:char-shading-value="0"/>
    </style:style>
    <style:style style:name="T407" style:family="text">
      <style:text-properties fo:color="#ce181e" officeooo:rsid="07629cc1" fo:background-color="#fff200" loext:char-shading-value="0"/>
    </style:style>
    <style:style style:name="T408" style:family="text">
      <style:text-properties fo:color="#ce181e" officeooo:rsid="04dda80f" fo:background-color="#fff200" loext:char-shading-value="0"/>
    </style:style>
    <style:style style:name="T409" style:family="text">
      <style:text-properties fo:color="#ce181e" style:font-name="Arial" fo:font-size="10pt" fo:font-weight="normal" officeooo:rsid="0742ce98" fo:background-color="#fff200" loext:char-shading-value="0" style:font-size-asian="10pt" style:font-size-complex="10pt"/>
    </style:style>
    <style:style style:name="T410" style:family="text">
      <style:text-properties fo:color="#ce181e" style:font-name="Arial" fo:font-size="10pt" fo:font-weight="normal" officeooo:rsid="07e3cedb" fo:background-color="#fff200" loext:char-shading-value="0" style:font-size-asian="10pt" style:font-size-complex="10pt"/>
    </style:style>
    <style:style style:name="T411" style:family="text">
      <style:text-properties fo:color="#ce181e" style:font-name="Arial" fo:font-size="10pt" fo:font-weight="normal" officeooo:rsid="07f78342" fo:background-color="#fff200" loext:char-shading-value="0" style:font-size-asian="10pt" style:font-size-complex="10pt"/>
    </style:style>
    <style:style style:name="T412"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413"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414"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415"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416"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417" style:family="text">
      <style:text-properties fo:color="#ce181e" style:font-name="Arial2" fo:font-size="10pt" fo:font-weight="normal" officeooo:rsid="078119f8" fo:background-color="#fff200" loext:char-shading-value="0" style:font-size-asian="10pt" style:font-size-complex="10pt"/>
    </style:style>
    <style:style style:name="T418" style:family="text">
      <style:text-properties fo:color="#ce181e" style:font-name="Arial2" fo:font-size="10pt" fo:font-weight="normal" officeooo:rsid="0657ca6f" fo:background-color="#fff200" loext:char-shading-value="0" style:font-size-asian="10pt" style:font-size-complex="10pt"/>
    </style:style>
    <style:style style:name="T419" style:family="text">
      <style:text-properties fo:color="#ce181e" style:font-name="Arial2" fo:font-size="10pt" fo:font-weight="normal" officeooo:rsid="03f5730a" fo:background-color="#fff200" loext:char-shading-value="0" style:font-size-asian="10pt" style:font-size-complex="10pt"/>
    </style:style>
    <style:style style:name="T420" style:family="text">
      <style:text-properties fo:color="#ce181e" style:font-name="Arial2" fo:font-size="10pt" fo:font-weight="normal" officeooo:rsid="03093ff6" fo:background-color="#fff200" loext:char-shading-value="0" style:font-size-asian="10pt" style:font-size-complex="10pt"/>
    </style:style>
    <style:style style:name="T421" style:family="text">
      <style:text-properties fo:color="#ce181e" fo:background-color="#ffffff" loext:char-shading-value="0"/>
    </style:style>
    <style:style style:name="T422" style:family="text">
      <style:text-properties fo:color="#ce181e" officeooo:rsid="07dcee26" fo:background-color="#ffffff" loext:char-shading-value="0"/>
    </style:style>
    <style:style style:name="T423" style:family="text">
      <style:text-properties fo:color="#ce181e" officeooo:rsid="075fedc8"/>
    </style:style>
    <style:style style:name="T424" style:family="text">
      <style:text-properties officeooo:rsid="04d7a5fb" style:font-size-asian="10pt" style:font-weight-asian="bold" style:font-size-complex="10pt" style:font-weight-complex="bold"/>
    </style:style>
    <style:style style:name="T425" style:family="text">
      <style:text-properties officeooo:rsid="04d8cab3" style:font-size-asian="10pt" style:font-weight-asian="bold" style:font-size-complex="10pt" style:font-weight-complex="bold"/>
    </style:style>
    <style:style style:name="T426" style:family="text">
      <style:text-properties officeooo:rsid="078119f8" style:font-size-asian="10pt" style:font-weight-asian="bold" style:font-size-complex="10pt" style:font-weight-complex="bold"/>
    </style:style>
    <style:style style:name="T427" style:family="text">
      <style:text-properties officeooo:rsid="07459e7d"/>
    </style:style>
    <style:style style:name="T428" style:family="text">
      <style:text-properties fo:font-weight="normal"/>
    </style:style>
    <style:style style:name="T429" style:family="text">
      <style:text-properties fo:font-weight="normal" officeooo:rsid="03f6e657" fo:background-color="transparent" loext:char-shading-value="0"/>
    </style:style>
    <style:style style:name="T430" style:family="text">
      <style:text-properties fo:font-weight="normal" officeooo:rsid="07e53dab" fo:background-color="transparent" loext:char-shading-value="0"/>
    </style:style>
    <style:style style:name="T431" style:family="text">
      <style:text-properties fo:font-weight="normal" officeooo:rsid="078293b8"/>
    </style:style>
    <style:style style:name="T432" style:family="text">
      <style:text-properties fo:font-weight="normal" officeooo:rsid="06a9d0ae"/>
    </style:style>
    <style:style style:name="T433" style:family="text">
      <style:text-properties officeooo:rsid="074baaf4"/>
    </style:style>
    <style:style style:name="T434" style:family="text">
      <style:text-properties officeooo:rsid="074ce191"/>
    </style:style>
    <style:style style:name="T435" style:family="text">
      <style:text-properties officeooo:rsid="07518994"/>
    </style:style>
    <style:style style:name="T436" style:family="text">
      <style:text-properties officeooo:rsid="075246e3"/>
    </style:style>
    <style:style style:name="T437" style:family="text">
      <style:text-properties fo:font-style="italic" style:font-style-asian="italic" style:font-style-complex="italic"/>
    </style:style>
    <style:style style:name="T438" style:family="text">
      <style:text-properties style:text-underline-style="solid" style:text-underline-width="auto" style:text-underline-color="font-color"/>
    </style:style>
    <style:style style:name="T439" style:family="text">
      <style:text-properties officeooo:rsid="075494f1"/>
    </style:style>
    <style:style style:name="T440" style:family="text">
      <style:text-properties officeooo:rsid="075ac16b"/>
    </style:style>
    <style:style style:name="T441" style:family="text">
      <style:text-properties officeooo:rsid="075bf41a"/>
    </style:style>
    <style:style style:name="T442" style:family="text">
      <style:text-properties officeooo:rsid="075d8782"/>
    </style:style>
    <style:style style:name="T443" style:family="text">
      <style:text-properties officeooo:rsid="075dac7a"/>
    </style:style>
    <style:style style:name="T444" style:family="text">
      <style:text-properties officeooo:rsid="075ddf47"/>
    </style:style>
    <style:style style:name="T445" style:family="text">
      <style:text-properties officeooo:rsid="075fedc8"/>
    </style:style>
    <style:style style:name="T446" style:family="text">
      <style:text-properties officeooo:rsid="07638271"/>
    </style:style>
    <style:style style:name="T447" style:family="text">
      <style:text-properties officeooo:rsid="0764a099"/>
    </style:style>
    <style:style style:name="T448" style:family="text">
      <style:text-properties style:font-name="Arial" fo:font-size="10pt" fo:font-weight="normal" officeooo:rsid="063e4e3d" fo:background-color="#ffffff" loext:char-shading-value="0" style:font-size-asian="10pt" style:font-size-complex="10pt"/>
    </style:style>
    <style:style style:name="T449" style:family="text">
      <style:text-properties style:font-name="Arial" fo:font-size="10pt" fo:font-weight="normal" officeooo:rsid="030bcf6f" fo:background-color="#ffffff" loext:char-shading-value="0" style:font-size-asian="10pt" style:font-size-complex="10pt"/>
    </style:style>
    <style:style style:name="T450" style:family="text">
      <style:text-properties style:font-name="Arial" fo:font-size="10pt" fo:font-weight="normal" officeooo:rsid="03093ff6" fo:background-color="#ffffff" loext:char-shading-value="0" style:font-size-asian="10pt" style:font-size-complex="10pt"/>
    </style:style>
    <style:style style:name="T451"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52"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53"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54"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55"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56"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57"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58"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59"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60"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61"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62"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63"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64"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65" style:family="text">
      <style:text-properties style:font-name="Arial" fo:font-size="10pt" fo:font-weight="normal" officeooo:rsid="071bca16" fo:background-color="#fff200" loext:char-shading-value="0" style:font-size-asian="10pt" style:font-weight-asian="bold" style:font-size-complex="10pt" style:font-weight-complex="bold"/>
    </style:style>
    <style:style style:name="T466" style:family="text">
      <style:text-properties style:font-name="Arial" fo:font-size="10pt" fo:font-weight="normal" officeooo:rsid="07f72925" fo:background-color="#fff200" loext:char-shading-value="0" style:font-size-asian="10pt" style:font-weight-asian="bold" style:font-size-complex="10pt" style:font-weight-complex="bold"/>
    </style:style>
    <style:style style:name="T467" style:family="text">
      <style:text-properties style:font-name="Arial" fo:font-size="10pt" fo:font-weight="normal" officeooo:rsid="0643530a" style:font-size-asian="10pt" style:font-weight-asian="normal" style:font-size-complex="10pt" style:font-weight-complex="normal"/>
    </style:style>
    <style:style style:name="T468" style:family="text">
      <style:text-properties style:font-name="Arial" fo:font-size="10pt" fo:font-weight="normal" officeooo:rsid="077faf5d" style:font-size-asian="10pt" style:font-weight-asian="normal" style:font-size-complex="10pt" style:font-weight-complex="normal"/>
    </style:style>
    <style:style style:name="T469" style:family="text">
      <style:text-properties style:font-name="Arial" fo:font-size="10pt" fo:font-weight="normal" officeooo:rsid="07867cee" style:font-size-asian="10pt" style:font-weight-asian="normal" style:font-size-complex="10pt" style:font-weight-complex="normal"/>
    </style:style>
    <style:style style:name="T470" style:family="text">
      <style:text-properties style:font-name="Arial" fo:font-size="10pt" fo:font-weight="normal" officeooo:rsid="071bca16" style:font-size-asian="10pt" style:font-weight-asian="bold" style:font-size-complex="10pt" style:font-weight-complex="bold"/>
    </style:style>
    <style:style style:name="T471" style:family="text">
      <style:text-properties style:font-name="Arial" officeooo:rsid="03bb90be"/>
    </style:style>
    <style:style style:name="T472" style:family="text">
      <style:text-properties style:font-name="Arial2" fo:font-size="10pt" fo:font-weight="normal" officeooo:rsid="0640e490" fo:background-color="#ffffff" loext:char-shading-value="0" style:font-size-asian="10pt" style:font-size-complex="10pt"/>
    </style:style>
    <style:style style:name="T473" style:family="text">
      <style:text-properties style:font-name="Arial2" fo:font-size="10pt" fo:font-weight="normal" officeooo:rsid="057eba24" fo:background-color="#ffffff" loext:char-shading-value="0" style:font-size-asian="10pt" style:font-size-complex="10pt"/>
    </style:style>
    <style:style style:name="T474" style:family="text">
      <style:text-properties style:font-name="Arial2" fo:font-size="10pt" fo:font-weight="normal" officeooo:rsid="05855924" fo:background-color="#ffffff" loext:char-shading-value="0" style:font-size-asian="10pt" style:font-size-complex="10pt"/>
    </style:style>
    <style:style style:name="T475" style:family="text">
      <style:text-properties style:font-name="Arial2" fo:font-size="10pt" fo:font-weight="normal" officeooo:rsid="058632ea" fo:background-color="#ffffff" loext:char-shading-value="0" style:font-size-asian="10pt" style:font-size-complex="10pt"/>
    </style:style>
    <style:style style:name="T476" style:family="text">
      <style:text-properties style:font-name="Arial2" fo:font-size="10pt" fo:font-weight="normal" officeooo:rsid="0587da09" fo:background-color="#ffffff" loext:char-shading-value="0" style:font-size-asian="10pt" style:font-size-complex="10pt"/>
    </style:style>
    <style:style style:name="T477" style:family="text">
      <style:text-properties style:font-name="Arial2" fo:font-size="10pt" fo:font-weight="normal" officeooo:rsid="0582d345" fo:background-color="#ffffff" loext:char-shading-value="0" style:font-size-asian="10pt" style:font-size-complex="10pt"/>
    </style:style>
    <style:style style:name="T478" style:family="text">
      <style:text-properties style:font-name="Arial2" fo:font-size="10pt" fo:font-weight="normal" officeooo:rsid="05843174" fo:background-color="#ffffff" loext:char-shading-value="0" style:font-size-asian="10pt" style:font-size-complex="10pt"/>
    </style:style>
    <style:style style:name="T479"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480"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481"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482" style:family="text">
      <style:text-properties style:font-name="Arial2" fo:font-size="10pt" fo:font-weight="normal" officeooo:rsid="03f5730a" style:font-size-asian="10pt" style:font-weight-asian="normal" style:font-size-complex="10pt" style:font-weight-complex="normal"/>
    </style:style>
    <style:style style:name="T483" style:family="text">
      <style:text-properties style:font-name="Arial2" fo:font-size="10pt" fo:font-weight="normal" officeooo:rsid="07969d51" style:font-size-asian="10pt" style:font-weight-asian="normal" style:font-size-complex="10pt" style:font-weight-complex="normal"/>
    </style:style>
    <style:style style:name="T484" style:family="text">
      <style:text-properties style:font-name="Arial2" fo:font-size="10pt" fo:font-weight="normal" officeooo:rsid="078119f8" style:font-size-asian="10pt" style:font-weight-asian="normal" style:font-size-complex="10pt" style:font-weight-complex="normal"/>
    </style:style>
    <style:style style:name="T485" style:family="text">
      <style:text-properties style:font-name="Arial2" fo:font-size="10pt" fo:font-weight="normal" officeooo:rsid="079978bc" style:font-size-asian="10pt" style:font-weight-asian="normal" style:font-size-complex="10pt" style:font-weight-complex="normal"/>
    </style:style>
    <style:style style:name="T486" style:family="text">
      <style:text-properties style:font-name="Arial2" fo:font-size="10pt" fo:font-weight="normal" officeooo:rsid="07b97282" style:font-size-asian="10pt" style:font-weight-asian="normal" style:font-size-complex="10pt" style:font-weight-complex="normal"/>
    </style:style>
    <style:style style:name="T487" style:family="text">
      <style:text-properties style:font-name="Arial2" fo:font-size="10pt" fo:font-weight="normal" officeooo:rsid="0653d40e" style:font-size-asian="10pt" style:font-weight-asian="normal" style:font-size-complex="10pt" style:font-weight-complex="normal"/>
    </style:style>
    <style:style style:name="T488" style:family="text">
      <style:text-properties style:font-name="Arial2" fo:font-size="10pt" fo:font-weight="normal" officeooo:rsid="07997ef4" style:font-size-asian="10pt" style:font-weight-asian="normal" style:font-size-complex="10pt" style:font-weight-complex="normal"/>
    </style:style>
    <style:style style:name="T489"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490"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491" style:family="text">
      <style:text-properties officeooo:rsid="078293b8"/>
    </style:style>
    <style:style style:name="T492"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493"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494"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495" style:family="text">
      <style:text-properties officeooo:rsid="078ddae8"/>
    </style:style>
    <style:style style:name="T496" style:family="text">
      <style:text-properties officeooo:rsid="07a5cf22"/>
    </style:style>
    <style:style style:name="T497"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498"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499"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500"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501" style:family="text">
      <style:text-properties fo:color="#ed1c24" fo:font-weight="normal" officeooo:rsid="03f6e657" fo:background-color="#ffffff" loext:char-shading-value="0"/>
    </style:style>
    <style:style style:name="T502" style:family="text">
      <style:text-properties fo:color="#ed1c24" style:font-name="Arial" officeooo:rsid="03bb90be" fo:background-color="#fff200" loext:char-shading-value="0"/>
    </style:style>
    <style:style style:name="T503" style:family="text">
      <style:text-properties fo:color="#ed1c24" style:font-name="Arial" officeooo:rsid="07ddb381" fo:background-color="#fff200" loext:char-shading-value="0"/>
    </style:style>
    <style:style style:name="T504" style:family="text">
      <style:text-properties fo:color="#ed1c24" officeooo:rsid="07dd8704" fo:background-color="#fff200" loext:char-shading-value="0"/>
    </style:style>
    <style:style style:name="T505" style:family="text">
      <style:text-properties fo:color="#ed1c24" officeooo:rsid="07f02edd" fo:background-color="#fff200" loext:char-shading-value="0"/>
    </style:style>
    <style:style style:name="T506" style:family="text">
      <style:text-properties fo:color="#ed1c24" officeooo:rsid="07fbba6c" fo:background-color="#fff200" loext:char-shading-value="0"/>
    </style:style>
    <style:style style:name="T507" style:family="text">
      <style:text-properties officeooo:rsid="07bb3d30"/>
    </style:style>
    <style:style style:name="T508" style:family="text">
      <style:text-properties officeooo:rsid="07bce52e"/>
    </style:style>
    <style:style style:name="T509" style:family="text">
      <style:text-properties fo:color="#ef413d" style:font-name="Arial2" fo:font-size="10pt" fo:font-weight="normal" officeooo:rsid="068db258" fo:background-color="#fff200" loext:char-shading-value="0"/>
    </style:style>
    <style:style style:name="T510" style:family="text">
      <style:text-properties fo:color="#ef413d" style:font-name="Arial2" fo:font-size="10pt" fo:font-weight="normal" officeooo:rsid="078293b8" fo:background-color="#fff200" loext:char-shading-value="0"/>
    </style:style>
    <style:style style:name="T511" style:family="text">
      <style:text-properties fo:color="#ef413d" style:font-name="Arial2" fo:font-size="10pt" fo:font-weight="normal" officeooo:rsid="04769def" fo:background-color="#fff200" loext:char-shading-value="0"/>
    </style:style>
    <style:style style:name="T512" style:family="text">
      <style:text-properties fo:color="#ef413d" style:font-name="Arial2" fo:font-size="10pt" fo:font-weight="normal" officeooo:rsid="047f8e46" fo:background-color="#fff200" loext:char-shading-value="0"/>
    </style:style>
    <style:style style:name="T513" style:family="text">
      <style:text-properties fo:color="#ef413d" style:font-name="Arial2" fo:font-size="10pt" fo:font-weight="normal" officeooo:rsid="048d77fa" fo:background-color="#fff200" loext:char-shading-value="0"/>
    </style:style>
    <style:style style:name="T514" style:family="text">
      <style:text-properties fo:color="#ef413d" style:font-name="Arial2" fo:font-size="10pt" fo:font-weight="normal" officeooo:rsid="047fb181" fo:background-color="#fff200" loext:char-shading-value="0"/>
    </style:style>
    <style:style style:name="T515" style:family="text">
      <style:text-properties fo:color="#ef413d" style:font-name="Arial2" fo:font-size="10pt" fo:font-weight="normal" officeooo:rsid="07c2609f" fo:background-color="#fff200" loext:char-shading-value="0"/>
    </style:style>
    <style:style style:name="T516" style:family="text">
      <style:text-properties fo:color="#ef413d" style:font-name="Arial2" fo:font-size="10pt" fo:font-weight="normal" officeooo:rsid="0483374a" fo:background-color="#fff200" loext:char-shading-value="0"/>
    </style:style>
    <style:style style:name="T517" style:family="text">
      <style:text-properties fo:color="#ef413d" style:font-name="Arial2" fo:font-size="10pt" fo:font-weight="normal" officeooo:rsid="0480e7c0" fo:background-color="#fff200" loext:char-shading-value="0"/>
    </style:style>
    <style:style style:name="T518" style:family="text">
      <style:text-properties fo:color="#ef413d" style:font-name="Arial2" fo:font-size="10pt" fo:font-weight="normal" officeooo:rsid="052bb733" fo:background-color="#fff200" loext:char-shading-value="0"/>
    </style:style>
    <style:style style:name="T519" style:family="text">
      <style:text-properties fo:color="#ef413d" style:font-name="Arial2" fo:font-size="10pt" fo:font-weight="normal" officeooo:rsid="007e522a" fo:background-color="#fff200" loext:char-shading-value="0"/>
    </style:style>
    <style:style style:name="T520" style:family="text">
      <style:text-properties fo:color="#ef413d" fo:font-weight="normal" officeooo:rsid="068db258" fo:background-color="#fff200" loext:char-shading-value="0"/>
    </style:style>
    <style:style style:name="T521" style:family="text">
      <style:text-properties fo:color="#ef413d" fo:font-weight="normal" officeooo:rsid="078293b8" fo:background-color="#fff200" loext:char-shading-value="0"/>
    </style:style>
    <style:style style:name="T522" style:family="text">
      <style:text-properties fo:color="#ef413d" fo:font-weight="normal" officeooo:rsid="069aad56" fo:background-color="#fff200" loext:char-shading-value="0"/>
    </style:style>
    <style:style style:name="T523" style:family="text">
      <style:text-properties fo:color="#ef413d" fo:font-weight="normal" officeooo:rsid="0480e7c0" fo:background-color="#fff200" loext:char-shading-value="0"/>
    </style:style>
    <style:style style:name="T524" style:family="text">
      <style:text-properties fo:color="#ef413d" officeooo:rsid="04850c1f" fo:background-color="#fff200" loext:char-shading-value="0"/>
    </style:style>
    <style:style style:name="T525" style:family="text">
      <style:text-properties officeooo:rsid="07d83c2c"/>
    </style:style>
    <style:style style:name="T526" style:family="text">
      <style:text-properties officeooo:rsid="07d91cd4"/>
    </style:style>
    <style:style style:name="T527" style:family="text">
      <style:text-properties officeooo:rsid="07dcee26"/>
    </style:style>
    <style:style style:name="T528" style:family="text">
      <style:text-properties officeooo:rsid="07dcf201"/>
    </style:style>
    <style:style style:name="T529" style:family="text">
      <style:text-properties officeooo:rsid="07dd8704"/>
    </style:style>
    <style:style style:name="T530" style:family="text">
      <style:text-properties officeooo:rsid="07ea918a"/>
    </style:style>
    <style:style style:name="T531" style:family="text">
      <style:text-properties officeooo:rsid="07ec3580"/>
    </style:style>
    <style:style style:name="T532"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533" style:family="text">
      <style:text-properties fo:color="#2a6099" fo:font-weight="normal" officeooo:rsid="071bca16" fo:background-color="transparent" loext:char-shading-value="0" style:font-weight-asian="normal" style:font-weight-complex="normal"/>
    </style:style>
    <style:style style:name="T534" style:family="text">
      <style:text-properties fo:color="#2a6099" fo:font-weight="normal" officeooo:rsid="0871ede8" fo:background-color="transparent" loext:char-shading-value="0" style:font-weight-asian="normal" style:font-weight-complex="normal"/>
    </style:style>
    <style:style style:name="T535" style:family="text">
      <style:text-properties fo:color="#2a6099" fo:font-weight="normal" officeooo:rsid="0873eaae" fo:background-color="transparent" loext:char-shading-value="0" style:font-weight-asian="normal" style:font-weight-complex="normal"/>
    </style:style>
    <style:style style:name="T536" style:family="text">
      <style:text-properties officeooo:rsid="03bb90be" fo:background-color="#00cc33" loext:char-shading-value="0"/>
    </style:style>
    <style:style style:name="T537" style:family="text">
      <style:text-properties fo:color="#0000ff"/>
    </style:style>
    <style:style style:name="T538" style:family="text">
      <style:text-properties fo:color="#0000ff" officeooo:rsid="086abd97"/>
    </style:style>
    <style:style style:name="T539" style:family="text">
      <style:text-properties fo:color="#0000ff" officeooo:rsid="086abd97" fo:background-color="#ffff00" loext:char-shading-value="0"/>
    </style:style>
    <style:style style:name="T540" style:family="text">
      <style:text-properties fo:color="#0000ff" officeooo:rsid="086c6921" fo:background-color="#ffff00" loext:char-shading-value="0"/>
    </style:style>
    <style:style style:name="T541" style:family="text">
      <style:text-properties fo:color="#0000ff" fo:font-weight="normal" officeooo:rsid="071f4fe8" fo:background-color="transparent" loext:char-shading-value="0" style:font-weight-asian="normal" style:font-weight-complex="normal"/>
    </style:style>
    <style:style style:name="T542" style:family="text">
      <style:text-properties fo:color="#0000ff" fo:font-weight="normal" officeooo:rsid="07a5cf22" fo:background-color="transparent" loext:char-shading-value="0" style:font-weight-asian="normal" style:font-weight-complex="normal"/>
    </style:style>
    <style:style style:name="T543" style:family="text">
      <style:text-properties fo:color="#0000ff" fo:font-weight="normal" officeooo:rsid="07281300" fo:background-color="transparent" loext:char-shading-value="0" style:font-weight-asian="normal" style:font-weight-complex="normal"/>
    </style:style>
    <style:style style:name="T544" style:family="text">
      <style:text-properties fo:color="#0000ff" fo:font-weight="normal" officeooo:rsid="08783d17" fo:background-color="transparent" loext:char-shading-value="0" style:font-weight-asian="normal" style:font-weight-complex="normal"/>
    </style:style>
    <style:style style:name="T545" style:family="text">
      <style:text-properties fo:color="#0000ff" fo:font-weight="normal" officeooo:rsid="06f6d857" fo:background-color="transparent" loext:char-shading-value="0" style:font-weight-asian="normal" style:font-weight-complex="normal"/>
    </style:style>
    <style:style style:name="T546" style:family="text">
      <style:text-properties fo:color="#0000ff" fo:font-weight="normal" officeooo:rsid="08792130" fo:background-color="transparent" loext:char-shading-value="0" style:font-weight-asian="normal" style:font-weight-complex="normal"/>
    </style:style>
    <style:style style:name="T547" style:family="text">
      <style:text-properties fo:color="#0000ff" fo:font-weight="normal" officeooo:rsid="0871ede8" fo:background-color="transparent" loext:char-shading-value="0" style:font-weight-asian="normal" style:font-weight-complex="normal"/>
    </style:style>
    <style:style style:name="T548" style:family="text">
      <style:text-properties fo:color="#0000ff" fo:font-weight="normal" officeooo:rsid="0873eaae" fo:background-color="transparent" loext:char-shading-value="0" style:font-weight-asian="normal" style:font-weight-complex="normal"/>
    </style:style>
    <style:style style:name="T549" style:family="text">
      <style:text-properties fo:color="#0000ff" fo:font-weight="normal" officeooo:rsid="083c6872" fo:background-color="transparent" loext:char-shading-value="0" style:font-weight-asian="normal" style:font-weight-complex="normal"/>
    </style:style>
    <style:style style:name="T550" style:family="text">
      <style:text-properties fo:color="#0000ff" fo:font-weight="normal" officeooo:rsid="087fe342" fo:background-color="transparent" loext:char-shading-value="0" style:font-weight-asian="normal" style:font-weight-complex="normal"/>
    </style:style>
    <style:style style:name="T551" style:family="text">
      <style:text-properties fo:color="#0000ff" fo:font-weight="normal" officeooo:rsid="088147f3" fo:background-color="transparent" loext:char-shading-value="0" style:font-weight-asian="normal" style:font-weight-complex="normal"/>
    </style:style>
    <style:style style:name="T552" style:family="text">
      <style:text-properties fo:color="#0000ff" fo:font-weight="normal" officeooo:rsid="08ae14e0" fo:background-color="transparent" loext:char-shading-value="0" style:font-weight-asian="normal" style:font-weight-complex="normal"/>
    </style:style>
    <style:style style:name="T553" style:family="text">
      <style:text-properties fo:color="#0000ff" fo:font-weight="normal" officeooo:rsid="08bf5387" fo:background-color="transparent" loext:char-shading-value="0" style:font-weight-asian="normal" style:font-weight-complex="normal"/>
    </style:style>
    <style:style style:name="T554" style:family="text">
      <style:text-properties fo:color="#0000ff" fo:font-weight="normal" officeooo:rsid="08c119f3" fo:background-color="transparent" loext:char-shading-value="0" style:font-weight-asian="normal" style:font-weight-complex="normal"/>
    </style:style>
    <style:style style:name="T555" style:family="text">
      <style:text-properties fo:color="#0000ff" fo:font-weight="normal" officeooo:rsid="08c5eed2" fo:background-color="transparent" loext:char-shading-value="0" style:font-weight-asian="normal" style:font-weight-complex="normal"/>
    </style:style>
    <style:style style:name="T556" style:family="text">
      <style:text-properties fo:color="#0000ff" fo:font-weight="normal" officeooo:rsid="08c6803f" fo:background-color="transparent" loext:char-shading-value="0" style:font-weight-asian="normal" style:font-weight-complex="normal"/>
    </style:style>
    <style:style style:name="T557" style:family="text">
      <style:text-properties fo:color="#0000ff" fo:font-weight="normal" officeooo:rsid="08fd7f19" fo:background-color="transparent" loext:char-shading-value="0" style:font-weight-asian="normal" style:font-weight-complex="normal"/>
    </style:style>
    <style:style style:name="T558" style:family="text">
      <style:text-properties fo:color="#0000ff" fo:font-weight="normal" officeooo:rsid="09000aa4" fo:background-color="transparent" loext:char-shading-value="0" style:font-weight-asian="normal" style:font-weight-complex="normal"/>
    </style:style>
    <style:style style:name="T559" style:family="text">
      <style:text-properties fo:color="#0000ff" fo:font-weight="normal" officeooo:rsid="0900fc5e" fo:background-color="transparent" loext:char-shading-value="0" style:font-weight-asian="normal" style:font-weight-complex="normal"/>
    </style:style>
    <style:style style:name="T560" style:family="text">
      <style:text-properties fo:color="#0000ff" fo:font-weight="normal" style:font-weight-asian="normal" style:font-weight-complex="normal"/>
    </style:style>
    <style:style style:name="T561" style:family="text">
      <style:text-properties fo:color="#0000ff" style:font-name="Arial3" fo:font-size="10pt" fo:font-weight="normal" officeooo:rsid="08222227" fo:background-color="transparent" loext:char-shading-value="0"/>
    </style:style>
    <style:style style:name="T562" style:family="text">
      <style:text-properties fo:color="#0000ff" style:font-name="Arial3" fo:font-size="10pt" fo:font-weight="normal" officeooo:rsid="0835988f" fo:background-color="transparent" loext:char-shading-value="0"/>
    </style:style>
    <style:style style:name="T563" style:family="text">
      <style:text-properties fo:color="#0000ff" officeooo:rsid="08fb19f2"/>
    </style:style>
    <style:style style:name="T564" style:family="text">
      <style:text-properties officeooo:rsid="0856d572"/>
    </style:style>
    <style:style style:name="T565" style:family="text">
      <style:text-properties officeooo:rsid="085d96fd"/>
    </style:style>
    <style:style style:name="T566" style:family="text">
      <style:text-properties officeooo:rsid="08661a08"/>
    </style:style>
    <style:style style:name="T567" style:family="text">
      <style:text-properties officeooo:rsid="0869ce86"/>
    </style:style>
    <style:style style:name="T568" style:family="text">
      <style:text-properties officeooo:rsid="086a776e"/>
    </style:style>
    <style:style style:name="T569" style:family="text">
      <style:text-properties officeooo:rsid="088c597b"/>
    </style:style>
    <style:style style:name="T570" style:family="text">
      <style:text-properties officeooo:rsid="08c28d1c"/>
    </style:style>
    <style:style style:name="T571" style:family="text">
      <style:text-properties officeooo:rsid="08ed15b5"/>
    </style:style>
    <style:style style:name="T572" style:family="text">
      <style:text-properties officeooo:rsid="08ee0f97"/>
    </style:style>
    <style:style style:name="T573" style:family="text">
      <style:text-properties fo:color="#000000" style:font-name="Arial"/>
    </style:style>
    <style:style style:name="T574" style:family="text">
      <style:text-properties fo:color="#000000" style:font-name="Arial" fo:background-color="#81d41a" loext:char-shading-value="0"/>
    </style:style>
    <style:style style:name="T575" style:family="text">
      <style:text-properties fo:background-color="#81d41a" loext:char-shading-value="0"/>
    </style:style>
    <style:style style:name="T576" style:family="text">
      <style:text-properties officeooo:rsid="08f7d852" fo:background-color="#81d41a" loext:char-shading-value="0"/>
    </style:style>
    <style:style style:name="T577" style:family="text">
      <style:text-properties officeooo:rsid="09180ca1"/>
    </style:style>
    <style:style style:name="T578" style:family="text">
      <style:text-properties officeooo:rsid="09180ca1" fo:background-color="#ffff00" loext:char-shading-value="0"/>
    </style:style>
    <style:style style:name="T57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1" style:family="text">
      <style:text-properties fo:font-size="10pt" fo:language="pt" fo:country="BR" style:language-asian="zh" style:country-asian="CN" style:language-complex="hi" style:country-complex="IN"/>
    </style:style>
    <style:style style:name="T582" style:family="text">
      <style:text-properties fo:font-variant="normal" fo:text-transform="none" fo:color="#ce181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Strong_20_Emphasis"><text:span text:style-name="T203">1 </text:span></text:span><text:span text:style-name="Strong_20_Emphasis"><text:span text:style-name="T204">DO </text:span></text:span><text:span text:style-name="Strong_20_Emphasis"><text:span text:style-name="T203">OBJETO</text:span></text:span></text:p>
      <text:p text:style-name="P142"><text:span text:style-name="T210">1.1 Registro de Preços para eventual contratação </text:span><text:span text:style-name="T211">d</text:span><text:span text:style-name="T210">e </text:span><text:span text:style-name="T212">s</text:span><text:span text:style-name="T210">erviços de </text:span><text:span text:style-name="Strong_20_Emphasis"><text:span text:style-name="T219">higieniza</text:span></text:span><text:span text:style-name="Strong_20_Emphasis"><text:span text:style-name="T220">ção</text:span></text:span><text:span text:style-name="Strong_20_Emphasis"><text:span text:style-name="T219"> </text:span></text:span><text:span text:style-name="Strong_20_Emphasis"><text:span text:style-name="T220">e </text:span></text:span><text:span text:style-name="T210">digitalização </text:span><text:span text:style-name="T213">de documentos físicos, constantes das pastas funcionais </text:span><text:span text:style-name="T212">dos servidores do Tribunal </text:span><text:span text:style-name="T214">Regional Eleitoral de Sergipe </text:span><text:span text:style-name="T213">(TRE-SE)</text:span><text:span text:style-name="T214">, </text:span><text:span text:style-name="T212">no que se refere ao acervo legado, </text:span><text:span text:style-name="T215">além da assinatura </text:span><text:span text:style-name="T216">da versão digital resultante, com o emprego de certificado padrão ICP-Brasil,</text:span><text:span text:style-name="T215"> tendo em vista </text:span><text:span text:style-name="Strong_20_Emphasis"><text:span text:style-name="T221">a </text:span></text:span><text:span text:style-name="Strong_20_Emphasis"><text:span text:style-name="T222">formação </text:span></text:span><text:span text:style-name="Strong_20_Emphasis"><text:span text:style-name="T223">de </text:span></text:span><text:span text:style-name="Strong_20_Emphasis"><text:span text:style-name="T224">dossiês digitais (Assentamento Funcional Digital – AFD), </text:span></text:span><text:span text:style-name="Strong_20_Emphasis"><text:span text:style-name="T225">nos termos e condições constantes deste Termo de Referência e seus anexos, </text:span></text:span><text:span text:style-name="Strong_20_Emphasis"><text:span text:style-name="T226">conforme especificado na tabela </text:span></text:span><text:span text:style-name="Strong_20_Emphasis"><text:span text:style-name="T227">a seguir</text:span></text:span><text:span text:style-name="Strong_20_Emphasis"><text:span text:style-name="T226">:</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2">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53">Lote</text:p>
          </table:table-cell>
          <table:table-cell table:style-name="Tabela2.A2" office:value-type="string">
            <text:p text:style-name="P54">Item</text:p>
          </table:table-cell>
          <table:table-cell table:style-name="Tabela2.A2" office:value-type="string">
            <text:p text:style-name="P55">Código </text:p>
            <text:p text:style-name="P55">SIASG</text:p>
          </table:table-cell>
          <table:table-cell table:style-name="Tabela2.A2" office:value-type="string">
            <text:p text:style-name="P54">Especificação</text:p>
          </table:table-cell>
          <table:table-cell table:style-name="Tabela2.A2" office:value-type="string">
            <text:p text:style-name="P54">Unidade</text:p>
          </table:table-cell>
          <table:table-cell table:style-name="Tabela2.A2" office:value-type="string">
            <text:p text:style-name="P54">Quantidade</text:p>
          </table:table-cell>
          <table:table-cell table:style-name="Tabela2.A2" office:value-type="string">
            <text:p text:style-name="P54">Valor Unitário R$</text:p>
          </table:table-cell>
          <table:table-cell table:style-name="Tabela2.H2" office:value-type="string">
            <text:p text:style-name="P54">Valor de Referência (R$)</text:p>
          </table:table-cell>
        </table:table-row>
        <table:table-row>
          <table:table-cell table:style-name="Tabela2.A2" office:value-type="string">
            <text:p text:style-name="P56">1</text:p>
          </table:table-cell>
          <table:table-cell table:style-name="Tabela2.A2" office:value-type="string">
            <text:p text:style-name="P57">1</text:p>
          </table:table-cell>
          <table:table-cell table:style-name="Tabela2.A2" office:value-type="string">
            <text:p text:style-name="P6"><text:span text:style-name="Strong_20_Emphasis"><text:span text:style-name="T560">02727-8</text:span></text:span></text:p>
          </table:table-cell>
          <table:table-cell table:style-name="Tabela2.A2" office:value-type="string">
            <text:p text:style-name="P61"><text:span text:style-name="T496">Serviços de </text:span>higieniza<text:span text:style-name="T496">ção</text:span> e digitalização de documentos integrantes das <text:span text:style-name="T577">pastas </text:span><text:span text:style-name="T578">funcionais dos servidores do TRE-SE</text:span>, <text:span text:style-name="T569">assim como a assinatura da versão digital resultante,</text:span> visando a formação de dossiês digitais (Assentamento Funcional Digital – AFD)</text:p>
          </table:table-cell>
          <table:table-cell table:style-name="Tabela2.A2" office:value-type="string">
            <text:p text:style-name="P58">página</text:p>
          </table:table-cell>
          <table:table-cell table:style-name="Tabela2.A2" office:value-type="string">
            <text:p text:style-name="P59">454.800</text:p>
          </table:table-cell>
          <table:table-cell table:style-name="Tabela2.A2" office:value-type="string">
            <text:p text:style-name="P60"/>
          </table:table-cell>
          <table:table-cell table:style-name="Tabela2.H2" office:value-type="string">
            <text:p text:style-name="P60"/>
          </table:table-cell>
        </table:table-row>
        <table:table-row>
          <table:table-cell table:style-name="Tabela2.A2" table:number-columns-spanned="7" office:value-type="string">
            <text:p text:style-name="P62">TOTAL</text:p>
          </table:table-cell>
          <table:covered-table-cell/>
          <table:covered-table-cell/>
          <table:covered-table-cell/>
          <table:covered-table-cell/>
          <table:covered-table-cell/>
          <table:covered-table-cell/>
          <table:table-cell table:style-name="Tabela2.H2" office:value-type="string">
            <text:p text:style-name="P60"/>
          </table:table-cell>
        </table:table-row>
      </table:table>
      <text:p text:style-name="P144"><text:span text:style-name="Strong_20_Emphasis"><text:span text:style-name="T205">2</text:span></text:span><text:span text:style-name="Strong_20_Emphasis"><text:span text:style-name="T203"> JUSTIFICATIVA </text:span></text:span><text:span text:style-name="Strong_20_Emphasis"><text:span text:style-name="T206">DA CONTRATAÇÃO </text:span></text:span></text:p>
      <text:p text:style-name="P125"><text:span text:style-name="T571">2.1 </text:span>O Tribunal Regional Eleitoral de Sergipe (TRE-SE) dispõe <text:span text:style-name="T566">de aproximadamente</text:span> 400.000 documentos<office:annotation><dc:creator>Autor desconhecido</dc:creator><dc:date>2019-11-17T11:08:20</dc:date><text:p text:style-name="P215"><text:span text:style-name="T579">Lembrar de incluir nos estudos preliminares, no item relação necessidade x demanda, as informações que serão enviadas por Cosme (Anexo 1, refatorado).</text:span></text:p></office:annotation> de assentamento funcional (documentos gerados ou produzidos em decorrência da vida funcional do servidor público) <text:span text:style-name="T565">em suporte papel, que estão expostos a variados riscos, não obstante os cuidados tomados em seu acondicionamento.</text:span></text:p>
      <text:p text:style-name="P126"><text:span text:style-name="T571">2.2 </text:span>Esses riscos, <text:span text:style-name="T567">se não gerenciados adequadamente, poderão se materializar, gerando </text:span>inúmeros transtornos para a Administração, a exemplo da perda de informações decorrente de acidentes (incêndio, enchente, etc.), furto ou extravio, <text:span text:style-name="T568">bem como a</text:span> deterioração <text:span text:style-name="T568">dos documentos</text:span> causada por poeira, ataques biológicos, radiações luminosas, manuseio inadequado, dentre outros.</text:p>
      <text:p text:style-name="P128"><text:span text:style-name="T571">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570">que é a guardiã do acervo de documentos funcionais, </text:span>e a busca pela informação, documento a documento.</text:p>
      <text:p text:style-name="P127"><text:span text:style-name="T572">2.4 </text:span>Importante destacar, do ponto de vista legal, <text:span text:style-name="T564">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123"><text:span text:style-name="T572">2.5 No tocante à escolha da solução mais adequada para atender aos requisitos que originaram a presente</text:span><text:span text:style-name="T572"><office:annotation><dc:creator>Autor desconhecido</dc:creator><dc:date>2019-11-17T10:30:26</dc:date><text:p text:style-name="P215"><text:span text:style-name="T579">Cosme, segue uma sugestão mais abstrata, sem entrar em muitos detalhas de custos com treinamento, equipamentos, etc. </text:span></text:p><text:p text:style-name="P215"><text:span text:style-name="T579">Acha suficiente, ou pretende detalhar os recursos envolvidos?</text:span></text:p></office:annotation></text:span><text:span text:style-name="T572"> contratação, foram avaliadas as seguintes alternativas, durante a elaboração dos Estudos Preliminares:</text:span></text:p>
      <text:p text:style-name="P137"><text:span text:style-name="T117">2.5.1 Prestação dos serviços por servidores do próprio órgão, que foi prontamente afastada, haja vista que o TRE-SE não dispõe </text:span><text:span text:style-name="T118">dos recursos necessários (software e hardware)</text:span><text:span text:style-name="T117"> para realização dos serviços demandados, tampouco detém o conhecimento </text:span><text:span text:style-name="T119">exigido </text:span><text:span text:style-name="T117">para realização das tarefas de higienização e digitalização dos documentos, que, se não forem executad</text:span><text:span text:style-name="T120">a</text:span><text:span text:style-name="T117">s por profissionais especializados, podem resultar </text:span><text:span text:style-name="T120">no</text:span><text:span text:style-name="T117"> desperdício de esforços e </text:span><text:span text:style-name="T120">em </text:span><text:span text:style-name="Emphasis"><text:span text:style-name="T117">retrabalho, além de colocar em risco a integridade do acervo.</text:span></text:span></text:p>
      <text:p text:style-name="P129">2.5.2 Execução indireta dos serviços mediante contratação de empresa especializada.</text:p>
      <text:p text:style-name="P118"><text:soft-page-break/><text:span text:style-name="T576">2.6 </text:span><text:span text:style-name="T575">Diante desse cenário, </text:span><text:span text:style-name="T576">e </text:span><text:span text:style-name="T574">considerando que o objeto da licitação não é atividade finalística do órgão,</text:span><text:span text:style-name="T573"> </text:span><text:span text:style-name="T538">a Equipe de Planejamento da Contratação (EPC), </text:span><text:span text:style-name="T563">embasada</text:span><text:span text:style-name="T538"> nos estudos técnicos preliminares (</text:span><text:span text:style-name="T539">número_do_processo_</text:span><text:span text:style-name="T540">aqui</text:span><text:span text:style-name="T538">),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541">higieniza</text:span></text:span><text:span text:style-name="Strong_20_Emphasis"><text:span text:style-name="T542">ção, </text:span></text:span><text:span text:style-name="T538">digitalização e assinatura digital dos documentos funcionais, visando </text:span><text:span text:style-name="Strong_20_Emphasis"><text:span text:style-name="T543">a </text:span></text:span><text:span text:style-name="Strong_20_Emphasis"><text:span text:style-name="T544">criação do Assentamento Funcional Digital (AFD) dos </text:span></text:span><text:span text:style-name="Strong_20_Emphasis"><text:span text:style-name="T545">servidores ativos, inativos, pensionistas </text:span></text:span><text:span text:style-name="Strong_20_Emphasis"><text:span text:style-name="T544">e </text:span></text:span><text:span text:style-name="Strong_20_Emphasis"><text:span text:style-name="T545">membros </text:span></text:span><text:span text:style-name="Strong_20_Emphasis"><text:span text:style-name="T544">do </text:span></text:span><text:span text:style-name="Strong_20_Emphasis"><text:span text:style-name="T546">TRE-SE</text:span></text:span><text:span text:style-name="Strong_20_Emphasis"><text:span text:style-name="T544">.</text:span></text:span></text:p>
      <text:p text:style-name="P133"><text:span text:style-name="Strong_20_Emphasis"><text:span text:style-name="T202">2.7 </text:span></text:span><text:span text:style-name="Strong_20_Emphasis"><text:span text:style-name="T201">Esclareça-se, por oportuno, que o</text:span></text:span><text:span text:style-name="Strong_20_Emphasis"><text:span text:style-name="T196"> </text:span></text:span><text:span text:style-name="Strong_20_Emphasis"><text:span text:style-name="T197">AFD</text:span></text:span><text:span text:style-name="Strong_20_Emphasis"><text:span text:style-name="T196"> </text:span></text:span><text:span text:style-name="Strong_20_Emphasis"><text:span text:style-name="T195">compreende </text:span></text:span><text:span text:style-name="Strong_20_Emphasis"><text:span text:style-name="T198">um</text:span></text:span><text:span text:style-name="Strong_20_Emphasis"><text:span text:style-name="T195"> dossiê, em mídia digital, fonte primária de informação de dados do servidor e que substituirá a Pasta Funcional ou Assentamento Funcional. </text:span></text:span><text:span text:style-name="Strong_20_Emphasis"><text:span text:style-name="T197">O</text:span></text:span><text:span text:style-name="Strong_20_Emphasis"><text:span text:style-name="T198">u seja, trata-se de </text:span></text:span><text:span text:style-name="Strong_20_Emphasis"><text:span text:style-name="T195">um repositório central de documentos que apoia</text:span></text:span><text:span text:style-name="Strong_20_Emphasis"><text:span text:style-name="T199">rá</text:span></text:span><text:span text:style-name="Strong_20_Emphasis"><text:span text:style-name="T195"> o gerenciamento dos materiais digitais, pelo tempo que for necessário, </text:span></text:span><text:span text:style-name="Strong_20_Emphasis"><text:span text:style-name="T199">sendo</text:span></text:span><text:span text:style-name="Strong_20_Emphasis"><text:span text:style-name="T195"> formado por elementos de hardware, software e metadados</text:span></text:span><text:span text:style-name="Strong_20_Emphasis"><text:span text:style-name="T200">.</text:span></text:span></text:p>
      <text:p text:style-name="P115"><text:span text:style-name="Strong_20_Emphasis"><text:span text:style-name="T557">2.8 </text:span></text:span><text:span text:style-name="Strong_20_Emphasis"><text:span text:style-name="T559">Nesse sentido, </text:span></text:span><text:span text:style-name="Strong_20_Emphasis"><text:span text:style-name="T558">é digno de nota</text:span></text:span><text:span text:style-name="Strong_20_Emphasis"><text:span text:style-name="T547"> que o produto final da presente contratação </text:span></text:span><text:span text:style-name="Strong_20_Emphasis"><text:span text:style-name="T548">restringe-se à</text:span></text:span><text:span text:style-name="Strong_20_Emphasis"><text:span text:style-name="T547"> entrega dos </text:span></text:span><text:span text:style-name="Strong_20_Emphasis"><text:span text:style-name="T549">documentos de assentamento funcional,</text:span></text:span><text:span text:style-name="Strong_20_Emphasis"><text:span text:style-name="T547"> em formato digital, de acordo com as especificações minudenciadas neste Termo de Referência e em seus anexos, </text:span></text:span><text:span text:style-name="Strong_20_Emphasis"><text:span text:style-name="T550">não contemplando, portanto, a aquisição do hardware e software necessários para a construção do repositório central, </text:span></text:span><text:span text:style-name="Strong_20_Emphasis"><text:span text:style-name="T552">os quais serão </text:span></text:span><text:span text:style-name="Strong_20_Emphasis"><text:span text:style-name="T550">adquiridos em momento posterior, </text:span></text:span><text:span text:style-name="Strong_20_Emphasis"><text:span text:style-name="T551">a partir da avaliação dos critérios de </text:span></text:span><text:span text:style-name="Strong_20_Emphasis"><text:span text:style-name="T550">conveniência e oportunidade </text:span></text:span><text:span text:style-name="Strong_20_Emphasis"><text:span text:style-name="T551">pela </text:span></text:span><text:span text:style-name="Strong_20_Emphasis"><text:span text:style-name="T550">alta direção do Tribunal.</text:span></text:span></text:p>
      <text:p text:style-name="P117"><text:span text:style-name="Strong_20_Emphasis"><text:span text:style-name="T557">2.9 </text:span></text:span><text:span text:style-name="Strong_20_Emphasis"><text:span text:style-name="T554">Cabe mencionar, também, que a escolha pela adoção do </text:span></text:span><text:span text:style-name="Strong_20_Emphasis"><text:span text:style-name="T553">Sistema de Registro de Preços, no presente procedimento licitatório, </text:span></text:span><text:span text:style-name="Strong_20_Emphasis"><text:span text:style-name="T554">justifica-se pela incapacidade de se estabelecer, com precisão, o quantitativo de documentos a serem digitalizados, </text:span></text:span><text:span text:style-name="Strong_20_Emphasis"><text:span text:style-name="T555">conforme previsão contida no art. 3º, IV, do Decreto 7.892/2013.</text:span></text:span></text:p>
      <text:p text:style-name="P115"><text:span text:style-name="Strong_20_Emphasis"><text:span text:style-name="T557">2.10 </text:span></text:span><text:span text:style-name="Strong_20_Emphasis"><text:span text:style-name="T556">A</text:span></text:span><text:span text:style-name="Strong_20_Emphasis"><text:span text:style-name="T550"> presente contratação contribui para o atingimento dos seguintes objetivos estratégicos: “Aperfeiçoamento da Gestão de Custos” e “Melhoria da Infraestrutura de Governança de TIC”.</text:span></text:span></text:p>
      <text:p text:style-name="P108"><text:span text:style-name="T62">3 </text:span><text:span text:style-name="T63">DOS ESTUDOS TÉCNICOS PRELIMINARES</text:span></text:p>
      <text:p text:style-name="P153">3.1 O trabalho da Equipe de Planejamento da Contratação (EPC) está reproduzido no documento Estudos Técnicos Preliminares da Solução de Tecnologia da Informação e Comunicação <text:span text:style-name="T378">(Processo Administrativo xxxxxx)</text:span>, conforme determina a Resolução CNJ nº 182/2013.</text:p>
      <text:p text:style-name="P130"><text:span text:style-name="Strong_20_Emphasis"><text:span text:style-name="T207">4 BENEFÍCIOS DIRETOS E INDIRETOS ALMEJADOS COM A CONTRATAÇÃO</text:span></text:span></text:p>
      <text:p text:style-name="P132"><text:span text:style-name="Strong_20_Emphasis"><text:span text:style-name="T247">4.1 Garantia da </text:span></text:span><text:span text:style-name="Strong_20_Emphasis"><text:span text:style-name="T248">autenticidade </text:span></text:span><text:span text:style-name="Strong_20_Emphasis"><text:span text:style-name="T249">e</text:span></text:span><text:span text:style-name="Strong_20_Emphasis"><text:span text:style-name="T248"> </text:span></text:span><text:span text:style-name="Strong_20_Emphasis"><text:span text:style-name="T250">i</text:span></text:span><text:span text:style-name="Strong_20_Emphasis"><text:span text:style-name="T247">ntegridade dos documentos gerados, </text:span></text:span><text:span text:style-name="Strong_20_Emphasis"><text:span text:style-name="T251">mediante o emprego </text:span></text:span><text:span text:style-name="Strong_20_Emphasis"><text:span text:style-name="T561">de </text:span></text:span><text:span text:style-name="Strong_20_Emphasis"><text:span text:style-name="T562">assinatura </text:span></text:span><text:span text:style-name="Strong_20_Emphasis"><text:span text:style-name="T561">digital.</text:span></text:span></text:p>
      <text:p text:style-name="P136"><text:span text:style-name="Strong_20_Emphasis"><text:span text:style-name="T247">4.2 </text:span></text:span><text:span text:style-name="Strong_20_Emphasis"><text:span text:style-name="T252">Garantia da</text:span></text:span><text:span text:style-name="Strong_20_Emphasis"><text:span text:style-name="T247"> </text:span></text:span><text:span text:style-name="Strong_20_Emphasis"><text:span text:style-name="T248">confidencialidade</text:span></text:span><text:span text:style-name="Strong_20_Emphasis"><text:span text:style-name="T252"> das informações, </text:span></text:span><text:span text:style-name="Strong_20_Emphasis"><text:span text:style-name="T253">caso necessário, pois </text:span></text:span><text:span text:style-name="Strong_20_Emphasis"><text:span text:style-name="T261">a posterior introdução dos dados em </text:span></text:span><text:span text:style-name="Strong_20_Emphasis"><text:span text:style-name="T262">sistema informatizado </text:span></text:span><text:span text:style-name="Strong_20_Emphasis"><text:span text:style-name="T263">de gestão de documentos</text:span></text:span><text:span text:style-name="Strong_20_Emphasis"><text:span text:style-name="T261"> </text:span></text:span><text:span text:style-name="Strong_20_Emphasis"><text:span text:style-name="T254">viabilizará meios de armazenamento capazes de protegê-los de acesso, uso, alteração, reprodução e destruição não autorizados. </text:span></text:span></text:p>
      <text:p text:style-name="P131"><text:span text:style-name="Strong_20_Emphasis"><text:span text:style-name="T252">4.3 Melhor aproveitamento do espaço físico da Secretaria de Gestão de Pessoas (SGP), com a eliminação dos documentos </text:span></text:span><text:span text:style-name="Strong_20_Emphasis"><text:span text:style-name="T255">em papel</text:span></text:span><text:span text:style-name="Strong_20_Emphasis"><text:span text:style-name="T252">, cujo ciclo vital tenha vencido, em conformidade com a </text:span></text:span><text:span text:style-name="Strong_20_Emphasis"><text:span text:style-name="T256">T</text:span></text:span><text:span text:style-name="Strong_20_Emphasis"><text:span text:style-name="T257">abela de Temporalidade de Documentos </text:span></text:span><text:span text:style-name="Strong_20_Emphasis"><text:span text:style-name="T256">(</text:span></text:span><text:span text:style-name="Strong_20_Emphasis"><text:span text:style-name="T257">TTD</text:span></text:span><text:span text:style-name="Strong_20_Emphasis"><text:span text:style-name="T256">)</text:span></text:span><text:span text:style-name="Strong_20_Emphasis"><text:span text:style-name="T257">, aprovada pela Resolução 143/2017 do TRE-SE.</text:span></text:span></text:p>
      <text:p text:style-name="P135"><text:span text:style-name="Strong_20_Emphasis"><text:span text:style-name="T252">4.4 </text:span></text:span><text:span text:style-name="Strong_20_Emphasis"><text:span text:style-name="T258">Aprimoramento da qualidade do</text:span></text:span><text:span text:style-name="Strong_20_Emphasis"><text:span text:style-name="T257"> acesso às informações funcionais, </text:span></text:span><text:span text:style-name="Strong_20_Emphasis"><text:span text:style-name="T258">haja vista que a utilização de sistema de gestão documental possibilitará a pesquisa, busca e recuperação, acesso, visualização, e download (se couber) dos arquivos.</text:span></text:span></text:p>
      <text:p text:style-name="P134"><text:span text:style-name="Strong_20_Emphasis"><text:span text:style-name="T259">4.5 </text:span></text:span><text:span text:style-name="Strong_20_Emphasis"><text:span text:style-name="T260">Incremento</text:span></text:span><text:span text:style-name="Strong_20_Emphasis"><text:span text:style-name="T259"> </text:span></text:span><text:span text:style-name="Strong_20_Emphasis"><text:span text:style-name="T260">d</text:span></text:span><text:span text:style-name="Strong_20_Emphasis"><text:span text:style-name="T259">a preservação e segurança dos documentos arquivísticos originais, por restringir </text:span></text:span><text:span text:style-name="Strong_20_Emphasis"><text:span text:style-name="T260">o </text:span></text:span><text:span text:style-name="Strong_20_Emphasis"><text:span text:style-name="T259">seu manuseio.</text:span></text:span></text:p>
      <text:p text:style-name="P91"><text:span text:style-name="Strong_20_Emphasis"><text:span text:style-name="T208">5</text:span></text:span><text:span text:style-name="Strong_20_Emphasis"><text:span text:style-name="T217"> </text:span></text:span><text:span text:style-name="Strong_20_Emphasis"><text:span text:style-name="T209">REQUISITOS DA CONTRATAÇÃO</text:span></text:span></text:p>
      <text:p text:style-name="P151"><text:span text:style-name="T156">5.1 </text:span><text:span text:style-name="T157">A prestação dos serviços deve abranger </text:span><text:span text:style-name="T158">a </text:span><text:span text:style-name="T159">higienização e </text:span><text:span text:style-name="T158">digitalização dos</text:span><text:span text:style-name="T54"> documentos físicos</text:span><text:span text:style-name="T55"> constantes d</text:span><text:span text:style-name="T54">as pastas funcionais </text:span><text:span text:style-name="Strong_20_Emphasis"><text:span text:style-name="T56">dos </text:span></text:span><text:span text:style-name="Strong_20_Emphasis"><text:span text:style-name="T57">servidores ativos, inativos, pensionistas </text:span></text:span><text:span text:style-name="Strong_20_Emphasis"><text:span text:style-name="T56">e </text:span></text:span><text:span text:style-name="Strong_20_Emphasis"><text:span text:style-name="T57">membros </text:span></text:span><text:span text:style-name="Strong_20_Emphasis"><text:span text:style-name="T56">do </text:span></text:span><text:span text:style-name="Strong_20_Emphasis"><text:span text:style-name="T58">TRE-S</text:span></text:span><text:span text:style-name="Strong_20_Emphasis"><text:span text:style-name="T59">E, bem como a assinatura digital dos documentos eletrônicos resultantes.</text:span></text:span></text:p>
      <text:p text:style-name="P146"><text:soft-page-break/><text:span text:style-name="T45">5.2 </text:span><text:span text:style-name="T26">Os </text:span><text:span text:style-name="T45">empregados da empresa contratada</text:span><text:span text:style-name="T26"> devem possuir qualificação técnico-profissional compatível com o nível de complexidade das atividades </text:span><text:span text:style-name="T52">a serem </text:span><text:span text:style-name="T26">executadas</text:span><text:span text:style-name="T27">.</text:span></text:p>
      <text:p text:style-name="P152"><text:span text:style-name="T335">5.3 </text:span>A prestação dos serviços não deve gerar vínculo empregatício entre os empregados da Contratada e o Contratante, vedando-se qualquer relação entre estes que caracterize pessoalidade e subordinação direta.</text:p>
      <text:p text:style-name="P149"><text:span text:style-name="T46">5.4 </text:span><text:span text:style-name="T28">Durante a </text:span><text:span text:style-name="T29">prestação dos serviços </text:span><text:span text:style-name="T28">deverão ser observados os </text:span><text:span text:style-name="T41">procedimentos, políticas e demais regulamentações em uso no </text:span><text:span text:style-name="T29">Tribunal ou que venha a ser </text:span><text:span text:style-name="T41">adotados</text:span><text:span text:style-name="T29"> durante a </text:span><text:span text:style-name="T41">vigência</text:span><text:span text:style-name="T29"> do contrato</text:span><text:span text:style-name="T30">.</text:span></text:p>
      <text:p text:style-name="P214"><text:span text:style-name="T243">5.5 </text:span><text:span text:style-name="T244">A </text:span><text:span text:style-name="T245">contratada </text:span><text:span text:style-name="T242">deverá operar no espaço físico cedido pelo Tribunal, utilizando a infraestrutura </text:span><text:span text:style-name="T246">elétrica </text:span><text:span text:style-name="T269">e</text:span><text:span text:style-name="T246"> lógica </text:span><text:span text:style-name="T270">existente</text:span><text:span text:style-name="T246">, </text:span><text:span text:style-name="T274">assim </text:span><text:span text:style-name="T273">como</text:span><text:span text:style-name="T269"> </text:span><text:span text:style-name="T271">o</text:span><text:span text:style-name="T269"> </text:span><text:span text:style-name="T246">mobiliário </text:span><text:span text:style-name="T242">disponível.</text:span></text:p>
      <text:p text:style-name="P214"><text:span text:style-name="T264">5.</text:span><text:span text:style-name="T267">5</text:span><text:span text:style-name="T264">.1 O TRE-SE disponibilizará o certificado digital </text:span><text:span text:style-name="T265">a ser utilizado na </text:span><text:span text:style-name="T264">assinatura </text:span><text:span text:style-name="T266">eletrônica </text:span><text:span text:style-name="T264">dos documentos </text:span><text:span text:style-name="T266">gerados.</text:span></text:p>
      <text:p text:style-name="P101"><text:span text:style-name="Strong_20_Emphasis"><text:span text:style-name="T228">5.</text:span></text:span><text:span text:style-name="Strong_20_Emphasis"><text:span text:style-name="T229">6 </text:span></text:span><text:span text:style-name="Strong_20_Emphasis"><text:span text:style-name="T230">A </text:span></text:span><text:span text:style-name="Strong_20_Emphasis"><text:span text:style-name="T231">contratada </text:span></text:span><text:span text:style-name="Strong_20_Emphasis"><text:span text:style-name="T218">deverá </text:span></text:span><text:span text:style-name="Strong_20_Emphasis"><text:span text:style-name="T232">dispor </text:span></text:span><text:span text:style-name="Strong_20_Emphasis"><text:span text:style-name="T233">dos</text:span></text:span><text:span text:style-name="Strong_20_Emphasis"><text:span text:style-name="T232"> </text:span></text:span><text:span text:style-name="Strong_20_Emphasis"><text:span text:style-name="T222">recursos materiais, </text:span></text:span><text:span text:style-name="Strong_20_Emphasis"><text:span text:style-name="T234">humanos</text:span></text:span><text:span text:style-name="Strong_20_Emphasis"><text:span text:style-name="T222"> </text:span></text:span><text:span text:style-name="Strong_20_Emphasis"><text:span text:style-name="T235">e </text:span></text:span><text:span text:style-name="Strong_20_Emphasis"><text:span text:style-name="T236">d</text:span></text:span><text:span text:style-name="Strong_20_Emphasis"><text:span text:style-name="T234">e</text:span></text:span><text:span text:style-name="Strong_20_Emphasis"><text:span text:style-name="T236"> logística</text:span></text:span><text:span text:style-name="Strong_20_Emphasis"><text:span text:style-name="T237"> </text:span></text:span><text:span text:style-name="Strong_20_Emphasis"><text:span text:style-name="T232">necessár</text:span></text:span><text:span text:style-name="Strong_20_Emphasis"><text:span text:style-name="T234">ios</text:span></text:span><text:span text:style-name="Strong_20_Emphasis"><text:span text:style-name="T232"> </text:span></text:span><text:span text:style-name="Strong_20_Emphasis"><text:span text:style-name="T236">para </text:span></text:span><text:span text:style-name="Strong_20_Emphasis"><text:span text:style-name="T232">prestação dos serviços</text:span></text:span><text:span text:style-name="Strong_20_Emphasis"><text:span text:style-name="T222">.</text:span></text:span></text:p>
      <text:p text:style-name="P150"><text:span text:style-name="T60">5.</text:span><text:span text:style-name="T61">7</text:span><text:span text:style-name="T60"> </text:span><text:span text:style-name="T49">A Contratada </text:span><text:span text:style-name="T38">deve ser</text:span><text:span text:style-name="T49"> responsável pelo dimensionamento da força de trabalho necessária para </text:span><text:span text:style-name="T39">execução do objeto da contratação, considerando </text:span><text:span text:style-name="T33">os</text:span><text:span text:style-name="T31"> </text:span><text:span text:style-name="T43">níveis mínimos de serviço</text:span><text:span text:style-name="T32"> </text:span><text:span text:style-name="T42">exigidos </text:span><text:span text:style-name="T49">pel</text:span><text:span text:style-name="T39">o</text:span><text:span text:style-name="T49"> Contratante </text:span><text:span text:style-name="T48">e o espaço físico disponibilizado</text:span><text:span text:style-name="T49">.</text:span></text:p>
      <text:p text:style-name="P147"><text:span text:style-name="T47">5.</text:span><text:span text:style-name="T53">8</text:span><text:span text:style-name="T47"> </text:span><text:span text:style-name="T40">O desempenho</text:span><text:span text:style-name="T50"> da Contratada deve estar vinculad</text:span><text:span text:style-name="T40">o</text:span><text:span text:style-name="T50"> ao atendimento </text:span><text:span text:style-name="T34">de</text:span><text:span text:style-name="T50"> níveis </text:span><text:span text:style-name="T36">de qualidade</text:span><text:span text:style-name="T50">, </text:span><text:span text:style-name="T35">devendo haver </text:span><text:span text:style-name="T34">repercussão na prestação pecuniária, proporcional ao impacto causado, em caso de não atendimento da</text:span><text:span text:style-name="T36">s</text:span><text:span text:style-name="T34"> meta</text:span><text:span text:style-name="T36">s</text:span><text:span text:style-name="T34"> estabelecida</text:span><text:span text:style-name="T37">s</text:span><text:span text:style-name="T35">.</text:span></text:p>
      <text:p text:style-name="P148"><text:span text:style-name="T47">5.</text:span><text:span text:style-name="T53">9</text:span><text:span text:style-name="T47"> </text:span><text:span text:style-name="T44">A </text:span><text:span text:style-name="T51">Contratada</text:span><text:span text:style-name="T44">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145"><text:span text:style-name="Strong_20_Emphasis"><text:span text:style-name="T278">5.</text:span></text:span><text:span text:style-name="Strong_20_Emphasis"><text:span text:style-name="T279">10</text:span></text:span><text:span text:style-name="Strong_20_Emphasis"><text:span text:style-name="T278"> </text:span></text:span><text:span text:style-name="Strong_20_Emphasis"><text:span text:style-name="T280">Todos os artefatos produzidos ao longo do contrato </text:span></text:span><text:span text:style-name="Strong_20_Emphasis"><text:span text:style-name="T291">devem ser</text:span></text:span><text:span text:style-name="Strong_20_Emphasis"><text:span text:style-name="T280"> de propriedade do Tribunal.</text:span></text:span></text:p>
      <text:p text:style-name="Standard"><text:span text:style-name="Strong_20_Emphasis"><text:span text:style-name="T537">6. DESCRIÇÃO DA SOLUÇÃO COMO UM TODO</text:span></text:span></text:p>
      <text:p text:style-name="P96"><text:span text:style-name="Strong_20_Emphasis"><text:span text:style-name="T281">6.1 A solução de tecnologia da informação compreende a contratação de empresa especializada para a prestação dos seguintes serviços:</text:span></text:span></text:p>
      <text:p text:style-name="P97"><text:span text:style-name="Strong_20_Emphasis"><text:span text:style-name="T281">6.1.1 Higienização, que consiste na limpeza mecânica dos documentos (soltos ou encadernados) </text:span></text:span><text:span text:style-name="Strong_20_Emphasis"><text:span text:style-name="T282">incluindo a </text:span></text:span><text:span text:style-name="Strong_20_Emphasis"><text:span text:style-name="T281">planificação, retirada de clipes, grampos, elásticos, fitas adesivas, poeira, fungos, insetos, </text:span></text:span><text:span text:style-name="Strong_20_Emphasis"><text:span text:style-name="T282">dentre outros materiais </text:span></text:span><text:span text:style-name="Strong_20_Emphasis"><text:span text:style-name="T281">que não </text:span></text:span><text:span text:style-name="Strong_20_Emphasis"><text:span text:style-name="T282">fazem </text:span></text:span><text:span text:style-name="Strong_20_Emphasis"><text:span text:style-name="T281">parte dos documentos, e que possam prejudicar o trabalho de digitalização.</text:span></text:span></text:p>
      <text:p text:style-name="P97"><text:span text:style-name="Strong_20_Emphasis"><text:span text:style-name="T281">6.1.2 </text:span></text:span><text:span text:style-name="Strong_20_Emphasis"><text:span text:style-name="T282">Digitalização, que é o p</text:span></text:span><text:span text:style-name="Strong_20_Emphasis"><text:span text:style-name="T284">rocesso de conversão </text:span></text:span><text:span text:style-name="Strong_20_Emphasis"><text:span text:style-name="T285">dos documentos físicos em seu equivalente</text:span></text:span><text:span text:style-name="Strong_20_Emphasis"><text:span text:style-name="T284"> digital, </text:span></text:span><text:span text:style-name="Strong_20_Emphasis"><text:span text:style-name="T286">com a utilização de </text:span></text:span><text:span text:style-name="Strong_20_Emphasis"><text:span text:style-name="T284">dispositivo apropriado </text:span></text:span><text:span text:style-name="Strong_20_Emphasis"><text:span text:style-name="T285">(scanner</text:span></text:span><text:span text:style-name="Strong_20_Emphasis"><text:span text:style-name="T286">, câmera digital, etc.</text:span></text:span><text:span text:style-name="Strong_20_Emphasis"><text:span text:style-name="T285">), </text:span></text:span><text:span text:style-name="Strong_20_Emphasis"><text:span text:style-name="T287">tendo em vista a garantia da</text:span></text:span><text:span text:style-name="Strong_20_Emphasis"><text:span text:style-name="T285"> fidelidade entre o representante digital gerado e o documento original, </text:span></text:span><text:span text:style-name="Strong_20_Emphasis"><text:span text:style-name="T287">considerando</text:span></text:span><text:span text:style-name="Strong_20_Emphasis"><text:span text:style-name="T285"> suas características físicas, estado de conservação e finalidade de uso.</text:span></text:span></text:p>
      <text:p text:style-name="P98"><text:span text:style-name="Strong_20_Emphasis"><text:span text:style-name="T289">6.1.</text:span></text:span><text:span text:style-name="Strong_20_Emphasis"><text:span text:style-name="T292">3</text:span></text:span><text:span text:style-name="Strong_20_Emphasis"><text:span text:style-name="T289"> Assinatura digital dos documentos </text:span></text:span><text:span text:style-name="Strong_20_Emphasis"><text:span text:style-name="T290">resultantes d</text:span></text:span><text:span text:style-name="Strong_20_Emphasis"><text:span text:style-name="T289">a etapa de digitalização, com o emprego de certificado digital padrão ICP-Brasil, fornecido pelo Contratante.</text:span></text:span></text:p>
      <text:p text:style-name="P92"><text:soft-page-break/><text:span text:style-name="Strong_20_Emphasis"><text:span text:style-name="T238">6.1.</text:span></text:span><text:span text:style-name="Strong_20_Emphasis"><text:span text:style-name="T241">4</text:span></text:span><text:span text:style-name="Strong_20_Emphasis"><text:span text:style-name="T238"> Armazenamento dos documentos digitalizados em repositório de dados (compartilhamento de arquivos) disponibilizado </text:span></text:span><text:span text:style-name="Strong_20_Emphasis"><text:span text:style-name="T239">pelo Contratante</text:span></text:span><text:span text:style-name="Strong_20_Emphasis"><text:span text:style-name="T238">.</text:span></text:span></text:p>
      <text:p text:style-name="Standard"><text:span text:style-name="Strong_20_Emphasis"><text:span text:style-name="T537">7 MODELO DE EXECUÇÃO DO OBJETO</text:span></text:span></text:p>
      <text:p text:style-name="Standard"><text:span text:style-name="Strong_20_Emphasis"><text:span text:style-name="T537"/></text:span></text:p>
      <text:p text:style-name="P143"><text:span text:style-name="T301">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gestão do contrato e aferição dos resultados esperados e dos níveis de qualidade exigidos frente aos serviços entregues.</text:p>
      <text:p text:style-name="P102"><text:span text:style-name="T301">7</text:span>.<text:span text:style-name="T298">2</text:span> <text:span text:style-name="T296">Dinâmica do contrato</text:span><text:span text:style-name="T296"><office:annotation><dc:creator>evandro </dc:creator><dc:date>2019-11-13T10:29:51</dc:date><text:p text:style-name="P215"><text:span text:style-name="T579">Cosme ficou de revisar o conteúdo do Anexo III.</text:span></text:p><text:p text:style-name="P215"><text:span text:style-name="T579">Utilizar esse anexo para elaborar <text:s/>o diagrama da dinâmica do contrato.</text:span></text:p></office:annotation></text:span></text:p>
      <text:p text:style-name="P100"><text:span text:style-name="T302">7</text:span>.<text:span text:style-name="T298">2</text:span>.1 <text:span text:style-name="T297">O contrato será executado de acordo com o fluxo de serviço descrito abaixo.</text:span></text:p>
      <text:p text:style-name="P106"><text:span text:style-name="Strong_20_Emphasis"><text:span text:style-name="T178">(Colocar aqui: </text:span></text:span></text:p>
      <text:p text:style-name="P106"><text:span text:style-name="Strong_20_Emphasis"><text:span text:style-name="T190">Nota 1: </text:span></text:span><text:span text:style-name="Strong_20_Emphasis"><text:span text:style-name="T191">F</text:span></text:span><text:span text:style-name="Strong_20_Emphasis"><text:span text:style-name="T178">luxo de trabalho a ser realizado para execução e controle dos serviços, cujo detalhamento encontra-se no Anexo II</text:span></text:span><text:span text:style-name="Strong_20_Emphasis"><text:span text:style-name="T187">I</text:span></text:span><text:span text:style-name="Strong_20_Emphasis"><text:span text:style-name="T178"> deste TR.</text:span></text:span></text:p>
      <text:p text:style-name="P106"><text:span text:style-name="Strong_20_Emphasis"><text:span text:style-name="T178">)</text:span></text:span></text:p>
      <text:p text:style-name="P87"><text:span text:style-name="Strong_20_Emphasis"><text:span text:style-name="T92">O fluxo do serviço se dá, inicialmente, com a </text:span></text:span><text:span text:style-name="Strong_20_Emphasis"><text:span text:style-name="T64">disponibilização do local</text:span></text:span><text:span text:style-name="Strong_20_Emphasis"><text:span text:style-name="T92">, por parte do Contratante, para prestação dos serviços pela empresa contratada. A definição do horário para execução dos serviços será negociada entre as partes.</text:span></text:span></text:p>
      <text:p text:style-name="P87"><text:span text:style-name="Strong_20_Emphasis"><text:span text:style-name="T92">Após disponibilização do local, o </text:span></text:span><text:span text:style-name="Strong_20_Emphasis"><text:span text:style-name="T189">Gestor</text:span></text:span><text:span text:style-name="Strong_20_Emphasis"><text:span text:style-name="T92"> </text:span></text:span><text:span text:style-name="Strong_20_Emphasis"><text:span text:style-name="T93">gerará</text:span></text:span><text:span text:style-name="Strong_20_Emphasis"><text:span text:style-name="T64"> a Ordem de Serviço, </text:span></text:span><text:span text:style-name="Strong_20_Emphasis"><text:span text:style-name="T67">quando será emitido o Termo de</text:span></text:span><text:span text:style-name="Strong_20_Emphasis"><text:span text:style-name="T67"><office:annotation><dc:creator>evandro </dc:creator><dc:date>2019-11-13T10:31:29</dc:date><text:p text:style-name="P215"><text:span text:style-name="T579">Mudar de TAOS para Ordem de Serviço, apenas. O mesmo se aplicas aos recebimentos provisório e definitivo.</text:span></text:p></office:annotation></text:span></text:span><text:span text:style-name="Strong_20_Emphasis"><text:span text:style-name="T67"> Abertura da Ordem de Serviço -TAOS, </text:span></text:span><text:span text:style-name="Strong_20_Emphasis"><text:span text:style-name="T92">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64">aceitar a Ordem de serviço.</text:span></text:span></text:p>
      <text:p text:style-name="P89"><text:span text:style-name="Strong_20_Emphasis"><text:span text:style-name="T78">É i</text:span></text:span><text:span text:style-name="Strong_20_Emphasis"><text:span text:style-name="T79">mportante frisar que c</text:span></text:span><text:span text:style-name="Strong_20_Emphasis"><text:span text:style-name="T78">ada OS </text:span></text:span><text:span text:style-name="Strong_20_Emphasis"><text:span text:style-name="T79">dev</text:span></text:span><text:span text:style-name="Strong_20_Emphasis"><text:span text:style-name="T78">e</text:span></text:span><text:span text:style-name="Strong_20_Emphasis"><text:span text:style-name="T79">rá</text:span></text:span><text:span text:style-name="Strong_20_Emphasis"><text:span text:style-name="T78"> </text:span></text:span><text:span text:style-name="Strong_20_Emphasis"><text:span text:style-name="T79">conter a e</text:span></text:span><text:span text:style-name="Strong_20_Emphasis"><text:span text:style-name="T78">stima</text:span></text:span><text:span text:style-name="Strong_20_Emphasis"><text:span text:style-name="T79">tiva mínima de 18.950 páginas (frente e verso), porém seu limite máximo deverá ser estabelecido em comum acordo entre as partes, em razão das limitações do espaço físico </text:span></text:span><text:span text:style-name="Strong_20_Emphasis"><text:span text:style-name="T80">disponibilizado</text:span></text:span><text:span text:style-name="Strong_20_Emphasis"><text:span text:style-name="T79"> e do número limitado de fiscais disponíveis para </text:span></text:span><text:span text:style-name="Strong_20_Emphasis"><text:span text:style-name="T84">geração romaneios, bem como </text:span></text:span><text:span text:style-name="Strong_20_Emphasis"><text:span text:style-name="T79">gestão e fiscalização da execução do serviço. </text:span></text:span></text:p>
      <text:p text:style-name="P85"><text:span text:style-name="Strong_20_Emphasis"><text:span text:style-name="T64">A </text:span></text:span><text:span text:style-name="Strong_20_Emphasis"><text:span text:style-name="T66">EGC </text:span></text:span><text:span text:style-name="Strong_20_Emphasis"><text:span text:style-name="T64">irá separar,</text:span></text:span><text:span text:style-name="Strong_20_Emphasis"><text:span text:style-name="T92"> numerar as folhas e gerar grupos de pastas formando relações de pastas denominadas </text:span></text:span><text:span text:style-name="Strong_20_Emphasis"><text:span text:style-name="T64">“Romaneios”</text:span></text:span><text:span text:style-name="Strong_20_Emphasis"><text:span text:style-name="T92">, registrando o total de páginas e de páginas com verso e gerar o </text:span></text:span><text:span text:style-name="Strong_20_Emphasis"><text:span text:style-name="T81">Termo de Recebimento do Romaneio - TRR</text:span></text:span><text:span text:style-name="Strong_20_Emphasis"><text:span text:style-name="T92"> (contendo número do romaneio e da OS, nome do servidor, </text:span></text:span><text:span text:style-name="Strong_20_Emphasis"><text:span text:style-name="T101">quantidades páginas</text:span></text:span><text:span text:style-name="Strong_20_Emphasis"><text:span text:style-name="T92">, CPF, matricula de cada pasta) com a discriminação das pastas físicas e entregar</text:span></text:span><text:span text:style-name="Strong_20_Emphasis"><text:span text:style-name="T102">á</text:span></text:span><text:span text:style-name="Strong_20_Emphasis"><text:span text:style-name="T92"> para a empresa.</text:span></text:span></text:p>
      <text:p text:style-name="P85"><text:span text:style-name="Strong_20_Emphasis"><text:span text:style-name="T94">A empresa contratada deverá </text:span></text:span><text:span text:style-name="Strong_20_Emphasis"><text:span text:style-name="T65">conferir se as pastas funcionais</text:span></text:span><text:span text:style-name="Strong_20_Emphasis"><text:span text:style-name="T94"> relacionadas no Romaneio correspondem às pastas físicas, bem como o número de páginas registradas para cada pasta (frente e verso), assinando no campo apropriado constante do documento de entrega </text:span></text:span><text:span text:style-name="Strong_20_Emphasis"><text:span text:style-name="T75">(Termo de Recebimento de Romaneio - </text:span></text:span><text:span text:style-name="Strong_20_Emphasis"><text:span text:style-name="T76">TRR</text:span></text:span><text:span text:style-name="Strong_20_Emphasis"><text:span text:style-name="T75">)</text:span></text:span><text:span text:style-name="Strong_20_Emphasis"><text:span text:style-name="T94">.</text:span></text:span></text:p>
      <text:p text:style-name="P85"><text:span text:style-name="Strong_20_Emphasis"><text:span text:style-name="T94">Após o recebimento do romaneio, a </text:span></text:span><text:span text:style-name="Strong_20_Emphasis"><text:span text:style-name="T65">Contratada segue todo o procedimento</text:span></text:span><text:span text:style-name="Strong_20_Emphasis"><text:span text:style-name="T94"> de higienização, digitalização no padrão PDF/A </text:span></text:span><text:span text:style-name="Strong_20_Emphasis"><text:span text:style-name="T103">(pesquisável)</text:span></text:span><text:span text:style-name="Strong_20_Emphasis"><text:span text:style-name="T94"> com OCR e assinatura digital (certificado ICP-Brasil) na forma </text:span></text:span><text:soft-page-break/><text:span text:style-name="Strong_20_Emphasis"><text:span text:style-name="T94">prevista no Artigo 3º da Lei 12.682, de 09 de julho de 2012, nos arquivos gerados observando-se sempre os procedimentos arquivísticos, para garantir a integridade e evitar o desordenamento de documentos durante o processo.</text:span></text:span></text:p>
      <text:p text:style-name="P85"><text:span text:style-name="Strong_20_Emphasis"><text:span text:style-name="T94">Após a digitalização, cada romaneio deverá receber uma identificação única, gerando um arquivo em formato compactado (.zip) contendo em seu nome </text:span></text:span><text:span text:style-name="Strong_20_Emphasis"><text:span text:style-name="T95">os </text:span></text:span><text:span text:style-name="Strong_20_Emphasis"><text:span text:style-name="T94">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04">EGC</text:span></text:span><text:span text:style-name="Strong_20_Emphasis"><text:span text:style-name="T94">, garantindo assim a integridade do processo como um todo, e criando um primeiro nível de informação de controle para o upload dos arquivos.</text:span></text:span></text:p>
      <text:p text:style-name="P85"><text:span text:style-name="Strong_20_Emphasis"><text:span text:style-name="T94">Após o upload dos arquivos n</text:span></text:span><text:span text:style-name="Strong_20_Emphasis"><text:span text:style-name="T95">a unidade de rede </text:span></text:span><text:span text:style-name="Strong_20_Emphasis"><text:span text:style-name="T105">mapeada</text:span></text:span><text:span text:style-name="Strong_20_Emphasis"><text:span text:style-name="T95"> </text:span></text:span><text:span text:style-name="Strong_20_Emphasis"><text:span text:style-name="T105">(UNAFD)</text:span></text:span><text:span text:style-name="Strong_20_Emphasis"><text:span text:style-name="T95"> disponibilizada pelo Contratante</text:span></text:span><text:span text:style-name="Strong_20_Emphasis"><text:span text:style-name="T94">, a Empresa abrirá as pastas referentes àquele romaneio e realizar</text:span></text:span><text:span text:style-name="Strong_20_Emphasis"><text:span text:style-name="T95">á</text:span></text:span><text:span text:style-name="Strong_20_Emphasis"><text:span text:style-name="T94"> uma nova conferência (Conferir Documento), parte do controle de qualidade da empresa para verificar se está de acordo com padrão exigido.</text:span></text:span></text:p>
      <text:p text:style-name="P85"><text:span text:style-name="Strong_20_Emphasis"><text:span text:style-name="T94">Após a conferência dos documentos, a empresa solicitar</text:span></text:span><text:span text:style-name="Strong_20_Emphasis"><text:span text:style-name="T95">á</text:span></text:span><text:span text:style-name="Strong_20_Emphasis"><text:span text:style-name="T94"> a fiscalização do romaneio para o fiscal aprovar o serviço. Esta solicitação gera o </text:span></text:span><text:span text:style-name="Strong_20_Emphasis"><text:span text:style-name="T75">“Termo de Aceite Provisório do Romaneio - TAPR”</text:span></text:span><text:span text:style-name="Strong_20_Emphasis"><text:span text:style-name="T94"> (contendo número do romaneio, quantidade de páginas com valores unitários e total executado).</text:span></text:span></text:p>
      <text:p text:style-name="P90"><text:span text:style-name="Strong_20_Emphasis"><text:span text:style-name="T178">O Fiscal </text:span></text:span><text:span text:style-name="Strong_20_Emphasis"><text:span text:style-name="T188">Técnico</text:span></text:span><text:span text:style-name="Strong_20_Emphasis"><text:span text:style-name="T178"> </text:span></text:span><text:span text:style-name="Strong_20_Emphasis"><text:span text:style-name="T94">terá até 15 dias para fiscalizar e atestar a execução dos serviços do romaneio, podendo aprovar ou reprovar as pastas caso não estejam no padrão de qualidade exigido. Em caso de reprovação, </text:span></text:span><text:span text:style-name="Strong_20_Emphasis"><text:span text:style-name="T106"><text:s/></text:span></text:span><text:span text:style-name="Strong_20_Emphasis"><text:span text:style-name="T83">fazendo uso do</text:span></text:span><text:span text:style-name="Strong_20_Emphasis"><text:span text:style-name="T82"> “Termo de Registros de Incidentes ou Ocorrências – TRIO”</text:span></text:span><text:span text:style-name="Strong_20_Emphasis"><text:span text:style-name="T107">, </text:span></text:span><text:span text:style-name="Strong_20_Emphasis"><text:span text:style-name="T94">o romaneio ficará com o status de reprovado, devendo a Contratada realizar os ajustes necessários para a aprovação.</text:span></text:span></text:p>
      <text:p text:style-name="P86"><text:span text:style-name="Strong_20_Emphasis"><text:span text:style-name="T94">Após aprovação do Romaneio pelo Fiscal </text:span></text:span><text:span text:style-name="Strong_20_Emphasis"><text:span text:style-name="T96">Técnico</text:span></text:span><text:span text:style-name="Strong_20_Emphasis"><text:span text:style-name="T94">, a Contratada devolverá as pastas físicas do romaneio, </text:span></text:span><text:span text:style-name="Strong_20_Emphasis"><text:span text:style-name="T95">devendo gerar</text:span></text:span><text:span text:style-name="Strong_20_Emphasis"><text:span text:style-name="T94"> o </text:span></text:span><text:span text:style-name="Strong_20_Emphasis"><text:span text:style-name="T75">Termo de Devolução do Romaneio - </text:span></text:span><text:span text:style-name="Strong_20_Emphasis"><text:span text:style-name="T77">TDR</text:span></text:span><text:span text:style-name="Strong_20_Emphasis"><text:span text:style-name="T94"> (contendo número do romaneio e da OS, nome do servidor, quantidade de páginas, CPF, matricula de cada pasta) e emitindo o </text:span></text:span><text:span text:style-name="Strong_20_Emphasis"><text:span text:style-name="T75">Termo de Aceite Definitivo do Romaneio - TADR</text:span></text:span><text:span text:style-name="Strong_20_Emphasis"><text:span text:style-name="T94">, que deverá ser assinado entre as partes.</text:span></text:span></text:p>
      <text:p text:style-name="P90"><text:span text:style-name="Strong_20_Emphasis"><text:span text:style-name="T94">Após receber o Romaneio com as pastas físicas e conferi-las, </text:span></text:span><text:span text:style-name="Strong_20_Emphasis"><text:span text:style-name="T97">o </text:span></text:span><text:span text:style-name="Strong_20_Emphasis"><text:span text:style-name="T178">Fiscal </text:span></text:span><text:span text:style-name="Strong_20_Emphasis"><text:span text:style-name="T183">Técnico</text:span></text:span><text:span text:style-name="Strong_20_Emphasis"><text:span text:style-name="T94"> registrar</text:span></text:span><text:span text:style-name="Strong_20_Emphasis"><text:span text:style-name="T95">á</text:span></text:span><text:span text:style-name="Strong_20_Emphasis"><text:span text:style-name="T94"> a Conferência e Receber</text:span></text:span><text:span text:style-name="Strong_20_Emphasis"><text:span text:style-name="T95">á</text:span></text:span><text:span text:style-name="Strong_20_Emphasis"><text:span text:style-name="T94"> a devolução do Romaneio.</text:span></text:span></text:p>
      <text:p text:style-name="P88"><text:span text:style-name="Strong_20_Emphasis"><text:span text:style-name="T94">De posse do </text:span></text:span><text:span text:style-name="Strong_20_Emphasis"><text:span text:style-name="T75">TADR</text:span></text:span><text:span text:style-name="Strong_20_Emphasis"><text:span text:style-name="T94">, a CONTRATADA poderá solicitar o pagamento do serviço executado.</text:span></text:span></text:p>
      <text:p text:style-name="P85"><text:span text:style-name="Strong_20_Emphasis"><text:span text:style-name="T94">A CONTRATADA solicitar</text:span></text:span><text:span text:style-name="Strong_20_Emphasis"><text:span text:style-name="T95">á</text:span></text:span><text:span text:style-name="Strong_20_Emphasis"><text:span text:style-name="T94"> novos grupos de pastas ao </text:span></text:span><text:span text:style-name="Strong_20_Emphasis"><text:span text:style-name="T95">Ge</text:span></text:span><text:span text:style-name="Strong_20_Emphasis"><text:span text:style-name="T98">s</text:span></text:span><text:span text:style-name="Strong_20_Emphasis"><text:span text:style-name="T95">tor</text:span></text:span><text:span text:style-name="Strong_20_Emphasis"><text:span text:style-name="T94"> conforme o término de cada Romaneio até finalizar a ordem de serviço.</text:span></text:span></text:p>
      <text:p text:style-name="P93"><text:span text:style-name="Strong_20_Emphasis"><text:span text:style-name="T94">Após aprovação dos Romaneios da OS, o Gestor solicitar</text:span></text:span><text:span text:style-name="Strong_20_Emphasis"><text:span text:style-name="T99">á</text:span></text:span><text:span text:style-name="Strong_20_Emphasis"><text:span text:style-name="T94"> a fiscalização da OS e</text:span></text:span><text:span text:style-name="Strong_20_Emphasis"><text:span text:style-name="T178"> o Fiscal </text:span></text:span><text:span text:style-name="Strong_20_Emphasis"><text:span text:style-name="T183">Técnico</text:span></text:span><text:span text:style-name="Strong_20_Emphasis"><text:span text:style-name="T178"> </text:span></text:span><text:span text:style-name="Strong_20_Emphasis"><text:span text:style-name="T179">r</text:span></text:span><text:span text:style-name="Strong_20_Emphasis"><text:span text:style-name="T178">egistrará a </text:span></text:span><text:span text:style-name="Strong_20_Emphasis"><text:span text:style-name="T179">f</text:span></text:span><text:span text:style-name="Strong_20_Emphasis"><text:span text:style-name="T178">iscalização para concluir o processo </text:span></text:span><text:span text:style-name="Strong_20_Emphasis"><text:span text:style-name="T186">e emitirá o </text:span></text:span><text:span text:style-name="Strong_20_Emphasis"><text:span text:style-name="T185">Termo de Encerramento da Ordem de Serviço – TEOS</text:span></text:span><text:span text:style-name="Strong_20_Emphasis"><text:span text:style-name="T178">.</text:span></text:span></text:p>
      <text:p text:style-name="P93"><text:span text:style-name="Strong_20_Emphasis"><text:span text:style-name="T178"/></text:span></text:p>
      <text:p text:style-name="P93"><text:span text:style-name="Strong_20_Emphasis"><text:span text:style-name="T178"/></text:span></text:p>
      <text:p text:style-name="P93"><text:span text:style-name="Strong_20_Emphasis"><text:span text:style-name="T178"/></text:span></text:p>
      <text:p text:style-name="P93"><text:span text:style-name="Strong_20_Emphasis"><text:span text:style-name="T178"/></text:span></text:p>
      <text:p text:style-name="P99"><text:span text:style-name="Strong_20_Emphasis"><text:span text:style-name="T129"/></text:span></text:p>
      <text:p text:style-name="P94"><text:soft-page-break/><text:span text:style-name="Strong_20_Emphasis"><text:span text:style-name="T85">6</text:span></text:span><text:span text:style-name="Strong_20_Emphasis"><text:span text:style-name="T86">.</text:span></text:span><text:span text:style-name="Strong_20_Emphasis"><text:span text:style-name="T100">2</text:span></text:span><text:span text:style-name="Strong_20_Emphasis"><text:span text:style-name="T87"> </text:span></text:span><text:span text:style-name="Strong_20_Emphasis"><text:span text:style-name="T88">O Contratante </text:span></text:span><text:span text:style-name="Strong_20_Emphasis"><text:span text:style-name="T87">disponibilizar</text:span></text:span><text:span text:style-name="Strong_20_Emphasis"><text:span text:style-name="T88">á</text:span></text:span><text:span text:style-name="Strong_20_Emphasis"><text:span text:style-name="T87"> espaço físico em função dos volumes de documentos e pastas funcionais</text:span></text:span><text:span text:style-name="Strong_20_Emphasis"><text:span text:style-name="T87"><office:annotation><dc:creator>Autor desconhecido</dc:creator><dc:date>2019-08-30T09:12:21</dc:date><text:p text:style-name="P215"><text:span text:style-name="T579">Como funcionarão os certificados digitais.</text:span></text:p><text:p text:style-name="P215"><text:span text:style-name="T582">R: Será emitido novo certificado E-cnpj em nome do presidente Tribunal ou em nome por ele delegado para finalidade especifica (assinatura de documentos) Tal certificado será entregue à empresa (com assinatura do termo de responsabilidade e com finalidade específica) para <text:s/>uso exclusivo: assinar os documento digitalizados. Quando a contrato for encerrado a empresa devolve o certificado ao TRE. Acredito que podemos exigir que tal certificado não saia das dependências do Tribunal</text:span><text:span text:style-name="T579">. O Certificado deve ser emitido em nome do Tribunal para preservar a cadeia de custódia.</text:span></text:p></office:annotation></text:span></text:span><text:span text:style-name="Strong_20_Emphasis"><text:span text:style-name="T87"> a serem trabalhadas com instalações elétricas, lógicas e mobiliário suficientes, </text:span></text:span><text:span text:style-name="Strong_20_Emphasis"><text:span text:style-name="T176">além de fornecimento de Certificado Digital de Pessoa Jurídica</text:span></text:span><text:span text:style-name="Strong_20_Emphasis"><text:span text:style-name="T87"> para a realização das atividades da empresa contratada.</text:span></text:span></text:p>
      <text:p text:style-name="P94"><text:span text:style-name="Strong_20_Emphasis"><text:span text:style-name="T68">6.</text:span></text:span><text:span text:style-name="Strong_20_Emphasis"><text:span text:style-name="T74">3</text:span></text:span><text:span text:style-name="Strong_20_Emphasis"><text:span text:style-name="T68">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68"><office:annotation><dc:creator>Autor desconhecido</dc:creator><dc:date>2019-08-30T09:13:04</dc:date><text:p text:style-name="P215"><text:span text:style-name="T579">Pode explicar melhor?</text:span></text:p><text:p text:style-name="P215"><text:span text:style-name="T582">R: O objetivo foi controlar melhor o inicio de cada etapa (mensal) do romaneio. Cada etapa precede uma OS de abertura e ao final outra de fechamento. A assinatura do contrato é um evento isolado.</text:span></text:p><text:p text:style-name="P215"><text:span text:style-name="T582"/></text:p><text:p text:style-name="P215"><text:span text:style-name="T582">A OS as informações da OS serão utilizadas no momento da fiscalização dos serviços prestados e para o controle dos documentos repassados para a contratada. (preservei essa dinâmica do projeto AFD do executivo)</text:span></text:p></office:annotation></text:span></text:span><text:span text:style-name="Strong_20_Emphasis"><text:span text:style-name="T68"> que serão trabalhadas</text:span></text:span><text:span text:style-name="Strong_20_Emphasis"><text:span text:style-name="T112"> </text:span></text:span><text:span text:style-name="Strong_20_Emphasis"><text:span text:style-name="T114">em cada</text:span></text:span><text:span text:style-name="Strong_20_Emphasis"><text:span text:style-name="T113"> período</text:span></text:span><text:span text:style-name="Strong_20_Emphasis"><text:span text:style-name="T68">.</text:span></text:span><text:span text:style-name="Strong_20_Emphasis"><text:span text:style-name="T68"><office:annotation><dc:creator>evandro </dc:creator><dc:date>2019-11-13T10:40:06</dc:date><text:p text:style-name="P215"><text:span text:style-name="T579">Texto incluído durante a reunião. Refere-se ao romaneio a ser trabalhado mensalmente.</text:span></text:p></office:annotation></text:span></text:span></text:p>
      <text:p text:style-name="P94"><text:span text:style-name="Strong_20_Emphasis"><text:span text:style-name="T88">6.</text:span></text:span><text:span text:style-name="Strong_20_Emphasis"><text:span text:style-name="T100">4</text:span></text:span><text:span text:style-name="Strong_20_Emphasis"><text:span text:style-name="T88"> A execução da OS será dividida em Romaneios, que compreendem um grupo de pastas funcionais</text:span></text:span><text:span text:style-name="Strong_20_Emphasis"><text:span text:style-name="T88"><office:annotation><dc:creator>evandro </dc:creator><dc:date>2019-11-13T10:45:10</dc:date><text:p text:style-name="P215"><text:span text:style-name="T579">Verificar a redação deste parágrafo.</text:span></text:p></office:annotation></text:span></text:span><text:span text:style-name="Strong_20_Emphasis"><text:span text:style-name="T88"> com suas folhas numeradas </text:span></text:span><text:span text:style-name="Strong_20_Emphasis"><text:span text:style-name="T112">pela </text:span></text:span><text:span text:style-name="Strong_20_Emphasis"><text:span text:style-name="T115">equipe responsável por operacionalizar os trabalhos</text:span></text:span><text:span text:style-name="Strong_20_Emphasis"><text:span text:style-name="T108">, </text:span></text:span><text:span text:style-name="Strong_20_Emphasis"><text:span text:style-name="T148">a serem tratadas em conjunto pela empresa</text:span></text:span><text:span text:style-name="Strong_20_Emphasis"><text:span text:style-name="T88">, representando a unidade de referência para fins de ateste e pagamento, vinculado à OS.</text:span></text:span><text:span text:style-name="Strong_20_Emphasis"><text:span text:style-name="T88"><office:annotation><dc:creator>Autor desconhecido</dc:creator><dc:date>2019-08-30T09:29:53</dc:date><text:p text:style-name="P215"><text:span text:style-name="T579">Pode explicar melhor?</text:span></text:p><text:p text:style-name="P215"><text:span text:style-name="T579"/></text:p><text:p text:style-name="P215"><text:span text:style-name="T579">R: Ex: A EGC separa 10 pastas com 1000 pg por pasta e este é o primeiro romaneio. PQ isso? Tanto a empresa (visando execução) quanto o TRE (visando fiscalização) podem dimensionar a quantidade de pastas e páginas. </text:span></text:p></office:annotation></text:span></text:span></text:p>
      <text:p text:style-name="P94"><text:span text:style-name="Strong_20_Emphasis"><text:span text:style-name="T148">6.</text:span></text:span><text:span text:style-name="Strong_20_Emphasis"><text:span text:style-name="T149">5</text:span></text:span><text:span text:style-name="Strong_20_Emphasis"><text:span text:style-name="T148"> Os serviços das OS serão realizados em local indicado </text:span></text:span><text:span text:style-name="Strong_20_Emphasis"><text:span text:style-name="T150">pelo Contratante</text:span></text:span><text:span text:style-name="Strong_20_Emphasis"><text:span text:style-name="T148">.</text:span></text:span><text:span text:style-name="Strong_20_Emphasis"><text:span text:style-name="T148"><office:annotation><dc:creator>Autor desconhecido</dc:creator><dc:date>2019-08-30T09:34:00</dc:date><text:p text:style-name="P215"><text:span text:style-name="T579">Acho desnecessário incluir esta informação aqui, pois constará do local de prestação dos serviços.</text:span></text:p><text:p text:style-name="P215"><text:span text:style-name="T582">R: Concordo! Podemos faze o layout da área que será disponibilizada (similar ao que foi feito para a contratação de “Service Desk”) e incluir em um anexo.</text:span></text:p></office:annotation></text:span></text:span><text:span text:style-name="Strong_20_Emphasis"><text:span text:style-name="T148"><office:annotation><dc:creator>evandro </dc:creator><dc:date>2019-11-13T10:49:06</dc:date><text:p text:style-name="P215"><text:span text:style-name="T580">Reply to Autor desconhecido (30/08/2019, 09:34): "..."</text:span></text:p><text:p><text:span text:style-name="T581">Lembrar de incluir a possibilidade dos licitantes realizarem visita de vistoria no TRE.</text:span></text:p></office:annotation></text:span></text:span></text:p>
      <text:p text:style-name="P94"><text:span text:style-name="Strong_20_Emphasis"><text:span text:style-name="T88">6.</text:span></text:span><text:span text:style-name="Strong_20_Emphasis"><text:span text:style-name="T100">6</text:span></text:span><text:span text:style-name="Strong_20_Emphasis"><text:span text:style-name="T88"> A Contratada </text:span></text:span><office:annotation office:name="__Annotation__4732_4246276708"><dc:creator>Autor desconhecido</dc:creator><dc:date>2019-08-30T09:32:44</dc:date><text:p text:style-name="P215"><text:span text:style-name="T579">Como assim???</text:span></text:p><text:p text:style-name="P215"><text:span text:style-name="T582">R: Será responsável pela execução, manuseio e guarda. Em outras palavras, ela fará a higienização e digitalização.</text:span></text:p></office:annotation><text:span text:style-name="Strong_20_Emphasis"><text:span text:style-name="T121">será responsável pelos serviços d</text:span></text:span><text:span text:style-name="Strong_20_Emphasis"><text:span text:style-name="T122">o </text:span></text:span><text:span text:style-name="Strong_20_Emphasis"><text:span text:style-name="T123">Assentamento Funcional Digital – AFD</text:span></text:span><office:annotation-end office:name="__Annotation__4732_4246276708"/><office:annotation><dc:creator>evandro </dc:creator><dc:date>2019-11-13T10:51:57</dc:date><text:p text:style-name="P215"><text:span text:style-name="T580">Reply to Autor desconhecido (30/08/2019, 09:32): "..."</text:span></text:p><text:p><text:span text:style-name="T581">Ajustar a redação do parágrafo. A empresa fará apenas a digitalização ...</text:span></text:p></office:annotation><text:span text:style-name="Strong_20_Emphasis"><text:span text:style-name="T88"> elencad</text:span></text:span><text:span text:style-name="Strong_20_Emphasis"><text:span text:style-name="T89">o</text:span></text:span><text:span text:style-name="Strong_20_Emphasis"><text:span text:style-name="T88">s no Objeto deste Termo de Referência, bem como, pelos recursos materiais (computador, scanner, EPIs, softwares, licenças, etc), recursos humanos e de logística para execução do processo de digitalização. Também deverá executar atividades de correção de eventuais equívocos detectados resultantes da fiscalização, no momento do encerramento do Romaneio.</text:span></text:span></text:p>
      <text:p text:style-name="P94"><text:span text:style-name="Strong_20_Emphasis"><text:span text:style-name="T91">6.</text:span></text:span><text:span text:style-name="Strong_20_Emphasis"><text:span text:style-name="T100">7</text:span></text:span><text:span text:style-name="Strong_20_Emphasis"><text:span text:style-name="T91"> Os romaneios em posse da Contratada ficarão disponíveis para consulta</text:span></text:span><text:span text:style-name="Strong_20_Emphasis"><text:span text:style-name="T91"><office:annotation><dc:creator>Autor desconhecido</dc:creator><dc:date>2019-08-30T09:54:39</dc:date><text:p text:style-name="P215"><text:span text:style-name="T579">Consulta de quem.</text:span></text:p><text:p text:style-name="P215"><text:span text:style-name="T579">R: Das unidades interessadas (ex: seref, sejue, coasa). Exempo: digamos que um servidor solicitou uma informação que está em uma pasta funcional… sendo que tal pasta já está em posse da empresa para <text:s/>digitalização. A seref tem que ter acesso ao documento para atender à solicitação.</text:span></text:p></office:annotation></text:span></text:span><text:span text:style-name="Strong_20_Emphasis"><text:span text:style-name="T91"><office:annotation><dc:creator>evandro </dc:creator><dc:date>2019-11-13T10:55:59</dc:date><text:p text:style-name="P215"><text:span text:style-name="T580">Reply to Autor desconhecido (30/08/2019, 09:54): "..."</text:span></text:p><text:p><text:span text:style-name="T581">Durante a execução dos serviços. Ajustar redação.</text:span></text:p></office:annotation></text:span></text:span><text:span text:style-name="Strong_20_Emphasis"><text:span text:style-name="T91"> </text:span></text:span><text:span text:style-name="Strong_20_Emphasis"><text:span text:style-name="T151">durante todo o ciclo de formação d</text:span></text:span><text:span text:style-name="Strong_20_Emphasis"><text:span text:style-name="T152">o AFD</text:span></text:span><text:span text:style-name="Strong_20_Emphasis"><text:span text:style-name="T91">. </text:span></text:span><text:span text:style-name="Strong_20_Emphasis"><text:span text:style-name="T116">Durante a execução dos serviços.</text:span></text:span></text:p>
      <text:p text:style-name="P94"><text:span text:style-name="Strong_20_Emphasis"><text:span text:style-name="T90">6.</text:span></text:span><text:span text:style-name="Strong_20_Emphasis"><text:span text:style-name="T100">8</text:span></text:span><text:span text:style-name="Strong_20_Emphasis"><text:span text:style-name="T90"> A Secretaria de Gestão de Pessoas do Tribunal, disponibilizará orientações para a CONTRATADA na utilização da </text:span></text:span><text:span text:style-name="Strong_20_Emphasis"><text:span text:style-name="T69">unidade de rede disponibilizada para salvamento </text:span></text:span><text:span text:style-name="Strong_20_Emphasis"><text:span text:style-name="T70">(upload </text:span></text:span><text:span text:style-name="Strong_20_Emphasis"><text:span text:style-name="T71">dos arquivos</text:span></text:span><text:span text:style-name="Strong_20_Emphasis"><text:span text:style-name="T70">)</text:span></text:span><text:span text:style-name="Strong_20_Emphasis"><text:span text:style-name="T69"> d</text:span></text:span><text:span text:style-name="Strong_20_Emphasis"><text:span text:style-name="T72">o</text:span></text:span><text:span text:style-name="Strong_20_Emphasis"><text:span text:style-name="T69"> </text:span></text:span><text:span text:style-name="Strong_20_Emphasis"><text:span text:style-name="T72">A</text:span></text:span><text:span text:style-name="Strong_20_Emphasis"><text:span text:style-name="T69">FD </text:span></text:span><text:span text:style-name="Strong_20_Emphasis"><text:span text:style-name="T73">denominada UNAFD</text:span></text:span><text:span text:style-name="Strong_20_Emphasis"><text:span text:style-name="T90">.</text:span></text:span><text:span text:style-name="Strong_20_Emphasis"><text:span text:style-name="T90"><office:annotation><dc:creator>Autor desconhecido</dc:creator><dc:date>2019-08-30T09:56:08</dc:date><text:p text:style-name="P215"><text:span text:style-name="T579">Verificar necessidade de incluir isto aqui. </text:span></text:p><text:p text:style-name="P215"><text:span text:style-name="T579"/></text:p><text:p text:style-name="P215"><text:span text:style-name="T582">R: Fica a seu critério. Isso pode ser passado em momento oportuno mesmo não estando incluído no TR.</text:span></text:p></office:annotation></text:span></text:span><text:span text:style-name="Strong_20_Emphasis"><text:span text:style-name="T90"><office:annotation><dc:creator>evandro </dc:creator><dc:date>2019-11-13T10:56:56</dc:date><text:p text:style-name="P215"><text:span text:style-name="T580">Reply to Autor desconhecido (30/08/2019, 09:56): "..."</text:span></text:p><text:p><text:span text:style-name="T581">Ajustar a redação. Refere-se à unidade de armazenamento na qual os documentos serão guardados.</text:span></text:p></office:annotation></text:span></text:span></text:p>
      <text:p text:style-name="P94"><text:span text:style-name="Strong_20_Emphasis"><text:span text:style-name="T90">6.</text:span></text:span><text:span text:style-name="Strong_20_Emphasis"><text:span text:style-name="T100">9</text:span></text:span><text:span text:style-name="Strong_20_Emphasis"><text:span text:style-name="T90">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177">gerando arquivos em formato PDF/A </text:span></text:span><text:span text:style-name="Strong_20_Emphasis"><text:span text:style-name="T184">(pesquisáveis)</text:span></text:span><text:span text:style-name="Strong_20_Emphasis"><text:span text:style-name="T177"> com OCR, </text:span></text:span><text:span text:style-name="Strong_20_Emphasis"><text:span text:style-name="T181">com </text:span></text:span><text:span text:style-name="Strong_20_Emphasis"><text:span text:style-name="T180">no mínimo </text:span></text:span><text:span text:style-name="Strong_20_Emphasis"><text:span text:style-name="T177">300 DPI </text:span></text:span><text:span text:style-name="Strong_20_Emphasis"><text:span text:style-name="T180">de resolução óptica</text:span></text:span><text:span text:style-name="Strong_20_Emphasis"><text:span text:style-name="T177">, </text:span></text:span><text:span text:style-name="Strong_20_Emphasis"><text:span text:style-name="T180">em </text:span></text:span><text:span text:style-name="Strong_20_Emphasis"><text:span text:style-name="T182">cores ou </text:span></text:span><text:span text:style-name="Strong_20_Emphasis"><text:span text:style-name="T177">tons de cinza, </text:span></text:span><text:span text:style-name="Strong_20_Emphasis"><text:span text:style-name="T182">conforme documento em papel</text:span></text:span><text:span text:style-name="Strong_20_Emphasis"><text:span text:style-name="T177">, que é produto final do AFD.</text:span></text:span></text:p>
      <text:p text:style-name="P95"><text:span text:style-name="Strong_20_Emphasis"><text:span text:style-name="T171">8</text:span></text:span><text:span text:style-name="Strong_20_Emphasis"><text:span text:style-name="T172"> DA CLASSIFICAÇÃO DOS SERVIÇOS E FORMA DE SELEÇÃO DO FORNECEDOR</text:span></text:span></text:p>
      <text:p text:style-name="P116"><text:span text:style-name="Strong_20_Emphasis"><text:span text:style-name="T534"/></text:span></text:p>
      <text:p text:style-name="P116"><text:span text:style-name="Strong_20_Emphasis"><text:span text:style-name="T534">, </text:span></text:span><text:span text:style-name="Strong_20_Emphasis"><text:span text:style-name="T535">não compreendendo nesta etapa do projeto <text:s/></text:span></text:span><text:span text:style-name="Strong_20_Emphasis"><text:span text:style-name="T533">Assentamento Funcional Digital – AFD.</text:span></text:span></text:p>
      <text:p text:style-name="P114"/>
      <text:p text:style-name="P113"/>
      <text:p text:style-name="P113"/>
      <text:p text:style-name="P112"/>
      <text:p text:style-name="P110">A <text:span text:style-name="T402">contratação </text:span>do serviço relacionado se pauta pela necessidade de melhores condições de preservação <text:span text:style-name="T441">dos assentamentos funcionais</text:span>, otimiza<text:span text:style-name="T441">ção</text:span> <text:span text:style-name="T441">d</text:span>os espaços físicos <text:span text:style-name="T441">e</text:span> elimina<text:span text:style-name="T441">ção</text:span> dos documentos cujo ciclo vital tenha vencido, conforme os prazos estabelecidos na Tabela de Temporalidade de Documentos <text:span text:style-name="T441">(</text:span>TTD<text:span text:style-name="T441">)</text:span> aprovada pela Resolução 143/2017 do TRE-SE.</text:p>
      <text:p text:style-name="P110"><text:soft-page-break/><text:span text:style-name="T442">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444">os</text:span> <text:span text:style-name="T441">assentamentos funcionais</text:span> em forma<text:span text:style-name="T440">to</text:span> digital.</text:p>
      <text:p text:style-name="P111"><text:span text:style-name="T443">Logo, para atendimento da disponibilização dos assentamentos funcionais em formato digital, faz-se necessário a </text:span><text:span text:style-name="T379">higienização, a digitalização,</text:span><text:span text:style-name="T403"> com o uso de assinaturas digitais (certificados ICP-Brasil) na forma prevista no </text:span><text:span text:style-name="T405">Artigo 3º da Lei 12.682, de 09 de julho de 2012</text:span><text:span text:style-name="T403">, </text:span><text:span text:style-name="T536">dando confiabilidade e segurança no processo, de forma que se permita validar e auditar os dados existentes, além de acesso aos documentos integrantes das pastas funcionais à distância.</text:span></text:p>
      <text:p text:style-name="P122"><text:span text:style-name="T445">Os assentamentos funcionais </text:span>digitalizad<text:span text:style-name="T445">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122">a) Substituição do suporte em papel dos documentos por mídias digitais acessíveis à distância;</text:p>
      <text:p text:style-name="P122"><text:span text:style-name="T404">b) Acesso aos documentos de maneira facilitada, por meio de índices </text:span><text:span text:style-name="T423">preestabelecidos</text:span><text:span text:style-name="T404"> e metadados</text:span>;</text:p>
      <text:p text:style-name="P122">c) Eliminação de perdas de documentos por mau acondicionamento e armazenamento impróprio;</text:p>
      <text:p text:style-name="P122">d) Manuseio de documentos de forma digital;</text:p>
      <text:p text:style-name="P122">e) <text:span text:style-name="T435">C</text:span>ustomização do armazenamento, da guarda e recuperação de dados e informações dos documentos;</text:p>
      <text:p text:style-name="P122">f) <text:span text:style-name="T435">Uso de s</text:span>istemas eletrônicos de processamento aderentes aos princípios arquivísticos e de gestão eletrônica de documentos;</text:p>
      <text:p text:style-name="P122">g) Possibilidade da automatização de processos de trabalho, trazendo mais agilidade e eficiência.</text:p>
      <text:p text:style-name="P111"/>
      <text:p text:style-name="P111">Assim, mediante a aplicação de técnicas arquivísticas, visando à preservação da memória <text:span text:style-name="T436">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435">do TRE/SE.</text:span></text:p>
      <text:p text:style-name="P111">O AFD implica na geração de arquivos em formato digital (PDF/A com OCR) das Pastas Funcionais concentradas em <text:span text:style-name="T436">uma área de armazenamento para posterior cargada de dados no sistema de gestão documental adotado pelo Tribunal </text:span><text:span text:style-name="T406">(Archivematica (arquivamento) e ICA-Atom (disponibilização)</text:span><text:span text:style-name="T407">)</text:span>, em substituição às Pastas Funcionais em suporte convencional (papel) <text:span text:style-name="T436">do acervo legado. Dito isso, é importante frisar que todos os novos documentos funcionais são inseridos no Sistema Eletrônico de Informações (SEI).</text:span> </text:p>
      <text:p text:style-name="P111">Importante destacar <text:span text:style-name="T495">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437">“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111">Os serviços constantes deste Termo de Referência deverão ser realizados por meio de Sistema de Registro de Preços - SRP, em razão de sua natureza, peculiaridade e <text:span text:style-name="T446">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215"><text:span text:style-name="T579">Melhorar esta redação.</text:span></text:p></office:annotation></text:p>
      <text:p text:style-name="P111"><text:soft-page-break/>O Sistema de Registro de Preços - SRP, regulamentado pelo Decreto nº 7.892/2013, foi instituído pelo art. 15 da Lei federal n.º 8.666/93, que dispõe sobre normas gerais de Licitação e Contratação na esfera pública, o qual preconiza:</text:p>
      <text:p text:style-name="P124">“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11">Assim, vê-se um conjunto de benefícios na adoção do SRP, a seguir enumerados:</text:p>
      <text:list xml:id="list644687723" text:style-name="L1">
        <text:list-item>
          <text:p text:style-name="P213">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213">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213">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213">Proporciona a redução do número de licitações: o Registro de Preços ainda proporciona a redução do número de licitações, pois, no caso concreto, o <text:span text:style-name="T447">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11">Tais vantagens são aderentes às possibilidades jurídicas de utilização do registro de Preços, previstas no Decreto nº 7.892, de 23 de janeiro de 2013, que disciplina o Sistema de Registro de Preços:</text:p>
      <text:p text:style-name="P124">“Decreto nº 7.892 de 23 de janeiro de 2013 - Art. 3º O Sistema de Registro de Preços poderá ser adotado nas seguintes hipóteses: I - quando, pelas características do bem ou serviço, houver necessidade de contratações frequentes; <text:span text:style-name="T438">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438"> IV - quando, pela natureza do objeto, não for possível definir previamente o quantitativo a ser demandado pela Administração.</text:span>” <text:span text:style-name="T439">(Grifos nossos)</text:span></text:p>
      <text:p text:style-name="P121">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19">Cabe ressaltar que a existência de preços registrados não obriga a Administração a firmar as contratações que deles poderão advir.</text:p>
      <text:p text:style-name="P120"><text:span text:style-name="Strong_20_Emphasis"><text:span text:style-name="T470">Os serviços relacionados no objeto deste Termo de Referência, deverão ser prestados sob demanda, de acordo com a geração de romaneios vinculados a uma Ordem de Serviço, conforme </text:span></text:span><text:span text:style-name="Strong_20_Emphasis"><text:span text:style-name="T465">Anexo II</text:span></text:span><text:span text:style-name="Strong_20_Emphasis"><text:span text:style-name="T466">I</text:span></text:span><text:span text:style-name="Strong_20_Emphasis"><text:span text:style-name="T465"> deste TR.</text:span></text:span></text:p>
      <text:p text:style-name="P66"><text:span text:style-name="Strong_20_Emphasis"><text:span text:style-name="T448">8</text:span></text:span><text:span text:style-name="Strong_20_Emphasis"><text:span text:style-name="T449">.1 </text:span></text:span><text:span text:style-name="Strong_20_Emphasis"><text:span text:style-name="T450">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03"><text:span text:style-name="Strong_20_Emphasis"><text:span text:style-name="T448">8</text:span></text:span><text:span text:style-name="Strong_20_Emphasis"><text:span text:style-name="T450">.2 O pregão será realizado na forma ELETRÔNICA, com vistas a obter a melhor proposta para a Administração Pública, em atenção ao disposto no Parágrafo Único do art. 26 da IN-SLTI 04/2014 e à legislação pertinente.</text:span></text:span></text:p>
      <text:p text:style-name="P104"><text:soft-page-break/><text:span text:style-name="T427">8.3</text:span>. O julgamento das propostas de preços dar-se-á pelo critério de MENOR PREÇO, sendo declarada vencedora a empresa que apresentar o MENOR PREÇO POR <text:span text:style-name="T427">ITEM</text:span> e que atender a todos os requisitos e exigências do certame.</text:p>
      <text:p text:style-name="P105"><text:span text:style-name="T427">8.4</text:span> Aplicam-se, à presente contratação, eventuais preferências previstas na legislação <text:span text:style-name="T378">vigente, notadamente as do Capítulo V da Lei Complementar 123, de 14 de dezembro de 2006</text:span> e as do Decreto nº 7.174, de 12 de maio de 2010, utilizando-se ainda o previsto nos artigos 5º a 8º deste como critério de desempate.</text:p>
      <text:p text:style-name="P67"><text:span text:style-name="Strong_20_Emphasis"><text:span text:style-name="T390">9</text:span></text:span><text:span text:style-name="Strong_20_Emphasis"><text:span text:style-name="T391"> DA </text:span></text:span><text:span text:style-name="Strong_20_Emphasis"><text:span text:style-name="T392">HABILITAÇÃO TÉCNICA</text:span></text:span></text:p>
      <text:p text:style-name="P109"><text:span text:style-name="Strong_20_Emphasis"><text:span text:style-name="T451">9.1 </text:span></text:span><text:span text:style-name="Strong_20_Emphasis"><text:span text:style-name="T452">O </text:span></text:span><text:span text:style-name="Strong_20_Emphasis"><text:span text:style-name="T453">licitante</text:span></text:span><text:span text:style-name="Strong_20_Emphasis"><text:span text:style-name="T452"> deverá apresentar 1 (um) ou mais atestado(s) ou declaração(ões) de capacidade </text:span></text:span><text:span text:style-name="Strong_20_Emphasis"><text:span text:style-name="T454">técnico-operacional</text:span></text:span><text:span text:style-name="Strong_20_Emphasis"><text:span text:style-name="T452">, emitido por pessoa jurídica de direito público ou privado, que comprove </text:span></text:span><text:span text:style-name="Strong_20_Emphasis"><text:span text:style-name="T455">a execução de serviços de digitalização </text:span></text:span><text:span text:style-name="Strong_20_Emphasis"><text:span text:style-name="T456">de documentos.</text:span></text:span></text:p>
      <text:p text:style-name="P141"><text:span text:style-name="Strong_20_Emphasis"><text:span text:style-name="T451">9.2 </text:span></text:span><text:span text:style-name="Strong_20_Emphasis"><text:span text:style-name="T452">Considera-se apto à comprovação exigida o(s) atestado(s) ou declaração(ões) que </text:span></text:span><text:span text:style-name="Strong_20_Emphasis"><text:span text:style-name="T457">demonstre</text:span></text:span><text:span text:style-name="Strong_20_Emphasis"><text:span text:style-name="T452">(m) </text:span></text:span><text:span text:style-name="Strong_20_Emphasis"><text:span text:style-name="T457">a </text:span></text:span><text:span text:style-name="Strong_20_Emphasis"><text:span text:style-name="T452">execução compatível com as características e quantidades estabelecidas no quadro </text:span></text:span><text:span text:style-name="Strong_20_Emphasis"><text:span text:style-name="T451">a seguir</text:span></text:span><text:span text:style-name="Strong_20_Emphasis"><text:span text:style-name="T452">, admitindo-se a soma de atestados, </text:span></text:span><text:span text:style-name="Strong_20_Emphasis"><text:span text:style-name="T477">desde que </text:span></text:span><text:span text:style-name="Strong_20_Emphasis"><text:span text:style-name="T478">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61">Prestou ou tem prestado, satisfatoriamente,</text:span><text:span text:style-name="T360"> </text:span><text:span text:style-name="T361">os</text:span><text:span text:style-name="T360"> </text:span><text:span text:style-name="Strong_20_Emphasis"><text:span text:style-name="T124">serviços de digitalização </text:span></text:span><text:span text:style-name="Strong_20_Emphasis"><text:span text:style-name="T125">de documentos</text:span></text:span><text:span text:style-name="T362">, pelo período mínimo de 12 meses.</text:span></text:p>
          </table:table-cell>
          <table:table-cell table:style-name="Table3.B2" office:value-type="string">
            <text:p text:style-name="P28"><text:span text:style-name="T360">no mínimo </text:span><text:span text:style-name="T363">200 mil páginas (</text:span><text:span text:style-name="Strong_20_Emphasis"><text:span text:style-name="T126">frente e verso</text:span></text:span><text:span text:style-name="Strong_20_Emphasis"><text:span text:style-name="T127">).</text:span></text:span></text:p>
          </table:table-cell>
        </table:table-row>
      </table:table>
      <text:p text:style-name="P140"><text:span text:style-name="Strong_20_Emphasis"><text:span text:style-name="T472">9.3 </text:span></text:span><text:span text:style-name="Strong_20_Emphasis"><text:span text:style-name="T473">Não serão considerados os atestados de capacidade técnic</text:span></text:span><text:span text:style-name="Strong_20_Emphasis"><text:span text:style-name="T474">o-operacional</text:span></text:span><text:span text:style-name="Strong_20_Emphasis"><text:span text:style-name="T473"> emitidos por pessoas jurídicas integrantes do mesmo grupo comercial, industrial ou de qualquer atividade econômica de que faça parte o licitante.</text:span></text:span></text:p>
      <text:p text:style-name="P139"><text:span text:style-name="Strong_20_Emphasis"><text:span text:style-name="T472">9.4 </text:span></text:span><text:span text:style-name="Strong_20_Emphasis"><text:span text:style-name="T475">O TRE-SE poderá realizar diligência a fim de se comprovar a veracidade das informações prestadas, podendo requerer cópias de contrato</text:span></text:span><text:span text:style-name="Strong_20_Emphasis"><text:span text:style-name="T476">s</text:span></text:span><text:span text:style-name="Strong_20_Emphasis"><text:span text:style-name="T475">, notas fiscais ou </text:span></text:span><text:span text:style-name="Strong_20_Emphasis"><text:span text:style-name="T476">quaisquer</text:span></text:span><text:span text:style-name="Strong_20_Emphasis"><text:span text:style-name="T475"> outro</text:span></text:span><text:span text:style-name="Strong_20_Emphasis"><text:span text:style-name="T476">s</text:span></text:span><text:span text:style-name="Strong_20_Emphasis"><text:span text:style-name="T475"> documento</text:span></text:span><text:span text:style-name="Strong_20_Emphasis"><text:span text:style-name="T476">s</text:span></text:span><text:span text:style-name="Strong_20_Emphasis"><text:span text:style-name="T475"> que comprove</text:span></text:span><text:span text:style-name="Strong_20_Emphasis"><text:span text:style-name="T476">m</text:span></text:span><text:span text:style-name="Strong_20_Emphasis"><text:span text:style-name="T475"> inequivocamente </text:span></text:span><text:span text:style-name="Strong_20_Emphasis"><text:span text:style-name="T476">a prestação dos serviços.</text:span></text:span></text:p>
      <text:p text:style-name="P138"><text:span text:style-name="Strong_20_Emphasis"><text:span text:style-name="T472">9.5 </text:span></text:span><text:span text:style-name="Strong_20_Emphasis"><text:span text:style-name="T473">Caso seja constatada divergência entre as informações atestadas e os serviços efetivamente realizados, o atestado será desconsiderado.</text:span></text:span></text:p>
      <text:p text:style-name="P63"><text:span text:style-name="Strong_20_Emphasis"><text:span text:style-name="T396">10 </text:span></text:span><text:span text:style-name="Strong_20_Emphasis"><text:span text:style-name="T393">PRAZOS</text:span></text:span></text:p>
      <text:p text:style-name="P68"><text:span text:style-name="Strong_20_Emphasis"><text:span text:style-name="T458">O início da execução dos serviços se dará em até 30 (trinta) dias após assinatura do contrato </text:span></text:span><text:span text:style-name="Strong_20_Emphasis"><text:span text:style-name="T460">ou </text:span></text:span><text:span text:style-name="Strong_20_Emphasis"><text:span text:style-name="T461">emissão do Termo de Abertura d</text:span></text:span><text:span text:style-name="Strong_20_Emphasis"><text:span text:style-name="T462">a</text:span></text:span><text:span text:style-name="Strong_20_Emphasis"><text:span text:style-name="T461"> Ordem de Serviço (TAOS), prevalecendo este último.</text:span></text:span></text:p>
      <text:p text:style-name="P69"><text:span text:style-name="Strong_20_Emphasis"><text:span text:style-name="T458">A Empresa disponibilizar</text:span></text:span><text:span text:style-name="Strong_20_Emphasis"><text:span text:style-name="T459">á</text:span></text:span><text:span text:style-name="Strong_20_Emphasis"><text:span text:style-name="T458">, em um prazo de 10 (dez) dias, todos os recursos necessários para início das atividades estabelecidas após o aceite da OS.</text:span></text:span></text:p>
      <text:p text:style-name="P69"><text:span text:style-name="Strong_20_Emphasis"><text:span text:style-name="T458">O prazo para </text:span></text:span><text:span text:style-name="Strong_20_Emphasis"><text:span text:style-name="T463">recebimento provisório</text:span></text:span><text:span text:style-name="Strong_20_Emphasis"><text:span text:style-name="T458"> é de até 15 dias, conforme Lei 8.666/1993.</text:span></text:span></text:p>
      <text:p text:style-name="P68"><text:span text:style-name="Strong_20_Emphasis"><text:span text:style-name="T458">O prazo de execução será de até </text:span></text:span><text:span text:style-name="Strong_20_Emphasis"><text:span text:style-name="T459">12</text:span></text:span><text:span text:style-name="Strong_20_Emphasis"><text:span text:style-name="T458"> (</text:span></text:span><text:span text:style-name="Strong_20_Emphasis"><text:span text:style-name="T459">doze</text:span></text:span><text:span text:style-name="Strong_20_Emphasis"><text:span text:style-name="T458">) meses, contados a partir da assinatura do contrato.</text:span></text:span></text:p>
      <text:p text:style-name="P68"><text:span text:style-name="Strong_20_Emphasis"><text:span text:style-name="T458">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68"><text:soft-page-break/><text:span text:style-name="Strong_20_Emphasis"><text:span text:style-name="T458">A empresa tem prazo de 5 dias úteis, para apresentar justificativa referente a notificação de ocorrência em caso de descumprimento dos Instrumentos de Medições de Resultado (IMR).</text:span></text:span></text:p>
      <text:p text:style-name="P68"><text:span text:style-name="Strong_20_Emphasis"><text:span text:style-name="T458">O contratante tem prazo de 5 dias úteis, para analisar a justificativa da empresa, quanto a notificação de descumprimento do IMR bem como das providências.</text:span></text:span></text:p>
      <text:p text:style-name="P68"><text:span text:style-name="Strong_20_Emphasis"><text:span text:style-name="T396">11 </text:span></text:span><text:span text:style-name="Strong_20_Emphasis"><text:span text:style-name="T393">FISCALIZAÇÃO</text:span></text:span></text:p>
      <text:p text:style-name="P68"><text:span text:style-name="Strong_20_Emphasis"><text:span text:style-name="T463">As atividades envolvendo a fiscalização deverão ser executadas </text:span></text:span><text:span text:style-name="Strong_20_Emphasis"><text:span text:style-name="T464">Equipe de Gestão da Contratação (EGC)</text:span></text:span><text:span text:style-name="Strong_20_Emphasis"><text:span text:style-name="T463">.</text:span></text:span></text:p>
      <text:p text:style-name="P70"><text:span text:style-name="Strong_20_Emphasis"><text:span text:style-name="T467">Quando as pastas contidas no Romaneio forem concluídas, a empresa solicitará a fiscalização dos serviços prestados, para respectivo aceite e validação </text:span></text:span><text:span text:style-name="Strong_20_Emphasis"><text:span text:style-name="T468">até que </text:span></text:span><text:span text:style-name="Strong_20_Emphasis"><text:span text:style-name="T467">todas as pastas referentes a uma Ordem de Serviço </text:span></text:span><text:span text:style-name="Strong_20_Emphasis"><text:span text:style-name="T468">sejam</text:span></text:span><text:span text:style-name="Strong_20_Emphasis"><text:span text:style-name="T467"> concluídas. </text:span></text:span><text:span text:style-name="Strong_20_Emphasis"><text:span text:style-name="T468">A</text:span></text:span><text:span text:style-name="Strong_20_Emphasis"><text:span text:style-name="T467"> data limite para a realização da análise do Romaneio, por parte do </text:span></text:span><text:span text:style-name="Strong_20_Emphasis"><text:span text:style-name="T469">F</text:span></text:span><text:span text:style-name="Strong_20_Emphasis"><text:span text:style-name="T467">iscal, </text:span></text:span><text:span text:style-name="Strong_20_Emphasis"><text:span text:style-name="T468">será </text:span></text:span><text:span text:style-name="Strong_20_Emphasis"><text:span text:style-name="T467">de </text:span></text:span><text:span text:style-name="Strong_20_Emphasis"><text:span text:style-name="T468">até</text:span></text:span><text:span text:style-name="Strong_20_Emphasis"><text:span text:style-name="T467"> 15 dias para conclusão.</text:span></text:span></text:p>
      <text:p text:style-name="P70"><text:span text:style-name="Strong_20_Emphasis"><text:span text:style-name="T468">O</text:span></text:span><text:span text:style-name="Strong_20_Emphasis"><text:span text:style-name="T467"> </text:span></text:span><text:span text:style-name="Strong_20_Emphasis"><text:span text:style-name="T469">F</text:span></text:span><text:span text:style-name="Strong_20_Emphasis"><text:span text:style-name="T467">iscal </text:span></text:span><text:span text:style-name="Strong_20_Emphasis"><text:span text:style-name="T468">técnico</text:span></text:span><text:span text:style-name="Strong_20_Emphasis"><text:span text:style-name="T467"> deverá verificar o quantitativo de páginas informadas no </text:span></text:span><text:span text:style-name="Strong_20_Emphasis"><text:span text:style-name="T463">“Termo de Recebimento do Romaneio - TRR”</text:span></text:span><text:span text:style-name="Strong_20_Emphasis"><text:span text:style-name="T467"> e comparar com o quantitativo de páginas digitalizadas pela empresa, </text:span></text:span><text:span text:style-name="Strong_20_Emphasis"><text:span text:style-name="T463">além de verificar a qualidade das imagens geradas</text:span></text:span><text:span text:style-name="Strong_20_Emphasis"><text:span text:style-name="T467">, em repositório indicado pela contratante, para fins de aceite dos serviços.</text:span></text:span></text:p>
      <text:p text:style-name="P68"><text:span text:style-name="Strong_20_Emphasis"><text:span text:style-name="T467">Se os serviços executados pela empresa </text:span></text:span><text:span text:style-name="Strong_20_Emphasis"><text:span text:style-name="T468">n</text:span></text:span><text:span text:style-name="Strong_20_Emphasis"><text:span text:style-name="T467">ão satisfizerem as condições de execução do objeto, as falhas serão reportadas para avaliação d</text:span></text:span><text:span text:style-name="Strong_20_Emphasis"><text:span text:style-name="T468">a EGC e adoção d</text:span></text:span><text:span text:style-name="Strong_20_Emphasis"><text:span text:style-name="T467">as providências cabíveis.</text:span></text:span></text:p>
      <text:p text:style-name="P68"><text:span text:style-name="Strong_20_Emphasis"><text:span text:style-name="T397">12 </text:span></text:span><text:span text:style-name="Strong_20_Emphasis"><text:span text:style-name="T393">LOCA</text:span></text:span><text:span text:style-name="Strong_20_Emphasis"><text:span text:style-name="T395">L</text:span></text:span><text:span text:style-name="Strong_20_Emphasis"><text:span text:style-name="T393"> DE EXECUÇÃO DOS SERVIÇOS</text:span></text:span></text:p>
      <text:p text:style-name="P71"><text:span text:style-name="Strong_20_Emphasis"><text:span text:style-name="T412">Os serviços deverão ser prestados nas dependências da Sede do TRE-SE, situada no Centro Administrativo Augusto Franco, Variante 2, Lote 7, Bairro Capucho, Aracaju – SE.</text:span></text:span></text:p>
      <text:p text:style-name="P71"><text:span text:style-name="Strong_20_Emphasis"><text:span text:style-name="T412">7.3.2 A estrutura </text:span></text:span><text:span text:style-name="Strong_20_Emphasis"><text:span text:style-name="T413">disponibilizada para execução dos serviços, bem como </text:span></text:span><text:span text:style-name="Strong_20_Emphasis"><text:span text:style-name="T412">a descrição do ambiente de </text:span></text:span><text:span text:style-name="Strong_20_Emphasis"><text:span text:style-name="T413">arquivo da Secretaria de Gestão de Pessoas</text:span></text:span><text:span text:style-name="Strong_20_Emphasis"><text:span text:style-name="T412">, podem ser verificados no Anexo </text:span></text:span><text:span text:style-name="Strong_20_Emphasis"><text:span text:style-name="T413">X</text:span></text:span><text:span text:style-name="Strong_20_Emphasis"><text:span text:style-name="T412">I deste T</text:span></text:span><text:span text:style-name="Strong_20_Emphasis"><text:span text:style-name="T413">R</text:span></text:span><text:span text:style-name="Strong_20_Emphasis"><text:span text:style-name="T412">.</text:span></text:span></text:p>
      <text:p text:style-name="P68"><text:span text:style-name="Strong_20_Emphasis"><text:span text:style-name="T398">13</text:span></text:span><text:span text:style-name="Strong_20_Emphasis"><text:span text:style-name="T394"> INFORMAÇÕES RELEVANTES PARA O DIMENSIONAMENTO DA PROPOSTA</text:span></text:span></text:p>
      <text:p text:style-name="P75"><text:span text:style-name="Strong_20_Emphasis"><text:span text:style-name="T409">Constam do Anexo </text:span></text:span><text:span text:style-name="Strong_20_Emphasis"><text:span text:style-name="T410">I </text:span></text:span><text:span text:style-name="Strong_20_Emphasis"><text:span text:style-name="T411">e II</text:span></text:span><text:span text:style-name="Strong_20_Emphasis"><text:span text:style-name="T409"> </text:span></text:span><text:span text:style-name="Strong_20_Emphasis"><text:span text:style-name="T410">deste TR tabela</text:span></text:span><text:span text:style-name="Strong_20_Emphasis"><text:span text:style-name="T411">s</text:span></text:span><text:span text:style-name="Strong_20_Emphasis"><text:span text:style-name="T410"> contendo detalhamento quando ao volume dos documentos a serem higienizados, digitalizados e certificados.</text:span></text:span></text:p>
      <text:p text:style-name="P73"><text:span text:style-name="Strong_20_Emphasis"><text:span text:style-name="T409">Constam do Anexo </text:span></text:span><text:span text:style-name="Strong_20_Emphasis"><text:span text:style-name="T411">III</text:span></text:span><text:span text:style-name="Strong_20_Emphasis"><text:span text:style-name="T409"> </text:span></text:span><text:span text:style-name="Strong_20_Emphasis"><text:span text:style-name="T410">deste TR </text:span></text:span><text:span text:style-name="Strong_20_Emphasis"><text:span text:style-name="T411">especificação do processo de trabalho referente aos serviços de higienização, digitalização e assinatura digital</text:span></text:span><text:span text:style-name="Strong_20_Emphasis"><text:span text:style-name="T410">.</text:span></text:span></text:p>
      <text:p text:style-name="P72"><text:span text:style-name="Strong_20_Emphasis"><text:span text:style-name="T409">Constam do Anexo </text:span></text:span><text:span text:style-name="Strong_20_Emphasis"><text:span text:style-name="T411">I</text:span></text:span><text:span text:style-name="Strong_20_Emphasis"><text:span text:style-name="T410">V</text:span></text:span><text:span text:style-name="Strong_20_Emphasis"><text:span text:style-name="T409"> </text:span></text:span><text:span text:style-name="Strong_20_Emphasis"><text:span text:style-name="T410">deste TR </text:span></text:span><text:span text:style-name="Strong_20_Emphasis"><text:span text:style-name="T411">a minuta do termo de compromisso de manutenção do sigilo, bem como a minuta da declaração de ciência.</text:span></text:span></text:p>
      <text:p text:style-name="P74"><text:span text:style-name="Strong_20_Emphasis"><text:span text:style-name="T409">Constam do Anexo </text:span></text:span><text:span text:style-name="Strong_20_Emphasis"><text:span text:style-name="T410">V</text:span></text:span><text:span text:style-name="Strong_20_Emphasis"><text:span text:style-name="T411">II</text:span></text:span><text:span text:style-name="Strong_20_Emphasis"><text:span text:style-name="T409"> </text:span></text:span><text:span text:style-name="Strong_20_Emphasis"><text:span text:style-name="T410">deste TR </text:span></text:span><text:span text:style-name="Strong_20_Emphasis"><text:span text:style-name="T411">o glossário aplicável ao objeto.</text:span></text:span></text:p>
      <text:p text:style-name="P74"><text:span text:style-name="Strong_20_Emphasis"><text:span text:style-name="T409">Constam do Anexo </text:span></text:span><text:span text:style-name="Strong_20_Emphasis"><text:span text:style-name="T410">V</text:span></text:span><text:span text:style-name="Strong_20_Emphasis"><text:span text:style-name="T411">III</text:span></text:span><text:span text:style-name="Strong_20_Emphasis"><text:span text:style-name="T409"> </text:span></text:span><text:span text:style-name="Strong_20_Emphasis"><text:span text:style-name="T410">deste TR </text:span></text:span><text:span text:style-name="Strong_20_Emphasis"><text:span text:style-name="T411">os modelos de termos da contratação.</text:span></text:span></text:p>
      <text:p text:style-name="P74"><text:span text:style-name="Strong_20_Emphasis"><text:span text:style-name="T409">Constam do Anexo </text:span></text:span><text:span text:style-name="Strong_20_Emphasis"><text:span text:style-name="T411">X</text:span></text:span><text:span text:style-name="Strong_20_Emphasis"><text:span text:style-name="T409"> </text:span></text:span><text:span text:style-name="Strong_20_Emphasis"><text:span text:style-name="T410">deste TR </text:span></text:span><text:span text:style-name="Strong_20_Emphasis"><text:span text:style-name="T411">o modelo de atestado de visita técnica (</text:span></text:span><text:span text:style-name="Strong_20_Emphasis"><text:span text:style-name="T532">vistoria das instalações e do local onde os serviços serão prestados).</text:span></text:span></text:p>
      <text:p text:style-name="P74"><text:span text:style-name="Strong_20_Emphasis"><text:span text:style-name="T415">Constam do Anexo </text:span></text:span><text:span text:style-name="Strong_20_Emphasis"><text:span text:style-name="T414">X</text:span></text:span><text:span text:style-name="Strong_20_Emphasis"><text:span text:style-name="T415">I </text:span></text:span><text:span text:style-name="Strong_20_Emphasis"><text:span text:style-name="T414">deste TR </text:span></text:span><text:span text:style-name="Strong_20_Emphasis"><text:span text:style-name="T415">a estrutura </text:span></text:span><text:span text:style-name="Strong_20_Emphasis"><text:span text:style-name="T414">da sala de arquivos da SGP e o layout do local disponibilizado para que a Contratada possa executar os serviços.</text:span></text:span><text:span text:style-name="Strong_20_Emphasis"><text:span text:style-name="T410"> </text:span></text:span></text:p>
      <text:p text:style-name="P74"><text:soft-page-break/><text:span text:style-name="Strong_20_Emphasis"><text:span text:style-name="T415">Constam do Anexo </text:span></text:span><text:span text:style-name="Strong_20_Emphasis"><text:span text:style-name="T414">X</text:span></text:span><text:span text:style-name="Strong_20_Emphasis"><text:span text:style-name="T415">I</text:span></text:span><text:span text:style-name="Strong_20_Emphasis"><text:span text:style-name="T416">I</text:span></text:span><text:span text:style-name="Strong_20_Emphasis"><text:span text:style-name="T415"> </text:span></text:span><text:span text:style-name="Strong_20_Emphasis"><text:span text:style-name="T414">deste TR </text:span></text:span><text:span text:style-name="Strong_20_Emphasis"><text:span text:style-name="T416">os requisitos de qualificação dos profissionais necessários à boa prestação dos serviços.</text:span></text:span></text:p>
      <text:p text:style-name="P82"><text:span text:style-name="T426">14</text:span><text:span text:style-name="T424"> VISTORIA PARA A LICITAÇÃO </text:span><text:span text:style-name="T425">(FACULTATIVA)</text:span></text:p>
      <text:p text:style-name="P81"><text:span text:style-name="T336">1</text:span><text:span text:style-name="T365">4.1 </text:span><text:span text:style-name="T364">Para o correto dimensionamento e elaboração de sua proposta, o </text:span><text:span text:style-name="T366">licitante</text:span><text:span text:style-name="T364"> poderá realizar vistoria nas </text:span><text:span text:style-name="T367">dependências da Secretaria do TRE-SE</text:span><text:span text:style-name="T364">, acompanhado por servidor designado para esse fim, </text:span><text:span text:style-name="T367">sendo franqueada a visita para o local de prestação dos serviços,</text:span><text:span text:style-name="T364"> de segunda à sexta-feira, das </text:span><text:span text:style-name="T367">7</text:span><text:span text:style-name="T364"> horas às </text:span><text:span text:style-name="T367">13</text:span><text:span text:style-name="T364"> horas.</text:span></text:p>
      <text:p text:style-name="P77"><text:span text:style-name="T336">14.2 </text:span>O prazo para vistoria iniciar-se-á no dia útil seguinte ao da publicação do Edital, estendendo-se até<text:span text:style-name="T317"> 02 (dois) dias úteis antes da</text:span> data prevista para a abertura da sessão pública.</text:p>
      <text:p text:style-name="P76"><text:span text:style-name="T380">1</text:span><text:span text:style-name="T381">4</text:span><text:span text:style-name="T380">.3 </text:span><text:span text:style-name="T378">O agendamento para vistoria deve </text:span><text:span text:style-name="T380">ser </text:span><text:span text:style-name="T378">efetuado previamente pelo e-mail </text:span><text:span text:style-name="T386">sedoc</text:span><text:a xlink:type="simple" xlink:href="mailto:coinf@tre-se.jus.br" text:style-name="Internet_20_link" text:visited-style-name="Visited_20_Internet_20_Link"><text:span text:style-name="T378">@tre-se.jus.br</text:span></text:a><text:span text:style-name="T378"> ou pelo telefone (0**79) 3209-</text:span><text:span text:style-name="T386">xxxx</text:span><text:span text:style-name="T378">.</text:span></text:p>
      <text:p text:style-name="P78"><text:span text:style-name="T336">14.4 </text:span>Para <text:span text:style-name="T336">efetuar </text:span>a vistoria, <text:span text:style-name="T334">o licitante</text:span> ou o seu representante legal deverá estar devidamente identificado, apresentando documento de identidade civil e documento expedido pela empresa comprovando sua habilitação para realização da vistoria.</text:p>
      <text:p text:style-name="P79"><text:span text:style-name="T337">14.5 </text:span>Em nenhuma hipótese o licitante poderá alegar desconhecimento, incompreensão, dúvidas ou esquecimento de qualquer detalhe relativo ao objeto, responsabilizando-se por quaisquer ônus decorrentes desses fatos.</text:p>
      <text:p text:style-name="P80"><text:span text:style-name="T337">14.6 </text:span>Para comprovação da vistoria deverá ser lavrado Atestado de Vistoria, <text:span text:style-name="T318">conforme modelo constante do </text:span><text:span text:style-name="T408">Anexo X deste TR</text:span><text:span text:style-name="T318">, o qual deverá ser preenchido e assinado pelo interessado em participar da licitação. </text:span></text:p>
      <text:p text:style-name="P165"><text:span text:style-name="Strong_20_Emphasis"><text:span text:style-name="T492">1</text:span></text:span><text:span text:style-name="Strong_20_Emphasis"><text:span text:style-name="T493">5</text:span></text:span><text:span text:style-name="Strong_20_Emphasis"><text:span text:style-name="T494"> </text:span></text:span><text:span text:style-name="Strong_20_Emphasis"><text:span text:style-name="T492">OBRIGAÇÕES</text:span></text:span></text:p>
      <text:p text:style-name="P166"><text:span text:style-name="Strong_20_Emphasis"><text:span text:style-name="T417">15</text:span></text:span><text:span text:style-name="Strong_20_Emphasis"><text:span text:style-name="T418">.</text:span></text:span><text:span text:style-name="Strong_20_Emphasis"><text:span text:style-name="T417">1</text:span></text:span><text:span text:style-name="Strong_20_Emphasis"><text:span text:style-name="T419"> Obrigações da Contratada</text:span></text:span></text:p>
      <text:p text:style-name="P179"><text:span text:style-name="Strong_20_Emphasis"><text:span text:style-name="T479">Executar os serviços em conformidade com as condições, obrigações e os prazos estabelecidos neste Termo de Referência.</text:span></text:span></text:p>
      <text:p text:style-name="P179"><text:span text:style-name="Strong_20_Emphasis"><text:span text:style-name="T479">Comunicar à Contratante, por escrito, qualquer irregularidade ou eventual atraso ou paralisação na execução do objeto por parte d</text:span></text:span><text:span text:style-name="Strong_20_Emphasis"><text:span text:style-name="T480">o Contratante</text:span></text:span><text:span text:style-name="Strong_20_Emphasis"><text:span text:style-name="T479">, que comprometa ou inviabilize a realização dos serviços, por meio de seu preposto.</text:span></text:span></text:p>
      <text:p text:style-name="P179"><text:span text:style-name="Strong_20_Emphasis"><text:span text:style-name="T479">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481">Sendo que o representante da Contratada deverá assinar o</text:span></text:span><text:span text:style-name="Strong_20_Emphasis"><text:span text:style-name="T388"> </text:span></text:span><text:span text:style-name="Strong_20_Emphasis"><text:span text:style-name="T497">Termo de</text:span></text:span><text:span text:style-name="Strong_20_Emphasis"><text:span text:style-name="T498"> Compromisso e Manutenção do Sigilo -TCMS (Anexo I</text:span></text:span><text:span text:style-name="Strong_20_Emphasis"><text:span text:style-name="T500">V</text:span></text:span><text:span text:style-name="Strong_20_Emphasis"><text:span text:style-name="T498"> deste TR) </text:span></text:span><text:span text:style-name="Strong_20_Emphasis"><text:span text:style-name="T499">e dar ciência a todos os seus empregados, bem como todos os empregados devem assinar a</text:span></text:span><text:span text:style-name="Strong_20_Emphasis"><text:span text:style-name="T498"> declaração de ciência do TCMS.</text:span></text:span></text:p>
      <text:p text:style-name="P179"><text:span text:style-name="Strong_20_Emphasis"><text:span text:style-name="T484">R</text:span></text:span><text:span text:style-name="Strong_20_Emphasis"><text:span text:style-name="T482">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80"><text:span text:style-name="Strong_20_Emphasis"><text:span text:style-name="T482">Manter, durante toda a execução do contrato, as condições de habilitação e qualificação exigidas na licitação.</text:span></text:span></text:p>
      <text:p text:style-name="P180"><text:span text:style-name="Strong_20_Emphasis"><text:span text:style-name="T482">Manter o preposto aceito pela área contratante, visando estabelecer contatos com o Gestor </text:span></text:span><text:span text:style-name="Strong_20_Emphasis"><text:span text:style-name="T483">do Contrante</text:span></text:span><text:span text:style-name="Strong_20_Emphasis"><text:span text:style-name="T482">.</text:span></text:span></text:p>
      <text:p text:style-name="P180"><text:soft-page-break/><text:span text:style-name="Strong_20_Emphasis"><text:span text:style-name="T479">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80"><text:span text:style-name="Strong_20_Emphasis"><text:span text:style-name="T479">Emitir nota (s) fiscal (ais) dos serviços efetivamente prestados acompanhadas dos </text:span></text:span><text:span text:style-name="Strong_20_Emphasis"><text:span text:style-name="T489">Termos de Recebimento Definitivo</text:span></text:span><text:span text:style-name="Strong_20_Emphasis"><text:span text:style-name="T479">, discriminando o período a que se refere o serviço ou etapa, o local da prestação do serviço, os números dos Romaneios realizados com seus respectivos quantitativos de páginas concluídas e o objeto do respectivo contrato.</text:span></text:span></text:p>
      <text:p text:style-name="P180"><text:span text:style-name="Strong_20_Emphasis"><text:span text:style-name="T482">A Contratada deverá emitir todas as notas fiscais ou fatura com o mesmo CNPJ que consta do contrato e da proposta.</text:span></text:span></text:p>
      <text:p text:style-name="P180"><text:span text:style-name="Strong_20_Emphasis"><text:span text:style-name="T482">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80"><text:span text:style-name="Strong_20_Emphasis"><text:span text:style-name="T482">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80"><text:span text:style-name="Strong_20_Emphasis"><text:span text:style-name="T482">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80"><text:span text:style-name="Strong_20_Emphasis"><text:span text:style-name="T482">São de inteira responsabilidade da contratada todas as obrigações pelos encargos previdenciários, fiscais, trabalhistas e comerciais resultantes da execução do contrato.</text:span></text:span></text:p>
      <text:p text:style-name="P180"><text:span text:style-name="Strong_20_Emphasis"><text:span text:style-name="T482">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80"><text:span text:style-name="Strong_20_Emphasis"><text:span text:style-name="T482">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80"><text:span text:style-name="Strong_20_Emphasis"><text:span text:style-name="T482">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80"><text:span text:style-name="Strong_20_Emphasis"><text:span text:style-name="T482">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80"><text:span text:style-name="Strong_20_Emphasis"><text:span text:style-name="T482">Substituir, imediatamente, sem qualquer ônus para </text:span></text:span><text:span text:style-name="Strong_20_Emphasis"><text:span text:style-name="T485">o Contrante</text:span></text:span><text:span text:style-name="Strong_20_Emphasis"><text:span text:style-name="T482">, sempre que exigido, e, por parte desta, qualquer prestador de serviço, cuja atuação, permanência ou comportamento sejam julgados prejudiciais, inconvenientes ou insatisfatórios.</text:span></text:span></text:p>
      <text:p text:style-name="P180"><text:span text:style-name="Strong_20_Emphasis"><text:span text:style-name="T482">Fornecer aos seus funcionários todos os equipamentos (EPIs) necessários para a execução dos serviços contratados.</text:span></text:span></text:p>
      <text:p text:style-name="P180"><text:span text:style-name="Strong_20_Emphasis"><text:span text:style-name="T482">Apresentar justificativa referente a notificação de ocorrência em caso de descumprimento dos Instrumentos de Medições de Resultado (IMR) no prazo de 5 dias úteis. </text:span></text:span></text:p>
      <text:p text:style-name="P180"><text:span text:style-name="Strong_20_Emphasis"><text:span text:style-name="T482">Disponibilizar recursos materiais (computador, scanner, softwares etc.), recursos humanos e de logística para execução do processo de digitalização.</text:span></text:span></text:p>
      <text:p text:style-name="P180"><text:soft-page-break/><text:span text:style-name="Strong_20_Emphasis"><text:span text:style-name="T482">Estabelecer com seus empregados horários de trabalho de acordo com o horário de funcionamento d</text:span></text:span><text:span text:style-name="Strong_20_Emphasis"><text:span text:style-name="T486">a</text:span></text:span><text:span text:style-name="Strong_20_Emphasis"><text:span text:style-name="T482"> </text:span></text:span><text:span text:style-name="Strong_20_Emphasis"><text:span text:style-name="T486">Contratante</text:span></text:span><text:span text:style-name="Strong_20_Emphasis"><text:span text:style-name="T482">.</text:span></text:span></text:p>
      <text:p text:style-name="P180"><text:span text:style-name="Strong_20_Emphasis"><text:span text:style-name="T482">Apresentar a relação nominal dos empregados com os dados exigidos pelo </text:span></text:span><text:span text:style-name="Strong_20_Emphasis"><text:span text:style-name="T486">C</text:span></text:span><text:span text:style-name="Strong_20_Emphasis"><text:span text:style-name="T482">ontratante, para acesso ao órgão para execução dos serviços.</text:span></text:span></text:p>
      <text:p text:style-name="P178"><text:span text:style-name="Strong_20_Emphasis"><text:span text:style-name="T487">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78"><text:span text:style-name="Strong_20_Emphasis"><text:span text:style-name="T490">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78"><text:span text:style-name="Strong_20_Emphasis"><text:span text:style-name="T487">Utilizar o certificado Digital de Pessoa Jurídica disponibilizado pela contratante somente para assinar os </text:span></text:span><text:span text:style-name="Strong_20_Emphasis"><text:span text:style-name="T486">a</text:span></text:span><text:span text:style-name="Strong_20_Emphasis"><text:span text:style-name="T487">ssentamentos </text:span></text:span><text:span text:style-name="Strong_20_Emphasis"><text:span text:style-name="T486">f</text:span></text:span><text:span text:style-name="Strong_20_Emphasis"><text:span text:style-name="T487">uncionais digitalizados no padrão AFD.</text:span></text:span></text:p>
      <text:p text:style-name="P178"><text:span text:style-name="Strong_20_Emphasis"><text:span text:style-name="T487">Devolver certificado Digital de Pessoa Jurídica disponibilizado pela contratante após o encerramento dos serviços</text:span></text:span><text:span text:style-name="Strong_20_Emphasis"><text:span text:style-name="T387">.</text:span></text:span></text:p>
      <text:p text:style-name="P178"><text:span text:style-name="Strong_20_Emphasis"><text:span text:style-name="T487">Produzir arquivos da pasta funcional em seções respeitando o tamanho de arquivo máximo definido pela S</text:span></text:span><text:span text:style-name="Strong_20_Emphasis"><text:span text:style-name="T488">ecretaria de Gestão de Pessoas (SGP/TRE-SE)</text:span></text:span><text:span text:style-name="Strong_20_Emphasis"><text:span text:style-name="T487"> e conforme a sinalética constante das pastas do romaneio.</text:span></text:span></text:p>
      <text:p text:style-name="P178"><text:span text:style-name="Strong_20_Emphasis"><text:span text:style-name="T487">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78"><text:span text:style-name="Strong_20_Emphasis"><text:span text:style-name="T487">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78"><text:span text:style-name="Strong_20_Emphasis"><text:span text:style-name="T487">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78"><text:span text:style-name="Strong_20_Emphasis"><text:span text:style-name="T487">Relatar à Contratante toda e qualquer irregularidade verificada no decorrer da prestação dos serviços.</text:span></text:span></text:p>
      <text:p text:style-name="P181"><text:span text:style-name="Strong_20_Emphasis"><text:span text:style-name="T417">15</text:span></text:span><text:span text:style-name="Strong_20_Emphasis"><text:span text:style-name="T418">.</text:span></text:span><text:span text:style-name="Strong_20_Emphasis"><text:span text:style-name="T417">2</text:span></text:span><text:span text:style-name="Strong_20_Emphasis"><text:span text:style-name="T420"> Obrigações do Contratante</text:span></text:span></text:p>
      <text:p text:style-name="P195"><text:span text:style-name="Strong_20_Emphasis"><text:span text:style-name="T349">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95"><text:span text:style-name="Strong_20_Emphasis"><text:span text:style-name="T349">Disponibilizar em tempo hábil para a contratada de acordo com a</text:span></text:span><text:span text:style-name="Strong_20_Emphasis"><text:span text:style-name="T429"> </text:span></text:span><text:span text:style-name="Strong_20_Emphasis"><text:span text:style-name="T501">Tabela de Estimativa de Execução de Atividades</text:span></text:span><text:span text:style-name="Strong_20_Emphasis"><text:span text:style-name="T429"> </text:span></text:span><text:span text:style-name="Strong_20_Emphasis"><text:span text:style-name="T430">(Anexo XII deste TR)</text:span></text:span><text:span text:style-name="Strong_20_Emphasis"><text:span text:style-name="T429">,</text:span></text:span><text:span text:style-name="Strong_20_Emphasis"><text:span text:style-name="T349"> as pastas funcionais com as folhas numeradas, e divididas por seções se for o caso, com a Declaração de conclusão da digitalização do Legado que será obrigatoriamente o último documento da última seção do legado.</text:span></text:span></text:p>
      <text:p text:style-name="P195"><text:span text:style-name="Strong_20_Emphasis"><text:span text:style-name="T349">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95"><text:span text:style-name="Strong_20_Emphasis"><text:span text:style-name="T349">Prestar as informações e os esclarecimentos que venham a ser solicitados pela contratada.</text:span></text:span></text:p>
      <text:p text:style-name="P195"><text:span text:style-name="Strong_20_Emphasis"><text:span text:style-name="T349">Permitir, durante a vigência do contrato, o acesso dos representantes ou prepostos da empresa ao local de prestação de serviços, desde que devidamente identificados e acompanhados por representante do Contratante.</text:span></text:span></text:p>
      <text:p text:style-name="P195"><text:soft-page-break/><text:span text:style-name="Strong_20_Emphasis"><text:span text:style-name="T349">Notificar a contratada, por escrito, sobre toda e qualquer irregularidade constatada na execução dos serviços.</text:span></text:span></text:p>
      <text:p text:style-name="P195"><text:span text:style-name="Strong_20_Emphasis"><text:span text:style-name="T349">Efetuar o pagamento à contratada de acordo com as condições estabelecidas no contrato, efetuando as retenções tributárias devidas sobre o valor da Nota Fiscal/Fatura fornecida pela contratada.</text:span></text:span></text:p>
      <text:p text:style-name="P195"><text:span text:style-name="Strong_20_Emphasis"><text:span text:style-name="T349">Analisar a justificativa da contratada quanto a notificação de descumprimento do Instrumento de Medição de Resultado (IMR) bem como das providências, no prazo de 5 dias úteis.</text:span></text:span></text:p>
      <text:p text:style-name="P195"><text:span text:style-name="Strong_20_Emphasis"><text:span text:style-name="T349">Disponibilizar Certificado Digital Pessoa Jurídica para a assinatura dos Assentamentos Funcionais digitalizados no padrão AFD pela empresa contratada.</text:span></text:span></text:p>
      <text:p text:style-name="P197"><text:span text:style-name="T328">1</text:span><text:span text:style-name="T329">6</text:span><text:span text:style-name="T326"> DA SUBCONTRATAÇÃO</text:span></text:p>
      <text:p text:style-name="P182"><text:span text:style-name="T338">16</text:span>.1 É expressamente vedada a <text:span text:style-name="T310">subcontratação</text:span> no todo ou em parte do objeto deste Termo de Referência, sob pena de anulação da contratação.</text:p>
      <text:p text:style-name="P172"><text:span text:style-name="T339">17</text:span> MODELO DE GESTÃO DO CONTRATO</text:p>
      <text:p text:style-name="P189"><text:span text:style-name="T339">17.1</text:span> <text:span text:style-name="T339">Controle e fiscalização da execução</text:span></text:p>
      <text:p text:style-name="P190"><text:span text:style-name="T339">17</text:span>.1.1 Da Equipe de Gestão da Contratação (EGC)</text:p>
      <text:p text:style-name="P191"><text:span text:style-name="T339">17.1.1.1 </text:span>A equipe responsável <text:span text:style-name="T306">pela gestão e fiscalização d</text:span>a execução contratual, <text:span text:style-name="T312">denominada Equipe de Gestão da Contratação (EGC),</text:span> será constituída <text:span text:style-name="T307">por membros da Administração especialmente designados, com as seguintes funções:</text:span></text:p>
      <text:p text:style-name="P159"><text:span text:style-name="T339">17.1.1.1.1 </text:span>Gestor do Contrato: servidor com atribuições gerenciais designado para coordenar e comandar o processo de gestão e fiscalização contratual. A ele caberá <text:span text:style-name="T331">o encaminhamento de</text:span> indicação de <text:span text:style-name="T322">glosas ou</text:span> sanções <text:span text:style-name="T322">para a Área Administrativa</text:span>; <text:span text:style-name="T332">efetuar o</text:span> Recebimento Definitivo; autorizar a emissão de nota fiscal; encaminhar eventuais pedidos de modificação contratual para a Área Administrativa; <text:span text:style-name="T333">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60"><text:span text:style-name="T339">17.1.1.1.2 </text:span>Fiscal Técnico <text:span text:style-name="T507">1</text:span>: servidor representante da Área de <text:span text:style-name="T507">Gestão de Pessoas</text:span> <text:span text:style-name="T308">responsável por fiscalizar tecnicamente o contrato</text:span>. Cabe ao Fiscal Técnico <text:span text:style-name="T325">o</text:span> <text:span text:style-name="T324">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322">identificação de</text:span> não conformidade com os termos contratuais.</text:p>
      <text:p text:style-name="P154"/>
      <text:p text:style-name="P155">Fiscal Técnico <text:span text:style-name="T507">2</text:span>: servidor representante da Área de <text:span text:style-name="T507">Gestão Documental</text:span> <text:span text:style-name="T308">responsável por </text:span><text:span text:style-name="T382">fiscalizar tecnicamente o contrato</text:span><text:span text:style-name="T378">. Cabe ao Fiscal Técnico </text:span><text:span text:style-name="T383">o</text:span><text:span text:style-name="T378"> </text:span><text:span text:style-name="T384">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78"> </text:span><text:span text:style-name="T385">identificação de</text:span><text:span text:style-name="T378"> não conformidade com os termos contratuais.</text:span></text:p>
      <text:p text:style-name="P155"/>
      <text:p text:style-name="P161"><text:span text:style-name="T339">17.1.1.1.3 </text:span>Fiscal Administrativo: servidor representante da <text:span text:style-name="T311">Área</text:span> Administrativa <text:span text:style-name="T309">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73"><text:span text:style-name="T340">17.1.2 </text:span>Integrantes da Equipe de Gestão da Contratação (EGC):</text:p>
      <text:p text:style-name="P156"><text:span text:style-name="T340">17.1.2.1 </text:span>Gestor do Contrato: <text:span text:style-name="T340">XXXXXXXXXXXXXXX e, em suas ausências, XXXXXXXXXXXXXXXXXXX.</text:span></text:p>
      <text:p text:style-name="P157"><text:soft-page-break/><text:span text:style-name="T340">17.1.2.2 Fiscal Técnico 1 (SEREF/SGP): XXXXXXXXXXXXXXX</text:span> e, em suas ausências, <text:span text:style-name="T507">XXXXXXXXXXXXXXXXXXX</text:span>.</text:p>
      <text:p text:style-name="P158"><text:span text:style-name="T340">17.1.2.2 Fiscal Técnico 2 (SEDOC/SJD): XXXXXXXXXXXXXXX</text:span> e, em suas ausências, <text:span text:style-name="T507">XXXXXXXXXXXXXXXXXXX</text:span>.</text:p>
      <text:p text:style-name="P162"><text:span text:style-name="T153">1</text:span><text:span text:style-name="T154">7</text:span><text:span text:style-name="T153">.1.2.3 </text:span><text:span text:style-name="T155">Fiscal Administrativo: </text:span><text:span text:style-name="T160">XXXXXXXXXXXXXXX</text:span><text:span text:style-name="T161"> e, em suas ausências, </text:span><text:span text:style-name="T162">XXXXXXXXXXXXXXXXXXX</text:span><text:span text:style-name="T161">.</text:span></text:p>
      <text:p text:style-name="P168"><text:span text:style-name="T341">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200"><text:span text:style-name="T341">17.1.4 Os </text:span>esclarecimentos solicitados pela EGC deverão ser prestados imediatamente, podendo ser fixado prazo de acordo com a complexidade do caso.</text:p>
      <text:p text:style-name="P200"><text:span text:style-name="T6">1</text:span><text:span text:style-name="T7">7</text:span><text:span text:style-name="T6">.1.5 </text:span><text:span text:style-name="T8">A </text:span><text:span text:style-name="T9">EGC</text:span><text:span text:style-name="T8"> determinará o que for necessário à solução das irregularidades detectadas durante a execução contratual.</text:span></text:p>
      <text:p text:style-name="P183"><text:span text:style-name="T341">17.1.6 </text:span>Quando as decisões e as providências ultrapassarem a competência da <text:span text:style-name="T305">EGC</text:span>, esta submeterá a matéria aos seus superiores hierárquicos, em tempo hábil, para que seja determinada a adoção das medidas cabíveis.</text:p>
      <text:p text:style-name="P183"><text:span text:style-name="T341">17.1.7 </text:span>Nenhuma modificação poderá ser feita na prestação dos serviços sem autorização expressa da <text:span text:style-name="T305">EGC</text:span>.</text:p>
      <text:p text:style-name="P184"><text:span text:style-name="T341">17.1.8 </text:span>As normas constantes dessas especificações não desobrigam a Contratada do cumprimento de outras disposições legais, federais, estaduais e municipais pertinentes.</text:p>
      <text:p text:style-name="P175"><text:span text:style-name="T13">1</text:span><text:span text:style-name="T24">7</text:span><text:span text:style-name="T13">.</text:span><text:span text:style-name="T19">2</text:span><text:span text:style-name="T13"> </text:span><text:span text:style-name="T12">Mecanismos de comunicação</text:span></text:p>
      <text:p text:style-name="P185"><text:span text:style-name="T342">17.2.1 </text:span>A comunicação entre o Contratante e a Contratada ocorrerá, preferencialmente, por meio do Preposto, <text:span text:style-name="T319">para tratar de </text:span>assuntos relacionados à gestão e fiscalização contratua<text:span text:style-name="T319">l.</text:span></text:p>
      <text:p text:style-name="P186"><text:span text:style-name="T342">17.2.2 </text:span>As comunicações devem ser realizadas por escrito, sempre que o ato exigir tal formalidade, <text:span text:style-name="T320">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321">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323">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107"><text:span text:style-name="Strong_20_Emphasis"><text:span text:style-name="T389">Contratante</text:span></text:span></text:p>
          </table:table-cell>
          <table:table-cell table:style-name="Table2.A2" office:value-type="string">
            <text:p text:style-name="P23"><text:span text:style-name="T508">Gestor do Contrato</text:span> </text:p>
          </table:table-cell>
          <table:table-cell table:style-name="Table2.E2" office:value-type="string">
            <text:p text:style-name="P24">Sob Demanda<office:annotation><dc:creator>Autor desconhecido</dc:creator><dc:date>2019-07-30T16:28:15</dc:date><text:p text:style-name="P215"><text:span text:style-name="T579">Modelo de documentos do processo:</text:span></text:p><text:p text:style-name="P215"><text:span text:style-name="T579"/></text:p><text:p text:style-name="P215"><text:span text:style-name="T579">Termo de Abertura da Ordem de Serviço (TAOS)</text:span></text:p><text:p text:style-name="P215"><text:span text:style-name="T579">Termo de Encerramento da Ordem de Serviço (TEOS)</text:span></text:p><text:p text:style-name="P215"><text:span text:style-name="T579"/></text:p><text:p text:style-name="P215"><text:span text:style-name="T579">Termo de Recebimento do Romaneio - TRR</text:span></text:p><text:p text:style-name="P215"><text:span text:style-name="T579">Termo de Devolução do Romaneio - TDR</text:span></text:p><text:p text:style-name="P215"><text:span text:style-name="T579"/></text:p><text:p text:style-name="P215"><text:span text:style-name="T579">Termo de Registros de Incidentes ou Ocorrências - TRIO</text:span></text:p><text:p text:style-name="P215"><text:span text:style-name="T579"/></text:p><text:p text:style-name="P215"><text:span text:style-name="T579"/></text:p><text:p text:style-name="P215"><text:span text:style-name="T579">Termo de Aceite Provisório do Romaneio - TAPR.</text:span></text:p><text:p text:style-name="P215"><text:span text:style-name="T579">Termo de Aceite Definitivo do Romaneio – TADR</text:span></text:p><text:p text:style-name="P215"><text:span text:style-name="T579"/></text:p><text:p text:style-name="P215"><text:span text:style-name="T579">Declaração de Conclusão da Digitalização do Legado – DCDL</text:span></text:p><text:p text:style-name="P215"><text:span text:style-name="T579"/></text:p><text:p text:style-name="P215"><text:span text:style-name="T579">Verificar com Evandro se é necessário incluir tais documentos.</text:span></text:p><text:p text:style-name="P215"><text:span text:style-name="T579"/></text:p></office:annotation></text:p>
          </table:table-cell>
        </table:table-row>
      </table:table>
      <text:p text:style-name="P201"/>
      <text:p text:style-name="P176"><text:span text:style-name="T14">1</text:span><text:span text:style-name="T25">7</text:span><text:span text:style-name="T14">.</text:span><text:span text:style-name="T20">3</text:span><text:span text:style-name="T1"> </text:span><text:span text:style-name="T15">Metodologia </text:span><text:span text:style-name="T16">de </text:span><text:span text:style-name="T17">aferição </text:span><text:span text:style-name="T18">e verificação da qualidade</text:span><text:span text:style-name="T17"> dos serviços prestados</text:span></text:p>
      <text:p text:style-name="P84"><text:span text:style-name="Strong_20_Emphasis"><text:span text:style-name="T109">1</text:span></text:span><text:span text:style-name="Strong_20_Emphasis"><text:span text:style-name="T110">7</text:span></text:span><text:span text:style-name="Strong_20_Emphasis"><text:span text:style-name="T109">.</text:span></text:span><text:span text:style-name="Strong_20_Emphasis"><text:span text:style-name="T368">3</text:span></text:span><text:span text:style-name="Strong_20_Emphasis"><text:span text:style-name="T111">.1</text:span></text:span><text:span text:style-name="Strong_20_Emphasis"><text:span text:style-name="T139"> A </text:span></text:span><text:span text:style-name="Strong_20_Emphasis"><text:span text:style-name="T140">avaliação da </text:span></text:span><text:span text:style-name="Strong_20_Emphasis"><text:span text:style-name="T139">qualidade dos serviços prestados será </text:span></text:span><text:span text:style-name="Strong_20_Emphasis"><text:span text:style-name="T140">realizada mediante apuração dos indicadores </text:span></text:span><text:span text:style-name="Strong_20_Emphasis"><text:span text:style-name="T139">de desempenho constantes do </text:span></text:span><text:span text:style-name="Strong_20_Emphasis"><text:span text:style-name="T192">Anexo V deste TR</text:span></text:span><text:span text:style-name="Strong_20_Emphasis"><text:span text:style-name="T173">, </text:span></text:span><text:span text:style-name="Strong_20_Emphasis"><text:span text:style-name="T141">"</text:span></text:span><text:span text:style-name="Strong_20_Emphasis"><text:span text:style-name="T142">Instrumento de Medição de Resultados – IMR</text:span></text:span><text:span text:style-name="Strong_20_Emphasis"><text:span text:style-name="T141">"</text:span></text:span><text:span text:style-name="Strong_20_Emphasis"><text:span text:style-name="T143">.</text:span></text:span></text:p>
      <text:p text:style-name="P64"><text:span text:style-name="Strong_20_Emphasis"><text:span text:style-name="T369">1</text:span></text:span><text:span text:style-name="Strong_20_Emphasis"><text:span text:style-name="T370">7</text:span></text:span><text:span text:style-name="Strong_20_Emphasis"><text:span text:style-name="T369">.</text:span></text:span><text:span text:style-name="Strong_20_Emphasis"><text:span text:style-name="T371">3</text:span></text:span><text:span text:style-name="Strong_20_Emphasis"><text:span text:style-name="T369">.2 </text:span></text:span><text:span text:style-name="Strong_20_Emphasis"><text:span text:style-name="T372">A Contratada será responsável pelo cumprimento das metas </text:span></text:span><text:span text:style-name="Strong_20_Emphasis"><text:span text:style-name="T373">estabelecidas</text:span></text:span><text:span text:style-name="Strong_20_Emphasis"><text:span text:style-name="T372">, cabendo ao Contratante efetuar auditorias periódicas como forma de resguardar os interesses da Administração.</text:span></text:span></text:p>
      <text:p text:style-name="P65"><text:span text:style-name="Strong_20_Emphasis"><text:span text:style-name="T509">1</text:span></text:span><text:span text:style-name="Strong_20_Emphasis"><text:span text:style-name="T510">7</text:span></text:span><text:span text:style-name="Strong_20_Emphasis"><text:span text:style-name="T509">.3.3</text:span></text:span><text:span text:style-name="Strong_20_Emphasis"><text:span text:style-name="T511"> </text:span></text:span><text:span text:style-name="Strong_20_Emphasis"><text:span text:style-name="T512">A </text:span></text:span><text:span text:style-name="Strong_20_Emphasis"><text:span text:style-name="T513">frequência</text:span></text:span><text:span text:style-name="Strong_20_Emphasis"><text:span text:style-name="T512"> de aferição </text:span></text:span><text:span text:style-name="Strong_20_Emphasis"><text:span text:style-name="T514">e avaliação dos níveis de serviço será mensal, devendo o</text:span></text:span><text:span text:style-name="Strong_20_Emphasis"><text:span text:style-name="T511"> </text:span></text:span><text:span text:style-name="Strong_20_Emphasis"><text:span text:style-name="T515">preposto da Contratada</text:span></text:span><text:span text:style-name="Strong_20_Emphasis"><text:span text:style-name="T511"> </text:span></text:span><text:span text:style-name="Strong_20_Emphasis"><text:span text:style-name="T514">elaborar </text:span></text:span><text:span text:style-name="Strong_20_Emphasis"><text:span text:style-name="T511">relatório gerencial, </text:span></text:span><text:span text:style-name="Strong_20_Emphasis"><text:span text:style-name="T516">denominado “Relatório de Prestação de Serviços - RPS”</text:span></text:span><text:span text:style-name="Strong_20_Emphasis"><text:span text:style-name="T511">, </text:span></text:span><text:span text:style-name="Strong_20_Emphasis"><text:span text:style-name="T512">em meio eletrônico, </text:span></text:span><text:span text:style-name="Strong_20_Emphasis"><text:span text:style-name="T517">apresentando-o a</text:span></text:span><text:span text:style-name="Strong_20_Emphasis"><text:span text:style-name="T511">o Fiscal Técnico </text:span></text:span><text:span text:style-name="Strong_20_Emphasis"><text:span text:style-name="T517">até o </text:span></text:span><text:span text:style-name="Strong_20_Emphasis"><text:span text:style-name="T518">primeiro</text:span></text:span><text:span text:style-name="Strong_20_Emphasis"><text:span text:style-name="T517"> dia útil do mês subsequente ao da prestação dos serviços</text:span></text:span><text:span text:style-name="Strong_20_Emphasis"><text:span text:style-name="T519">.</text:span></text:span></text:p>
      <text:p text:style-name="P65"><text:soft-page-break/><text:span text:style-name="Strong_20_Emphasis"><text:span text:style-name="T374">1</text:span></text:span><text:span text:style-name="Strong_20_Emphasis"><text:span text:style-name="T375">7</text:span></text:span><text:span text:style-name="Strong_20_Emphasis"><text:span text:style-name="T374">.3.3.1</text:span></text:span><text:span text:style-name="Strong_20_Emphasis"><text:span text:style-name="T376"> As seguintes informações deverão constar do </text:span></text:span><text:span text:style-name="Strong_20_Emphasis"><text:span text:style-name="T377">RPS</text:span></text:span><text:span text:style-name="Strong_20_Emphasis"><text:span text:style-name="T376">:</text:span></text:span></text:p>
      <text:p text:style-name="P163"><text:span text:style-name="T343">a) a quantidade de romaneios entregues, a quantidade de </text:span>pastas e páginas digitalizadas;</text:p>
      <text:p text:style-name="P164"><text:span text:style-name="Strong_20_Emphasis"><text:span text:style-name="T11">b) a quantidade de páginas rejeitadas pelo processo de fiscalização</text:span></text:span><text:span text:style-name="Strong_20_Emphasis"><text:span text:style-name="T10">;</text:span></text:span></text:p>
      <text:p text:style-name="P170"><text:span text:style-name="Strong_20_Emphasis"><text:span text:style-name="T520">1</text:span></text:span><text:span text:style-name="Strong_20_Emphasis"><text:span text:style-name="T521">7</text:span></text:span><text:span text:style-name="Strong_20_Emphasis"><text:span text:style-name="T520">.3.3.</text:span></text:span><text:span text:style-name="Strong_20_Emphasis"><text:span text:style-name="T522">2</text:span></text:span><text:span text:style-name="Strong_20_Emphasis"><text:span text:style-name="T523"> </text:span></text:span><text:span text:style-name="T524">A entrega do RPS será condição necessária à atestação dos serviços pelo Contratante, para fins de pagamento das faturas.</text:span></text:p>
      <text:p text:style-name="P174"><text:span text:style-name="Strong_20_Emphasis"><text:span text:style-name="T130">1</text:span></text:span><text:span text:style-name="Strong_20_Emphasis"><text:span text:style-name="T131">7</text:span></text:span><text:span text:style-name="Strong_20_Emphasis"><text:span text:style-name="T130">.3.3.</text:span></text:span><text:span text:style-name="Strong_20_Emphasis"><text:span text:style-name="T132">3</text:span></text:span><text:span text:style-name="T128"> De posse do RPS, o Fiscal Técnico </text:span><text:span text:style-name="T133">deverá avaliar,</text:span><text:span text:style-name="T134"> </text:span><text:span text:style-name="T135">em </text:span><text:span text:style-name="T137">até </text:span><text:span text:style-name="T138">5</text:span><text:span text:style-name="T137"> dias úteis</text:span><text:span text:style-name="T135">,</text:span><text:span text:style-name="T133"> o cumprimento das metas associadas aos indicadores de qualidade</text:span><text:span text:style-name="T136">.</text:span></text:p>
      <text:p text:style-name="P198"><text:span text:style-name="Strong_20_Emphasis"><text:span text:style-name="T163">1</text:span></text:span><text:span text:style-name="Strong_20_Emphasis"><text:span text:style-name="T170">7</text:span></text:span><text:span text:style-name="Strong_20_Emphasis"><text:span text:style-name="T163">.3.3.</text:span></text:span><text:span text:style-name="Strong_20_Emphasis"><text:span text:style-name="T164">4 </text:span></text:span><text:span text:style-name="Strong_20_Emphasis"><text:span text:style-name="T165">Em caso de descumprimento d</text:span></text:span><text:span text:style-name="Strong_20_Emphasis"><text:span text:style-name="T166">as </text:span></text:span><text:span text:style-name="Strong_20_Emphasis"><text:span text:style-name="T167">metas </text:span></text:span><text:span text:style-name="Strong_20_Emphasis"><text:span text:style-name="T166">estabelecidas para o período em análise</text:span></text:span><text:span text:style-name="Strong_20_Emphasis"><text:span text:style-name="T168">, haverá repercussão </text:span></text:span><text:span text:style-name="Strong_20_Emphasis"><text:span text:style-name="T169">(glosas)</text:span></text:span><text:span text:style-name="Strong_20_Emphasis"><text:span text:style-name="T168"> na prestação pecuniária.</text:span></text:span></text:p>
      <text:p text:style-name="P199"><text:span text:style-name="Strong_20_Emphasis"><text:span text:style-name="T193">1</text:span></text:span><text:span text:style-name="Strong_20_Emphasis"><text:span text:style-name="T194">7</text:span></text:span><text:span text:style-name="Strong_20_Emphasis"><text:span text:style-name="T193">.3.3.4.1 </text:span></text:span></text:p>
      <text:p text:style-name="P194"><text:span text:style-name="Strong_20_Emphasis"><text:span text:style-name="T350">1</text:span></text:span><text:span text:style-name="Strong_20_Emphasis"><text:span text:style-name="T351">7</text:span></text:span><text:span text:style-name="Strong_20_Emphasis"><text:span text:style-name="T350">.3.3.</text:span></text:span><text:span text:style-name="Strong_20_Emphasis"><text:span text:style-name="T352">5</text:span></text:span><text:span text:style-name="Strong_20_Emphasis"><text:span text:style-name="T353"> </text:span></text:span><text:span text:style-name="Strong_20_Emphasis"><text:span text:style-name="T354">O Fiscal Técnico deverá submeter o resultado da avaliação para conhecimento da Contratada, que disporá d</text:span></text:span><text:span text:style-name="Strong_20_Emphasis"><text:span text:style-name="T355">o prazo de cinco dias úteis, a contar da data do </text:span></text:span><text:span text:style-name="Strong_20_Emphasis"><text:span text:style-name="T354">recebimento da comunicação</text:span></text:span><text:span text:style-name="Strong_20_Emphasis"><text:span text:style-name="T355">, para apresentar </text:span></text:span><text:span text:style-name="Strong_20_Emphasis"><text:span text:style-name="T356">as devidas</text:span></text:span><text:span text:style-name="Strong_20_Emphasis"><text:span text:style-name="T355"> justificativas.</text:span></text:span></text:p>
      <text:p text:style-name="P171"><text:span text:style-name="Strong_20_Emphasis"><text:span text:style-name="T350">1</text:span></text:span><text:span text:style-name="Strong_20_Emphasis"><text:span text:style-name="T351">7</text:span></text:span><text:span text:style-name="Strong_20_Emphasis"><text:span text:style-name="T350">.3.3.</text:span></text:span><text:span text:style-name="Strong_20_Emphasis"><text:span text:style-name="T356">6 O Fiscal Técnico terá até</text:span></text:span><text:span text:style-name="Strong_20_Emphasis"><text:span text:style-name="T348"> 5 dias úteis </text:span></text:span><text:span text:style-name="Strong_20_Emphasis"><text:span text:style-name="T356">para avaliar as justificativas apresentadas </text:span></text:span><text:span text:style-name="Strong_20_Emphasis"><text:span text:style-name="T357">pela Contratada</text:span></text:span><text:span text:style-name="Strong_20_Emphasis"><text:span text:style-name="T356">, não havendo </text:span></text:span><text:span text:style-name="Strong_20_Emphasis"><text:span text:style-name="T348">aplicação de glosa</text:span></text:span><text:span text:style-name="Strong_20_Emphasis"><text:span text:style-name="T358">s</text:span></text:span><text:span text:style-name="Strong_20_Emphasis"><text:span text:style-name="T348"> se </text:span></text:span><text:span text:style-name="Strong_20_Emphasis"><text:span text:style-name="T359">elas</text:span></text:span><text:span text:style-name="Strong_20_Emphasis"><text:span text:style-name="T356"> </text:span></text:span><text:span text:style-name="Strong_20_Emphasis"><text:span text:style-name="T348">não forem avaliadas tempestivamente.</text:span></text:span></text:p>
      <text:p text:style-name="P167"><text:span text:style-name="Strong_20_Emphasis"><text:span text:style-name="T428">1</text:span></text:span><text:span text:style-name="Strong_20_Emphasis"><text:span text:style-name="T431">7</text:span></text:span><text:span text:style-name="Strong_20_Emphasis"><text:span text:style-name="T428">.3.3.</text:span></text:span><text:span text:style-name="Strong_20_Emphasis"><text:span text:style-name="T432">6.1</text:span></text:span><text:span text:style-name="Strong_20_Emphasis"><text:span text:style-name="T428"> A aceitação ou recusa das justificativas deverá ser formalizada pelo Fiscal Técnico.</text:span></text:span></text:p>
      <text:p text:style-name="P2"><text:span text:style-name="Strong_20_Emphasis"><text:span text:style-name="T144">1</text:span></text:span><text:span text:style-name="Strong_20_Emphasis"><text:span text:style-name="T145">7</text:span></text:span><text:span text:style-name="Strong_20_Emphasis"><text:span text:style-name="T144">.3.3.</text:span></text:span><text:span text:style-name="Strong_20_Emphasis"><text:span text:style-name="T146">7</text:span></text:span><text:span text:style-name="Strong_20_Emphasis"><text:span text:style-name="T144"> </text:span></text:span><text:span text:style-name="Strong_20_Emphasis"><text:span text:style-name="T147">Após aprovação do RPS a contratada será autorizada a emitir a nota fiscal de serviços para atestação e envio para pagamento.</text:span></text:span></text:p>
      <text:p text:style-name="P177"><text:span text:style-name="T3">1</text:span><text:span text:style-name="T5">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212"><text:span text:style-name="T22">1</text:span><text:span text:style-name="T23">8</text:span><text:span text:style-name="T22"> </text:span><text:span text:style-name="T21">DO PAGAMENTO</text:span><text:span text:style-name="T21"><office:annotation><dc:creator>Autor desconhecido</dc:creator><dc:date>2019-07-30T16:57:53</dc:date><text:p text:style-name="P215"><text:span text:style-name="T579">Requer validação do integrante Administrativo da contratação.</text:span></text:p></office:annotation></text:span></text:p>
      <text:p text:style-name="P169"><text:span text:style-name="T526">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88">1<text:span text:style-name="T526">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92">18.<text:span text:style-name="T526">1</text:span>.<text:span text:style-name="T526">2</text:span> Os pagamentos pelos serviços do objeto se darão por Romaneios concluídos mensalmente, onde:</text:p>
      <text:p text:style-name="P192">18.<text:span text:style-name="T526">1</text:span>.<text:span text:style-name="T526">2.</text:span>1 <text:span text:style-name="T526">S</text:span>erá considerada como unidade de medida cada página concluída dos respectivos Romaneios concluídos;</text:p>
      <text:p text:style-name="P193">18.<text:span text:style-name="T526">1.2.2</text:span> <text:span text:style-name="T526">S</text:span>erá considerada página concluída aquela que passou pelas etapas de higienização, digitalização e assinatura digital;</text:p>
      <text:p text:style-name="P192">18.<text:span text:style-name="T526">1. 2.</text:span>3 <text:span text:style-name="T526">S</text:span>erá considerado romaneio concluído aquele que foi fiscalizado e aceito pelo fiscal;</text:p>
      <text:p text:style-name="P192">18.<text:span text:style-name="T526">1.2.4</text:span> <text:span text:style-name="T526">J</text:span>untamente com a Nota Fiscal/Fatura deverão ser anexados os relatórios dos romaneios aprovados no mês detalhando o quantitativo de páginas concluídas <text:span text:style-name="T525">(RPS);</text:span></text:p>
      <text:p text:style-name="P192">18.<text:span text:style-name="T526">1.2.</text:span>5 É obrigatório, para a conclusão da OS, que todos romaneios que a componham estejam concluídos.</text:p>
      <text:p text:style-name="P192">18.<text:span text:style-name="T526">1.3</text:span> O pagamento somente será autorizado depois de efetuado o “atesto” pelo fiscal.</text:p>
      <text:p text:style-name="P188">1<text:span text:style-name="T526">8</text:span>.1.4 A atestação será efetuada pela EGC em até dois dias úteis, contados a partir da apresentação da nota fiscal ou fatura pela contratada e da comprovação da regularidade necessária para pagamento.</text:p>
      <text:p text:style-name="P188"><text:soft-page-break/>1<text:span text:style-name="T526">8</text:span>.1.5 O prazo para atestação não correrá enquanto a conformidade depender de providências por parte da Contratada, comprovadamente solicitadas pela EGC.</text:p>
      <text:p text:style-name="P188">1<text:span text:style-name="T526">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88">1<text:span text:style-name="T526">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88">1<text:span text:style-name="T526">8</text:span>.2.1 A consulta à CND, ao CRF e à CNDT poderá ser realizada, respectivamente, nos seguintes endereços na internet http://www.receita.fazenda.gov.br/Aplicacoes/ATSPO/Certidao/CNDConjuntaSegVia/NICertidaoSegVia.asp?Tipo=1, https://www.sifge.caixa.gov.br/Cidadao/Crf/FgeCfSCriteriosPesquisa.asp e http://www.tst.jus.br/certidao.</text:p>
      <text:p text:style-name="P188">1<text:span text:style-name="T526">8</text:span>.2.2 A consulta à CND deverá ser realizada sempre no CNPJ da matriz, enquanto o CRF e a CNDT serão sempre no CNPJ efetivamente contratado (matriz ou filial, conforme o caso).</text:p>
      <text:p text:style-name="P188">1<text:span text:style-name="T526">8</text:span>.2.3 O CNPJ constante da nota fiscal deverá ser o mesmo indicado na proposta e no contrato.</text:p>
      <text:p text:style-name="P188">1<text:span text:style-name="T526">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88">1<text:span text:style-name="T526">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88">1<text:span text:style-name="T526">8</text:span>.2.6 A contratada deverá previamente à emissão da nota fiscal efetuar cadastramento na Prefeitura de Aracaju, por meio do site https://aracajuse.webiss.com.br/.</text:p>
      <text:p text:style-name="P188">1<text:span text:style-name="T526">8</text:span>.2.7 O pagamento dos serviços prestados está condicionado ao aceite do RANFS no site da Prefeitura de Aracaju, pela Gestão/Fiscalização da Contratação.</text:p>
      <text:p text:style-name="P188">1<text:span text:style-name="T526">8</text:span>.3 Na hipótese de não ocorrer o pagamento no prazo previsto no itens 1<text:span text:style-name="T526">8</text:span>.1 ou 1<text:span text:style-name="T526">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88">EM = N x VP x I, onde:</text:p>
      <text:p text:style-name="P188">EM = Encargos moratórios;</text:p>
      <text:p text:style-name="P188">N = Número de dias entre a data prevista para o pagamento e a do efetivo pagamento;</text:p>
      <text:p text:style-name="P188">VP = Valor da parcela em atraso; e</text:p>
      <text:p text:style-name="P188">I = Índice de atualização financeira:</text:p>
      <text:p text:style-name="P188">I = 6/100/365 (ou seja, taxa anual/100/365dias).</text:p>
      <text:p text:style-name="P188">I = 0,0001644.</text:p>
      <text:p text:style-name="P188">1<text:span text:style-name="T526">8</text:span>.3.1 Salvo a atualização financeira prevista no item 15.3, não será devida qualquer compensação ou penalidade por atraso de pagamento.</text:p>
      <text:p text:style-name="P188"><text:soft-page-break/>1<text:span text:style-name="T526">8</text:span>.4 Enquanto pendente de liquidação qualquer obrigação financeira decorrente de inadimplência ou penalidade da Contratada, nenhum pagamento lhe será devido, sem que isso gere direito a reajustamento ou atualização de preços.</text:p>
      <text:p text:style-name="P188">1<text:span text:style-name="T526">8</text:span>.5 Qualquer incorreção nas faturas ou notas fiscais comunicada à Contratada suspenderá os pagamentos até que sejam sanadas as irregularidades, sem que isto acarrete ao TRE-SE encargos financeiros adicionais.</text:p>
      <text:p text:style-name="P188">1<text:span text:style-name="T526">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96">1<text:span text:style-name="T491">9</text:span> ACRÉSCIMOS OU SUPRESSÕES</text:p>
      <text:p text:style-name="P187">1<text:span text:style-name="T527">9</text:span>.1 A Contratada obriga-se a aceitar, nas mesmas condições contratuais, os acréscimos ou supressões que se fizerem no objeto deste Termo de Referência, até 25% (vinte e cinco por cento) de seu valor.</text:p>
      <text:p text:style-name="P187">1<text:span text:style-name="T527">9</text:span>.2 O limite estabelecido no item 16.1 poderá ser excedido, para supressão, desde que resultante de acordo celebrado entre os contratantes.</text:p>
      <text:p text:style-name="P207"><text:span text:style-name="T330">20</text:span><text:span text:style-name="T327"> </text:span><text:span text:style-name="T326">DAS SANÇÕES ADMINISTRATIVAS</text:span></text:p>
      <text:p text:style-name="P210"><text:span text:style-name="T527">20.</text:span>1 Pela inexecução total ou parcial da contratação o TRE-SE poderá, garantidos o contraditório e a ampla defesa, aplicar à Contratada as seguintes sanções:</text:p>
      <text:p text:style-name="P210"><text:span text:style-name="T527">20</text:span>.1.1 Advertência por inexecução parcial da contratação que não trouxer prejuízo à execução do objeto, como atrasos injustificados no acatamento das decisões, observações e sugestões feitas pela EGC.</text:p>
      <text:p text:style-name="P210"><text:span text:style-name="T527">20</text:span>.1.1.1 A advertência será aplicada pela <text:span text:style-name="T313">EGC</text:span>, mediante aviso escrito à Contratada, após 5 (cinco) dias úteis para sua manifestação, caso esta não apresente justificativa ou a apresentada seja insuficiente.</text:p>
      <text:p text:style-name="P210"><text:span text:style-name="T527">20</text:span>.1.2 Multa sobre o valor mensal contratado, conforme o caso:</text:p>
      <text:p text:style-name="P210"><text:span text:style-name="T527">20</text:span>.1.2.1 De até 5% (cinco por cento), no caso de não facilitar, atender ou informar o solicitado pela <text:span text:style-name="T314">EGC.</text:span></text:p>
      <text:p text:style-name="P210"><text:span text:style-name="T527">20</text:span>.1.2.2 De até 10% (dez por cento), <text:span text:style-name="T314">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434">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434">S</text:span>obre o valor 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434">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433">P</text:span>or dia de suspensão</text:p>
          </table:table-cell>
          <table:table-cell table:style-name="Tabela1.C2" office:value-type="string">
            <text:p text:style-name="P43">10%</text:p>
            <text:p text:style-name="P34"><text:span text:style-name="T434">S</text:span>obre o valor mensal <text:soft-page-break/>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531">3</text:span>%</text:p>
            <text:p text:style-name="P34"><text:span text:style-name="T434">S</text:span>obre o valor mensal faturado para a Contratante</text:p>
          </table:table-cell>
        </table:table-row>
        <table:table-row>
          <table:table-cell table:style-name="Tabela1.A2" office:value-type="string">
            <text:p text:style-name="P46">Causar qualquer indisponibilidade dos serviços <text:span text:style-name="T299">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34">S</text:span>obre o valor mensal faturado para a Contratante</text:p>
          </table:table-cell>
        </table:table-row>
        <table:table-row>
          <table:table-cell table:style-name="Tabela1.A2" office:value-type="string">
            <text:p text:style-name="P48">Causar qualquer dano aos equipamentos da contratante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34">S</text:span>obre o valor mensal faturado para 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531">5</text:span>%</text:p>
            <text:p text:style-name="P33"><text:span text:style-name="T434">S</text:span>obre o valor mensal faturado para a Contratante</text:p>
          </table:table-cell>
        </table:table-row>
        <table:table-row>
          <table:table-cell table:style-name="Tabela1.A2" office:value-type="string">
            <text:p text:style-name="P5"><text:span text:style-name="T399">Deixar de apresentar </text:span><text:span text:style-name="T401">RPS</text:span><text:span text:style-name="T400"> </text:span><text:span text:style-name="Strong_20_Emphasis"><text:span text:style-name="T174">até o </text:span></text:span><text:span text:style-name="Strong_20_Emphasis"><text:span text:style-name="T175">primeiro</text:span></text:span><text:span text:style-name="Strong_20_Emphasis"><text:span text:style-name="T174"> dia útil do mês subsequente ao da prestação dos serviços.</text:span></text:span></text:p>
          </table:table-cell>
          <table:table-cell table:style-name="Tabela1.A2" office:value-type="string">
            <text:p text:style-name="P10">Por <text:span text:style-name="T300">dia de atraso</text:span></text:p>
          </table:table-cell>
          <table:table-cell table:style-name="Tabela1.C2" office:value-type="string">
            <text:p text:style-name="P12"><text:span text:style-name="T530">1</text:span>%</text:p>
            <text:p text:style-name="P11"><text:span text:style-name="T434">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434">S</text:span>obre o valor mensal faturado para a Contratante</text:p>
          </table:table-cell>
        </table:table-row>
        <table:table-row>
          <table:table-cell table:style-name="Tabela1.A2" office:value-type="string">
            <text:p text:style-name="P51">Deixar de indicar <text:span text:style-name="T531">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434">S</text:span>obre o valor mensal faturado para a Contratante</text:p>
          </table:table-cell>
        </table:table-row>
      </table:table>
      <text:p text:style-name="P208"/>
      <text:p text:style-name="P209"><text:span text:style-name="T527">20</text:span>.1.2.2.<text:span text:style-name="T527">1 </text:span>As multas previstas nas tabelas do item <text:span text:style-name="T422">20</text:span><text:span text:style-name="T421">.1.2.2</text:span>. não se aplicam cumulativamente às situações em que sejam imputadas as multas previstas no Anexo IV - MODELO DE INSTRUMENTO DE MEDIÇÃO DE RESULTADO (IMR) deste TR.</text:p>
      <text:p text:style-name="P210"><text:span text:style-name="T527">20</text:span>.1.2.3 De até 15% (quinze por cento), no caso de cumprir irregularmente as obrigações, especificações ou prazos.</text:p>
      <text:p text:style-name="P210"><text:span text:style-name="T527">20</text:span>.1.2.4 De até 20% (vinte por cento), no caso de não cumprir as obrigações, especificações ou prazos.</text:p>
      <text:p text:style-name="P210"><text:span text:style-name="T527">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10"><text:span text:style-name="T527">20</text:span>.3 A inobservância do prazo fixado para apresentação da garantia acarretará a aplicação de multa de 0,07% (sete centésimos por cento) sobre o valor do contrato, por dia de atraso, até o máximo de 2% (dois <text:soft-page-break/>por cento), a qual será descontada do pagamento eventualmente devido pela Administração ou, ainda, quando for o caso, cobrada judicialmente.</text:p>
      <text:p text:style-name="P210"><text:span text:style-name="T527">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10"><text:span text:style-name="T527">20</text:span>.4 As multas a que alude este Termo de Referência não impedem que a Administração rescinda unilateralmente a contratação e aplique as outras sanções previstas em Lei.</text:p>
      <text:p text:style-name="P210"><text:span text:style-name="T527">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10"><text:span text:style-name="T527">20</text:span>.6 As multas serão aplicadas pelo titular da Secretaria de Administração, Orçamento e Finanças do Tribunal Regional Eleitoral de Sergipe.</text:p>
      <text:p text:style-name="P210"><text:span text:style-name="T527">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10"><text:span text:style-name="T527">20</text:span>.7.1 Por até 1 (um) ano, no caso de ensejar o retardamento da execução de seu objeto ou de falhar na execução da contratação.</text:p>
      <text:p text:style-name="P210"><text:span text:style-name="T527">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10"><text:span text:style-name="T527">20</text:span>.7.3 Por até 5 (cinco) anos, no caso de apresentar documentação (exigida para o certame) falsa, comportar-se de modo inidôneo, cometer fraude fiscal ou na execução da contratação.</text:p>
      <text:p text:style-name="P211"><text:span text:style-name="T527">20</text:span>.8 A sanção do item <text:span text:style-name="T527">20</text:span>.7 poderá ser aplicada conjuntamente com as sanções dos itens <text:span text:style-name="T527">20</text:span>.1.2, <text:span text:style-name="T527">20</text:span>.2 e <text:span text:style-name="T527">20</text:span>.3.</text:p>
      <text:p text:style-name="P210"><text:span text:style-name="T528">20</text:span>.9 A sanção prevista no item <text:span text:style-name="T528">20</text:span>.7 é de competência da Diretoria-Geral do TRE-SE, facultada a defesa do interessado no respectivo processo, no prazo de 5 (cinco) dias úteis, contados de sua notificação.</text:p>
      <text:p text:style-name="P210"><text:span text:style-name="T528">20</text:span>.10 A culpabilidade da Contratada será aferida objetivamente, sendo o prejuízo concretamente demonstrado pela <text:span text:style-name="T315">EGC</text:span>, que documentará todos os contatos e fixará prazos de atendimento.</text:p>
      <text:p text:style-name="P210"><text:span text:style-name="T528">20</text:span>.10.1 As circunstâncias que envolverem a conduta da Contratada, ensejadoras da graduação da penalidade sugerida, deverão ser apreciadas pela <text:span text:style-name="T316">EGC</text:span>, pormenorizadamente, com opinativo em função do grau de prejudicialidade da atuação da contratada.</text:p>
      <text:p text:style-name="P210"><text:span text:style-name="T528">20</text:span>.11 À Contratada que se enquadrar em determinada conduta penalizável se aplicarão os seguintes critérios:</text:p>
      <text:p text:style-name="P210"><text:span text:style-name="T528">20</text:span>.11.1 Será penalizada com o grau mínimo da escala sempre que caracterizada boa-fé e prejuízo irrelevante ao TRE-SE.</text:p>
      <text:p text:style-name="P210"><text:span text:style-name="T528">20</text:span>.11.1.1 Considera-se boa-fé evidência concreta de atendimento às solicitações do TRE-SE.</text:p>
      <text:p text:style-name="P210"><text:span text:style-name="T528">20</text:span>.11.1.2 Considera-se irrelevante o prejuízo que não enseje desatendimento parcial ao objeto da contratação.</text:p>
      <text:p text:style-name="P210"><text:span text:style-name="T528">20</text:span>.11.2 Será penalizada com o grau máximo da escala quando presentes má fé ou desatendimento total ao objeto da contratação.</text:p>
      <text:p text:style-name="P210"><text:soft-page-break/><text:span text:style-name="T528">20</text:span>.11.3 Para as penalizações que não se enquadrem nos itens 17.11.1 e 17.11.2, o escalonamento observará as circunstâncias concretas, notadamente a boa fé da Contratada e a caracterização de prejuízo ao TRE-SE.</text:p>
      <text:p text:style-name="P210"><text:span text:style-name="T528">20.</text:span>12 A advertência referida no item <text:span text:style-name="T344">17.</text:span>1.1.1, bem como as notificações previstas neste item, serão realizadas preferencialmente por comunicação eletrônica (e-mail) para o endereço informado pela Contratada.</text:p>
      <text:p text:style-name="P202"><text:span text:style-name="T304">21</text:span><text:span text:style-name="T303"> GARANTIA CONTRATUAL</text:span></text:p>
      <text:p text:style-name="P204"><text:span text:style-name="T528">21.1 </text:span>O adjudicatário prestará garantia de execução do objeto, no prazo máximo de 10 (dez) dias úteis, contados a partir da assinatura do contrato, dentre as modalidades a seguir:</text:p>
      <text:p text:style-name="P204"><text:span text:style-name="T528">21</text:span>.1.1 Caução em dinheiro ou títulos da dívida pública.</text:p>
      <text:p text:style-name="P204"><text:span text:style-name="T528">21</text:span>.1.2 Seguro-garantia.</text:p>
      <text:p text:style-name="P204"><text:span text:style-name="T528">21</text:span>.1.3 Fiança bancária.</text:p>
      <text:p text:style-name="P204"><text:span text:style-name="T528">21</text:span>.2 Se a opção de garantia recair em caução em dinheiro seu valor será depositado em conta garantia da Caixa Econômica Federal, em favor do TRE-SE, a fim de manter sua atualização financeira.</text:p>
      <text:p text:style-name="P204"><text:span text:style-name="T528">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04"><text:span text:style-name="T528">21</text:span>.4 A garantia, qualquer que seja a modalidade escolhida, assegurará o pagamento de: </text:p>
      <text:p text:style-name="P204"><text:span text:style-name="T528">21</text:span>.4.1 Prejuízos advindos do não cumprimento do objeto do contrato e do não adimplemento das demais obrigações nele previstas.</text:p>
      <text:p text:style-name="P204"><text:span text:style-name="T528">21</text:span>.4.2 Prejuízos causados à Administração ou a terceiro, decorrentes de culpa ou dolo durante a execução do contrato.</text:p>
      <text:p text:style-name="P204"><text:span text:style-name="T528">21</text:span>.4.3 Multas moratórias e punitivas aplicadas pela Administração à Contratada.</text:p>
      <text:p text:style-name="P204"><text:span text:style-name="T528">21</text:span>.4.4 Obrigações fiscais, trabalhistas e previdenciárias de qualquer natureza não adimplidas pela Contratada.</text:p>
      <text:p text:style-name="P204"><text:span text:style-name="T528">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04"><text:span text:style-name="T528">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204"><text:span text:style-name="T528">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04"><text:span text:style-name="T528">2</text:span>1.7 A garantia deverá ser prestada contando-se sua validade a partir da data de assinatura do contrato, estendendo-se a até 3 (três) meses após o término de vigência contratual.</text:p>
      <text:p text:style-name="P204"><text:span text:style-name="T528">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04"><text:span text:style-name="T528">2</text:span>1.9 Em ocorrendo revisão de preços, o valor da garantia deverá ser complementado em igual proporção.</text:p>
      <text:p text:style-name="P204"><text:span text:style-name="T528">2</text:span>1.10 Na garantia deverá constar compromisso da instituição garantidora prevendo que somente a liberará ante a comprovação de que a Contratada pagou todas as verbas decorrentes das rescisões dos contratos <text:soft-page-break/>de trabalho, e que caso esse pagamento não ocorra após o encerramento da vigência contratual, a garantia será resgatada para o pagamento das verbas trabalhistas diretamente pelo Tribunal, caso haja solicitação de resgate por parte deste.</text:p>
      <text:p text:style-name="P203"><text:span text:style-name="T529">22</text:span> SUSPENSÃO DA CONTRATAÇÃO</text:p>
      <text:p text:style-name="P205"><text:span text:style-name="T529">22</text:span>.1 A contratação poderá ser suspensa temporariamente, ficando sua fiel execução vinculada à disponibilidade orçamentária por parte do TRE-SE, caso em que será comunicado à Contratada.</text:p>
      <text:p text:style-name="P203"><text:span text:style-name="T345">23</text:span> DA RESCISÃO</text:p>
      <text:p text:style-name="P205">2<text:span text:style-name="T529">3</text:span>.1 A inexecução total ou parcial da contratação enseja sua rescisão, com as consequências contratuais e as previstas em lei ou regulamento</text:p>
      <text:p text:style-name="P205">2<text:span text:style-name="T529">3</text:span>.2 Constituem motivos para a rescisão da contratação:</text:p>
      <text:p text:style-name="P205">2<text:span text:style-name="T529">3</text:span>.2.1 O não cumprimento de obrigações, especificações ou prazos.</text:p>
      <text:p text:style-name="P205">2<text:span text:style-name="T529">3</text:span>.2.2 O cumprimento irregular de obrigações, especificações ou prazos.</text:p>
      <text:p text:style-name="P205">2<text:span text:style-name="T529">3</text:span>.2.3 A lentidão no cumprimento da contratação, levando o TRE-SE a comprovar a impossibilidade de execução do objeto no prazo estipulado.</text:p>
      <text:p text:style-name="P205">2<text:span text:style-name="T529">3</text:span>.2.4 O atraso injustificado no início da execução da contratação.</text:p>
      <text:p text:style-name="P205">2<text:span text:style-name="T529">3</text:span>.2.5 A paralisação da execução, sem justa causa e prévia comunicação ao TRE-SE.</text:p>
      <text:p text:style-name="P205">2<text:span text:style-name="T529">3</text:span>.2.6 A sub-rogação (subcontratação, cessão ou transferência total) da contratação.</text:p>
      <text:p text:style-name="P205">2<text:span text:style-name="T529">3</text:span>.2.7 A subcontratação parcial do objeto da contratação, a associação com outrem, cessão ou transferência parcial, bem como a fusão, cisão ou incorporação de modo a prejudicar a execução, a juízo do TRE-SE.</text:p>
      <text:p text:style-name="P205">2<text:span text:style-name="T529">3</text:span>.2.8 O descumprimento das determinações regulares da EGC e de seus superiores hierárquicos.</text:p>
      <text:p text:style-name="P205">2<text:span text:style-name="T529">3</text:span>.2.9 O cometimento reiterado de faltas na execução.</text:p>
      <text:p text:style-name="P205">2<text:span text:style-name="T529">3</text:span>.2.10 A decretação de falência.</text:p>
      <text:p text:style-name="P205">2<text:span text:style-name="T529">3</text:span>.2.11 A dissolução da sociedade.</text:p>
      <text:p text:style-name="P205">2<text:span text:style-name="T529">3</text:span>.2.12 A alteração social ou a modificação da finalidade ou da estrutura da Contratada que, a juízo do TRE-SE, prejudique a execução da contratação.</text:p>
      <text:p text:style-name="P205">2<text:span text:style-name="T529">3</text:span>.2.13 Razões de interesse público, de alta relevância e amplo conhecimento, justificadas e determinadas pela Autoridade competente do TRE-SE.</text:p>
      <text:p text:style-name="P205">2<text:span text:style-name="T529">3</text:span>.2.14 A supressão, por parte da Administração, de materiais e serviços, acarretando modificação do valor inicial da contratação além do limite estabelecido no item <text:span text:style-name="T346">16</text:span>, na hipótese de não celebração do acordo previsto no item <text:span text:style-name="T346">16</text:span>.1.1.</text:p>
      <text:p text:style-name="P205">2<text:span text:style-name="T529">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05">2<text:span text:style-name="T529">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05">2<text:span text:style-name="T529">3</text:span>.2.17 A não liberação da área, local ou objeto para execução da contratação, por parte do TRE-SE, nos prazos contratuais.</text:p>
      <text:p text:style-name="P205"><text:soft-page-break/>2<text:span text:style-name="T529">3</text:span>.2.18 A ocorrência de caso fortuito ou de força maior, regularmente comprovada, impeditiva da execução desta contratação.</text:p>
      <text:p text:style-name="P205">2<text:span text:style-name="T529">3</text:span>.2.19 O descumprimento do disposto no art. 27, V, da Lei 8.666/1993, sem prejuízo das sanções penais cabíveis.</text:p>
      <text:p text:style-name="P205">2<text:span text:style-name="T529">3</text:span>.3 A rescisão da contratação poderá ser:</text:p>
      <text:p text:style-name="P205">2<text:span text:style-name="T529">3</text:span>.3.1 Determinada por ato unilateral e escrito do TRE-SE, nos casos enumerados nos itens 20.2.1 a 2<text:span text:style-name="T529">3</text:span>.2.13 e 20.2.18.</text:p>
      <text:p text:style-name="P205">2<text:span text:style-name="T529">3</text:span>.3.2 Amigável, por acordo entre as partes, desde que haja conveniência para o TRE-SE.</text:p>
      <text:p text:style-name="P205">2<text:span text:style-name="T529">3</text:span>.3.3 Judicial, nos termos da legislação.</text:p>
      <text:p text:style-name="P205">2<text:span text:style-name="T529">3</text:span>.4 A rescisão administrativa ou amigável deverá ser precedida de relatório da Gestão/Fiscalização da Contratação e de autorização escrita e fundamentada da Autoridade competente do TRE-SE.</text:p>
      <text:p text:style-name="P205">2<text:span text:style-name="T529">3</text:span>.5 Quando a rescisão ocorrer com base nos itens 20.2.13 a 20.2.18, sem que haja culpa da Contratada, será esta ressarcida dos prejuízos regularmente comprovados que houver sofrido, tendo ainda direito a:</text:p>
      <text:p text:style-name="P205">2<text:span text:style-name="T529">3</text:span>.5.1 Devolução da garantia contratual.</text:p>
      <text:p text:style-name="P205">2<text:span text:style-name="T529">3</text:span>.5.2 Pagamentos devidos pela execução da contratação até a data da rescisão.</text:p>
      <text:p text:style-name="P205">2<text:span text:style-name="T529">3</text:span>.6 A rescisão motivada por qualquer das condições definidas nos itens 20.2.1 a 20.2.13 e 20.2.18 acarreta as seguintes consequências para a Contratada, sem prejuízo das sanções previstas neste Termo de Referência:</text:p>
      <text:p text:style-name="P205">2<text:span text:style-name="T529">3</text:span>.6.1 A retenção dos créditos decorrentes desta contratação, até o limite dos prejuízos causados ao TRE-SE.</text:p>
      <text:p text:style-name="P205">2<text:span text:style-name="T529">3</text:span>.6.2 Execução da garantia contratual, para ressarcimento ao TRE-SE, dos valores das multas e indenizações a ele devidos.</text:p>
      <text:p text:style-name="P205">2<text:span text:style-name="T529">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203"><text:span text:style-name="T347">24</text:span> FORO</text:p>
      <text:p text:style-name="P205"><text:span text:style-name="T347">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03"><text:span text:style-name="T347">25</text:span> LEGISLAÇÃO APLICÁVEL</text:p>
      <text:p text:style-name="P206"><text:span text:style-name="T347">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502">Resolução </text:span><text:span text:style-name="T503">TRE-SE </text:span><text:span text:style-name="T502">143/2017</text:span><text:span text:style-name="T471"> </text:span>e, subsidiariamente, a Lei 8.666/1993 e a Instrução Normativa SLTI/MPOG 5/2017, <text:span text:style-name="T504">bem como os dispositivos contido</text:span><text:span text:style-name="T505">s</text:span><text:span text:style-name="T504"> no Anexo V</text:span><text:span text:style-name="T506">I</text:span><text:span text:style-name="T504">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12-08T07:06:27.385000000</dc:date>
    <meta:editing-duration>P8DT1H59M55S</meta:editing-duration>
    <meta:editing-cycles>2076</meta:editing-cycles>
    <meta:generator>LibreOffice/6.2.8.2$Windows_X86_64 LibreOffice_project/f82ddfca21ebc1e222a662a32b25c0c9d20169ee</meta:generator>
    <meta:print-date>2019-06-04T09:25:26.326000000</meta:print-date>
    <meta:document-statistic meta:table-count="4" meta:image-count="0" meta:object-count="0" meta:page-count="23" meta:paragraph-count="447" meta:word-count="10752" meta:character-count="72248" meta:non-whitespace-character-count="61909"/>
  </office:meta>
</office:document-meta>
</file>